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9.55pt"/>
    </style:style>
    <style:style style:name="co11" style:family="table-column">
      <style:table-column-properties fo:break-before="auto" style:column-width="133.54pt"/>
    </style:style>
    <style:style style:name="co12" style:family="table-column">
      <style:table-column-properties fo:break-before="auto" style:column-width="170.25pt"/>
    </style:style>
    <style:style style:name="co13" style:family="table-column">
      <style:table-column-properties fo:break-before="auto" style:column-width="105.25pt"/>
    </style:style>
    <style:style style:name="co6" style:family="table-column">
      <style:table-column-properties fo:break-before="auto" style:column-width="132.94pt"/>
    </style:style>
    <style:style style:name="co7" style:family="table-column">
      <style:table-column-properties fo:break-before="auto" style:column-width="149.19pt"/>
    </style:style>
    <style:style style:name="co8" style:family="table-column">
      <style:table-column-properties fo:break-before="auto" style:column-width="146.21pt"/>
    </style:style>
    <style:style style:name="co14" style:family="table-column">
      <style:table-column-properties fo:break-before="auto" style:column-width="90.85pt"/>
    </style:style>
    <style:style style:name="co15" style:family="table-column">
      <style:table-column-properties fo:break-before="auto" style:column-width="88.41pt"/>
    </style:style>
    <style:style style:name="co16" style:family="table-column">
      <style:table-column-properties fo:break-before="auto" style:column-width="102.84pt"/>
    </style:style>
    <style:style style:name="co17" style:family="table-column">
      <style:table-column-properties fo:break-before="auto" style:column-width="99.24pt"/>
    </style:style>
    <style:style style:name="co18" style:family="table-column">
      <style:table-column-properties fo:break-before="auto" style:column-width="8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 style:data-style-name="N99"/>
    <style:style style:name="ce4" style:family="table-cell" style:parent-style-name="Default">
      <style:table-cell-properties fo:background-color="#b2b2b2"/>
    </style:style>
    <style:style style:name="ce6" style:family="table-cell" style:parent-style-name="Default" style:data-style-name="N0"/>
    <style:style style:name="ce5" style:family="table-cell" style:parent-style-name="Default" style:data-style-name="N99"/>
  </office:automatic-styles>
  <office:body>
    <office:spreadsheet>
      <table:tracked-changes>
        <table:cell-content-change table:id="ct1" table:acceptance-state="accepted">
          <table:cell-address table:column="2" table:row="41" table:table="0"/>
          <office:change-info>
            <dc:creator> </dc:creator>
            <dc:date>2024-07-23T19:12:34.252000000</dc:date>
          </office:change-info>
          <table:previous>
            <table:change-track-table-cell office:value-type="string">
              <text:p>I Value Byte</text:p>
            </table:change-track-table-cell>
          </table:previous>
        </table:cell-content-change>
        <table:cell-content-change table:id="ct2" table:acceptance-state="accepted">
          <table:cell-address table:column="3" table:row="41" table:table="0"/>
          <office:change-info>
            <dc:creator> </dc:creator>
            <dc:date>2024-07-23T19:12:34.253000000</dc:date>
          </office:change-info>
          <table:previous>
            <table:change-track-table-cell office:value-type="string">
              <text:p>O Value byte</text:p>
            </table:change-track-table-cell>
          </table:previous>
        </table:cell-content-change>
        <table:cell-content-change table:id="ct3" table:acceptance-state="accepted">
          <table:cell-address table:column="9" table:row="41" table:table="0"/>
          <office:change-info>
            <dc:creator> </dc:creator>
            <dc:date>2024-07-23T19:12:34.255000000</dc:date>
          </office:change-info>
          <table:previous>
            <table:change-track-table-cell office:value-type="float" office:value="6"/>
          </table:previous>
        </table:cell-content-change>
        <table:cell-content-change table:id="ct4" table:acceptance-state="accepted">
          <table:cell-address table:column="9" table:row="42" table:table="0"/>
          <office:change-info>
            <dc:creator> </dc:creator>
            <dc:date>2024-07-23T19:12:34.259000000</dc:date>
          </office:change-info>
          <table:previous>
            <table:change-track-table-cell office:value-type="float" office:value="6"/>
          </table:previous>
        </table:cell-content-change>
        <table:cell-content-change table:id="ct5">
          <table:cell-address table:column="1" table:row="2" table:table="0"/>
          <office:change-info>
            <dc:creator> </dc:creator>
            <dc:date>2024-08-13T02:55:40.02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">
          <table:cell-address table:column="3" table:row="5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">
          <table:cell-address table:column="3" table:row="6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9">
          <table:cell-address table:column="3" table:row="7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0">
          <table:cell-address table:column="3" table:row="8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1">
          <table:cell-address table:column="3" table:row="9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2">
          <table:cell-address table:column="3" table:row="10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3">
          <table:cell-address table:column="3" table:row="11" table:table="0"/>
          <office:change-info>
            <dc:creator> </dc:creator>
            <dc:date>2024-08-13T02:55:42.8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14">
          <table:cell-address table:column="1" table:row="5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5">
          <table:cell-address table:column="1" table:row="6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6">
          <table:cell-address table:column="1" table:row="7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7">
          <table:cell-address table:column="1" table:row="8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8">
          <table:cell-address table:column="1" table:row="9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19">
          <table:cell-address table:column="1" table:row="10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0">
          <table:cell-address table:column="1" table:row="11" table:table="0"/>
          <office:change-info>
            <dc:creator> </dc:creator>
            <dc:date>2024-08-13T02:55:44.85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1">
          <table:cell-address table:column="1" table:row="16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2">
          <table:cell-address table:column="1" table:row="17" table:table="0"/>
          <office:change-info>
            <dc:creator> </dc:creator>
            <dc:date>2024-08-13T02:55:46.165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3">
          <table:cell-address table:column="2" table:row="16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4">
          <table:cell-address table:column="2" table:row="17" table:table="0"/>
          <office:change-info>
            <dc:creator> </dc:creator>
            <dc:date>2024-08-13T02:55:49.485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25">
          <table:cell-address table:column="1" table:row="22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6">
          <table:cell-address table:column="1" table:row="23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27">
          <table:cell-address table:column="1" table:row="24" table:table="0"/>
          <office:change-info>
            <dc:creator> </dc:creator>
            <dc:date>2024-08-13T02:55:50.90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28">
          <table:cell-address table:column="2" table:row="22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29">
          <table:cell-address table:column="2" table:row="23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0">
          <table:cell-address table:column="3" table:row="24" table:table="0"/>
          <office:change-info>
            <dc:creator> </dc:creator>
            <dc:date>2024-08-13T02:55:52.7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1">
          <table:cell-address table:column="1" table:row="28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2">
          <table:cell-address table:column="1" table:row="29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3">
          <table:cell-address table:column="1" table:row="30" table:table="0"/>
          <office:change-info>
            <dc:creator> </dc:creator>
            <dc:date>2024-08-13T02:55:54.38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4">
          <table:cell-address table:column="2" table:row="28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5">
          <table:cell-address table:column="3" table:row="29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36">
          <table:cell-address table:column="3" table:row="30" table:table="0"/>
          <office:change-info>
            <dc:creator> </dc:creator>
            <dc:date>2024-08-13T02:55:55.269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37">
          <table:cell-address table:column="1" table:row="34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38">
          <table:cell-address table:column="1" table:row="35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39">
          <table:cell-address table:column="1" table:row="36" table:table="0"/>
          <office:change-info>
            <dc:creator> </dc:creator>
            <dc:date>2024-08-13T02:55:56.661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0">
          <table:cell-address table:column="2" table:row="34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1">
          <table:cell-address table:column="2" table:row="35" table:table="0"/>
          <office:change-info>
            <dc:creator> </dc:creator>
            <dc:date>2024-08-13T02:55:58.6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2">
          <table:cell-address table:column="2" table:row="36" table:table="0"/>
          <office:change-info>
            <dc:creator> </dc:creator>
            <dc:date>2024-08-13T02:55:59.073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43">
          <table:cell-address table:column="1" table:row="40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44">
          <table:cell-address table:column="1" table:row="41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5">
          <table:cell-address table:column="1" table:row="42" table:table="0"/>
          <office:change-info>
            <dc:creator> </dc:creator>
            <dc:date>2024-08-13T02:56:02.786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46">
          <table:cell-address table:column="3" table:row="40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7">
          <table:cell-address table:column="2" table:row="41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8">
          <table:cell-address table:column="2" table:row="42" table:table="0"/>
          <office:change-info>
            <dc:creator> </dc:creator>
            <dc:date>2024-08-13T02:56:05.090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49">
          <table:cell-address table:column="1" table:row="46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0">
          <table:cell-address table:column="1" table:row="47" table:table="0"/>
          <office:change-info>
            <dc:creator> </dc:creator>
            <dc:date>2024-08-13T02:56:06.409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1">
          <table:cell-address table:column="2" table:row="46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2">
          <table:cell-address table:column="2" table:row="47" table:table="0"/>
          <office:change-info>
            <dc:creator> </dc:creator>
            <dc:date>2024-08-13T02:56:07.21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3">
          <table:cell-address table:column="1" table:row="51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4">
          <table:cell-address table:column="1" table:row="52" table:table="0"/>
          <office:change-info>
            <dc:creator> </dc:creator>
            <dc:date>2024-08-13T02:56:08.218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55">
          <table:cell-address table:column="2" table:row="51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56">
          <table:cell-address table:column="2" table:row="52" table:table="0"/>
          <office:change-info>
            <dc:creator> </dc:creator>
            <dc:date>2024-08-13T02:56:09.222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7">
          <table:cell-address table:column="1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58">
          <table:cell-address table:column="2" table:row="57" table:table="0"/>
          <office:change-info>
            <dc:creator> </dc:creator>
            <dc:date>2024-08-13T02:56:12.9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59">
          <table:cell-address table:column="1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0">
          <table:cell-address table:column="1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1">
          <table:cell-address table:column="2" table:row="61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2">
          <table:cell-address table:column="2" table:row="62" table:table="0"/>
          <office:change-info>
            <dc:creator> </dc:creator>
            <dc:date>2024-08-13T02:56:14.85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3">
          <table:cell-address table:column="1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4">
          <table:cell-address table:column="1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5">
          <table:cell-address table:column="3" table:row="66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66">
          <table:cell-address table:column="2" table:row="67" table:table="0"/>
          <office:change-info>
            <dc:creator> </dc:creator>
            <dc:date>2024-08-13T02:56:16.50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67">
          <table:cell-address table:column="1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8">
          <table:cell-address table:column="1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69">
          <table:cell-address table:column="2" table:row="71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0">
          <table:cell-address table:column="2" table:row="72" table:table="0"/>
          <office:change-info>
            <dc:creator> </dc:creator>
            <dc:date>2024-08-13T02:56:17.63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1">
          <table:cell-address table:column="1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2">
          <table:cell-address table:column="1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3">
          <table:cell-address table:column="3" table:row="76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4">
          <table:cell-address table:column="2" table:row="77" table:table="0"/>
          <office:change-info>
            <dc:creator> </dc:creator>
            <dc:date>2024-08-13T02:56:19.174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5">
          <table:cell-address table:column="1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6">
          <table:cell-address table:column="1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77">
          <table:cell-address table:column="3" table:row="81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78">
          <table:cell-address table:column="2" table:row="82" table:table="0"/>
          <office:change-info>
            <dc:creator> </dc:creator>
            <dc:date>2024-08-13T02:56:20.618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79">
          <table:cell-address table:column="1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0">
          <table:cell-address table:column="1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Upper</text:p>
            </table:change-track-table-cell>
          </table:previous>
        </table:cell-content-change>
        <table:cell-content-change table:id="ct81">
          <table:cell-address table:column="1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Upper</text:p>
            </table:change-track-table-cell>
          </table:previous>
        </table:cell-content-change>
        <table:cell-content-change table:id="ct82">
          <table:cell-address table:column="2" table:row="86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3">
          <table:cell-address table:column="3" table:row="87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Source Device Address Lower</text:p>
            </table:change-track-table-cell>
          </table:previous>
        </table:cell-content-change>
        <table:cell-content-change table:id="ct84">
          <table:cell-address table:column="3" table:row="88" table:table="0"/>
          <office:change-info>
            <dc:creator> </dc:creator>
            <dc:date>2024-08-13T02:56:22.597000000</dc:date>
          </office:change-info>
          <table:previous>
            <table:change-track-table-cell office:value-type="string">
              <text:p>Device Address Lower</text:p>
            </table:change-track-table-cell>
          </table:previous>
        </table:cell-content-change>
        <table:cell-content-change table:id="ct85">
          <table:cell-address table:column="9" table:row="2" table:table="0"/>
          <office:change-info>
            <dc:creator> </dc:creator>
            <dc:date>2024-08-13T02:56:43.056000000</dc:date>
          </office:change-info>
          <table:previous>
            <table:change-track-table-cell office:value-type="float" office:value="4"/>
          </table:previous>
        </table:cell-content-change>
        <table:cell-content-change table:id="ct86">
          <table:cell-address table:column="9" table:row="5" table:table="0"/>
          <office:change-info>
            <dc:creator> </dc:creator>
            <dc:date>2024-08-13T02:56:43.977000000</dc:date>
          </office:change-info>
          <table:previous>
            <table:change-track-table-cell office:value-type="float" office:value="8"/>
          </table:previous>
        </table:cell-content-change>
        <table:cell-content-change table:id="ct87">
          <table:cell-address table:column="9" table:row="6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8">
          <table:cell-address table:column="9" table:row="7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89">
          <table:cell-address table:column="9" table:row="8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0">
          <table:cell-address table:column="9" table:row="9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1">
          <table:cell-address table:column="9" table:row="10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2">
          <table:cell-address table:column="9" table:row="11" table:table="0"/>
          <office:change-info>
            <dc:creator> </dc:creator>
            <dc:date>2024-08-13T02:57:07.114000000</dc:date>
          </office:change-info>
          <table:previous>
            <table:change-track-table-cell office:value-type="float" office:value="8"/>
          </table:previous>
        </table:cell-content-change>
        <table:cell-content-change table:id="ct93">
          <table:cell-address table:column="9" table:row="16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4">
          <table:cell-address table:column="9" table:row="17" table:table="0"/>
          <office:change-info>
            <dc:creator> </dc:creator>
            <dc:date>2024-08-13T02:57:09.482000000</dc:date>
          </office:change-info>
          <table:previous>
            <table:change-track-table-cell office:value-type="float" office:value="8"/>
          </table:previous>
        </table:cell-content-change>
        <table:cell-content-change table:id="ct95">
          <table:cell-address table:column="9" table:row="22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4"/>
          </table:previous>
        </table:cell-content-change>
        <table:cell-content-change table:id="ct96">
          <table:cell-address table:column="9" table:row="23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7">
          <table:cell-address table:column="9" table:row="24" table:table="0"/>
          <office:change-info>
            <dc:creator> </dc:creator>
            <dc:date>2024-08-13T02:57:10.781000000</dc:date>
          </office:change-info>
          <table:previous>
            <table:change-track-table-cell office:value-type="float" office:value="5"/>
          </table:previous>
        </table:cell-content-change>
        <table:cell-content-change table:id="ct98">
          <table:cell-address table:column="9" table:row="28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4"/>
          </table:previous>
        </table:cell-content-change>
        <table:cell-content-change table:id="ct99">
          <table:cell-address table:column="9" table:row="29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0">
          <table:cell-address table:column="9" table:row="30" table:table="0"/>
          <office:change-info>
            <dc:creator> </dc:creator>
            <dc:date>2024-08-13T02:57:11.909000000</dc:date>
          </office:change-info>
          <table:previous>
            <table:change-track-table-cell office:value-type="float" office:value="6"/>
          </table:previous>
        </table:cell-content-change>
        <table:cell-content-change table:id="ct101">
          <table:cell-address table:column="9" table:row="34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9" table:row="35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3">
          <table:cell-address table:column="9" table:row="36" table:table="0"/>
          <office:change-info>
            <dc:creator> </dc:creator>
            <dc:date>2024-08-13T02:57:12.987000000</dc:date>
          </office:change-info>
          <table:previous>
            <table:change-track-table-cell office:value-type="float" office:value="5"/>
          </table:previous>
        </table:cell-content-change>
        <table:cell-content-change table:id="ct104">
          <table:cell-address table:column="9" table:row="40" table:table="0"/>
          <office:change-info>
            <dc:creator> </dc:creator>
            <dc:date>2024-08-13T02:57:16.350000000</dc:date>
          </office:change-info>
          <table:previous>
            <table:change-track-table-cell office:value-type="float" office:value="5"/>
          </table:previous>
        </table:cell-content-change>
        <table:cell-content-change table:id="ct105">
          <table:cell-address table:column="9" table:row="41" table:table="0"/>
          <office:change-info>
            <dc:creator> </dc:creator>
            <dc:date>2024-08-13T02:57:16.350000000</dc:date>
          </office:change-info>
          <table:previous table:id="ct3">
            <table:change-track-table-cell office:value-type="float" office:value="4"/>
          </table:previous>
        </table:cell-content-change>
        <table:cell-content-change table:id="ct106">
          <table:cell-address table:column="9" table:row="42" table:table="0"/>
          <office:change-info>
            <dc:creator> </dc:creator>
            <dc:date>2024-08-13T02:57:16.350000000</dc:date>
          </office:change-info>
          <table:previous table:id="ct4">
            <table:change-track-table-cell office:value-type="float" office:value="4"/>
          </table:previous>
        </table:cell-content-change>
        <table:cell-content-change table:id="ct107">
          <table:cell-address table:column="9" table:row="46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8">
          <table:cell-address table:column="9" table:row="47" table:table="0"/>
          <office:change-info>
            <dc:creator> </dc:creator>
            <dc:date>2024-08-13T02:57:17.774000000</dc:date>
          </office:change-info>
          <table:previous>
            <table:change-track-table-cell office:value-type="float" office:value="5"/>
          </table:previous>
        </table:cell-content-change>
        <table:cell-content-change table:id="ct109">
          <table:cell-address table:column="9" table:row="51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4"/>
          </table:previous>
        </table:cell-content-change>
        <table:cell-content-change table:id="ct110">
          <table:cell-address table:column="9" table:row="52" table:table="0"/>
          <office:change-info>
            <dc:creator> </dc:creator>
            <dc:date>2024-08-13T02:57:18.542000000</dc:date>
          </office:change-info>
          <table:previous>
            <table:change-track-table-cell office:value-type="float" office:value="5"/>
          </table:previous>
        </table:cell-content-change>
        <table:cell-content-change table:id="ct111">
          <table:cell-address table:column="9" table:row="57" table:table="0"/>
          <office:change-info>
            <dc:creator> </dc:creator>
            <dc:date>2024-08-13T02:57:19.308000000</dc:date>
          </office:change-info>
          <table:previous>
            <table:change-track-table-cell office:value-type="float" office:value="4"/>
          </table:previous>
        </table:cell-content-change>
        <table:cell-content-change table:id="ct112">
          <table:cell-address table:column="9" table:row="62" table:table="0"/>
          <office:change-info>
            <dc:creator> </dc:creator>
            <dc:date>2024-08-13T02:57:20.599000000</dc:date>
          </office:change-info>
          <table:previous>
            <table:change-track-table-cell office:value-type="float" office:value="8"/>
          </table:previous>
        </table:cell-content-change>
        <table:cell-content-change table:id="ct113">
          <table:cell-address table:column="9" table:row="66" table:table="0"/>
          <office:change-info>
            <dc:creator> </dc:creator>
            <dc:date>2024-08-13T02:57:21.421000000</dc:date>
          </office:change-info>
          <table:previous>
            <table:change-track-table-cell office:value-type="float" office:value="5"/>
          </table:previous>
        </table:cell-content-change>
        <table:cell-content-change table:id="ct114">
          <table:cell-address table:column="9" table:row="67" table:table="0"/>
          <office:change-info>
            <dc:creator> </dc:creator>
            <dc:date>2024-08-13T02:57:21.889000000</dc:date>
          </office:change-info>
          <table:previous>
            <table:change-track-table-cell office:value-type="float" office:value="4"/>
          </table:previous>
        </table:cell-content-change>
        <table:cell-content-change table:id="ct115">
          <table:cell-address table:column="9" table:row="71" table:table="0"/>
          <office:change-info>
            <dc:creator> </dc:creator>
            <dc:date>2024-08-13T02:57:23.689000000</dc:date>
          </office:change-info>
          <table:previous>
            <table:change-track-table-cell office:value-type="float" office:value="5"/>
          </table:previous>
        </table:cell-content-change>
        <table:cell-content-change table:id="ct116">
          <table:cell-address table:column="9" table:row="72" table:table="0"/>
          <office:change-info>
            <dc:creator> </dc:creator>
            <dc:date>2024-08-13T02:57:24.086000000</dc:date>
          </office:change-info>
          <table:previous>
            <table:change-track-table-cell office:value-type="float" office:value="4"/>
          </table:previous>
        </table:cell-content-change>
        <table:cell-content-change table:id="ct117">
          <table:cell-address table:column="9" table:row="77" table:table="0"/>
          <office:change-info>
            <dc:creator> </dc:creator>
            <dc:date>2024-08-13T02:57:25.053000000</dc:date>
          </office:change-info>
          <table:previous>
            <table:change-track-table-cell office:value-type="float" office:value="4"/>
          </table:previous>
        </table:cell-content-change>
        <table:cell-content-change table:id="ct118">
          <table:cell-address table:column="9" table:row="82" table:table="0"/>
          <office:change-info>
            <dc:creator> </dc:creator>
            <dc:date>2024-08-13T02:57:25.982000000</dc:date>
          </office:change-info>
          <table:previous>
            <table:change-track-table-cell office:value-type="float" office:value="4"/>
          </table:previous>
        </table:cell-content-change>
        <table:cell-content-change table:id="ct119">
          <table:cell-address table:column="9" table:row="86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4"/>
          </table:previous>
        </table:cell-content-change>
        <table:cell-content-change table:id="ct120">
          <table:cell-address table:column="9" table:row="87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1">
          <table:cell-address table:column="9" table:row="88" table:table="0"/>
          <office:change-info>
            <dc:creator> </dc:creator>
            <dc:date>2024-08-13T02:57:27.615000000</dc:date>
          </office:change-info>
          <table:previous>
            <table:change-track-table-cell office:value-type="float" office:value="6"/>
          </table:previous>
        </table:cell-content-change>
        <table:cell-content-change table:id="ct122">
          <table:cell-address table:column="3" table:row="2" table:table="0"/>
          <office:change-info>
            <dc:creator> </dc:creator>
            <dc:date>2024-08-13T03:07:18.61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movement table:id="ct123">
          <table:source-range-address table:column="4" table:row="1" table:table="0"/>
          <table:target-range-address table:column="1" table:row="1" table:table="0"/>
          <office:change-info>
            <dc:creator> </dc:creator>
            <dc:date>2024-08-13T03:07:25.476000000</dc:date>
          </office:change-info>
        </table:movement>
        <table:movement table:id="ct124">
          <table:source-range-address table:start-column="4" table:start-row="2" table:start-table="0" table:end-column="4" table:end-row="11" table:end-table="0"/>
          <table:target-range-address table:start-column="1" table:start-row="2" table:start-table="0" table:end-column="1" table:end-row="11" table:end-table="0"/>
          <office:change-info>
            <dc:creator> </dc:creator>
            <dc:date>2024-08-13T03:07:29.895000000</dc:date>
          </office:change-info>
          <table:deletions>
            <table:cell-content-deletion table:id="ct20">
              <table:change-track-table-cell/>
            </table:cell-content-deletion>
            <table:cell-content-deletion table:id="ct19">
              <table:change-track-table-cell/>
            </table:cell-content-deletion>
            <table:cell-content-deletion table:id="ct18">
              <table:change-track-table-cell/>
            </table:cell-content-deletion>
            <table:cell-content-deletion table:id="ct17">
              <table:change-track-table-cell/>
            </table:cell-content-deletion>
            <table:cell-content-deletion table:id="ct16">
              <table:change-track-table-cell/>
            </table:cell-content-deletion>
            <table:cell-content-deletion table:id="ct15">
              <table:change-track-table-cell/>
            </table:cell-content-deletion>
            <table:cell-content-deletion table:id="ct14">
              <table:change-track-table-cell/>
            </table:cell-content-deletion>
            <table:cell-content-deletion table:id="ct5">
              <table:change-track-table-cell/>
            </table:cell-content-deletion>
          </table:deletions>
        </table:movement>
        <table:cell-content-change table:id="ct125">
          <table:cell-address table:column="3" table:row="11" table:table="0"/>
          <office:change-info>
            <dc:creator> </dc:creator>
            <dc:date>2024-08-13T03:07:39.61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6">
          <table:cell-address table:column="3" table:row="10" table:table="0"/>
          <office:change-info>
            <dc:creator> </dc:creator>
            <dc:date>2024-08-13T03:07:40.03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7">
          <table:cell-address table:column="3" table:row="9" table:table="0"/>
          <office:change-info>
            <dc:creator> </dc:creator>
            <dc:date>2024-08-13T03:07:40.469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8">
          <table:cell-address table:column="3" table:row="8" table:table="0"/>
          <office:change-info>
            <dc:creator> </dc:creator>
            <dc:date>2024-08-13T03:07:40.90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29">
          <table:cell-address table:column="3" table:row="7" table:table="0"/>
          <office:change-info>
            <dc:creator> </dc:creator>
            <dc:date>2024-08-13T03:07:41.33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0">
          <table:cell-address table:column="3" table:row="6" table:table="0"/>
          <office:change-info>
            <dc:creator> </dc:creator>
            <dc:date>2024-08-13T03:07:41.79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1">
          <table:cell-address table:column="3" table:row="5" table:table="0"/>
          <office:change-info>
            <dc:creator> </dc:creator>
            <dc:date>2024-08-13T03:07:42.22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movement table:id="ct132">
          <table:source-range-address table:start-column="4" table:start-row="16" table:start-table="0" table:end-column="4" table:end-row="17" table:end-table="0"/>
          <table:target-range-address table:start-column="1" table:start-row="16" table:start-table="0" table:end-column="1" table:end-row="17" table:end-table="0"/>
          <office:change-info>
            <dc:creator> </dc:creator>
            <dc:date>2024-08-13T03:07:58.790000000</dc:date>
          </office:change-info>
          <table:deletions>
            <table:cell-content-deletion table:id="ct22">
              <table:change-track-table-cell/>
            </table:cell-content-deletion>
            <table:cell-content-deletion table:id="ct21">
              <table:change-track-table-cell/>
            </table:cell-content-deletion>
          </table:deletions>
        </table:movement>
        <table:movement table:id="ct133">
          <table:source-range-address table:column="5" table:row="2" table:table="0"/>
          <table:target-range-address table:column="2" table:row="2" table:table="0"/>
          <office:change-info>
            <dc:creator> </dc:creator>
            <dc:date>2024-08-13T03:08:06.595000000</dc:date>
          </office:change-info>
          <table:deletions>
            <table:cell-content-deletion table:id="ct6">
              <table:change-track-table-cell/>
            </table:cell-content-deletion>
          </table:deletions>
        </table:movement>
        <table:deletion table:id="ct134" table:type="column" table:position="9" table:table="0">
          <office:change-info>
            <dc:creator> </dc:creator>
            <dc:date>2024-08-13T03:08:22.433000000</dc:date>
          </office:change-info>
          <table:deletions>
            <table:cell-content-deletion>
              <table:cell-address table:column="9" table:row="88" table:table="0"/>
              <table:change-track-table-cell office:value-type="float" office:value="0"/>
            </table:cell-content-deletion>
            <table:cell-content-deletion>
              <table:cell-address table:column="9" table:row="87" table:table="0"/>
              <table:change-track-table-cell office:value-type="float" office:value="0"/>
            </table:cell-content-deletion>
            <table:cell-content-deletion>
              <table:cell-address table:column="9" table:row="86" table:table="0"/>
              <table:change-track-table-cell office:value-type="float" office:value="0"/>
            </table:cell-content-deletion>
            <table:cell-content-deletion>
              <table:cell-address table:column="9" table:row="82" table:table="0"/>
              <table:change-track-table-cell office:value-type="float" office:value="0"/>
            </table:cell-content-deletion>
            <table:cell-content-deletion>
              <table:cell-address table:column="9" table:row="81" table:table="0"/>
              <table:change-track-table-cell office:value-type="float" office:value="0"/>
            </table:cell-content-deletion>
            <table:cell-content-deletion>
              <table:cell-address table:column="9" table:row="77" table:table="0"/>
              <table:change-track-table-cell office:value-type="float" office:value="0"/>
            </table:cell-content-deletion>
            <table:cell-content-deletion>
              <table:cell-address table:column="9" table:row="76" table:table="0"/>
              <table:change-track-table-cell office:value-type="float" office:value="0"/>
            </table:cell-content-deletion>
            <table:cell-content-deletion>
              <table:cell-address table:column="9" table:row="72" table:table="0"/>
              <table:change-track-table-cell office:value-type="float" office:value="0"/>
            </table:cell-content-deletion>
            <table:cell-content-deletion>
              <table:cell-address table:column="9" table:row="71" table:table="0"/>
              <table:change-track-table-cell office:value-type="float" office:value="0"/>
            </table:cell-content-deletion>
            <table:cell-content-deletion>
              <table:cell-address table:column="9" table:row="67" table:table="0"/>
              <table:change-track-table-cell office:value-type="float" office:value="0"/>
            </table:cell-content-deletion>
            <table:cell-content-deletion>
              <table:cell-address table:column="9" table:row="66" table:table="0"/>
              <table:change-track-table-cell office:value-type="float" office:value="0"/>
            </table:cell-content-deletion>
            <table:cell-content-deletion>
              <table:cell-address table:column="9" table:row="62" table:table="0"/>
              <table:change-track-table-cell office:value-type="float" office:value="0"/>
            </table:cell-content-deletion>
            <table:cell-content-deletion>
              <table:cell-address table:column="9" table:row="61" table:table="0"/>
              <table:change-track-table-cell office:value-type="float" office:value="0"/>
            </table:cell-content-deletion>
            <table:cell-content-deletion>
              <table:cell-address table:column="9" table:row="57" table:table="0"/>
              <table:change-track-table-cell office:value-type="float" office:value="0"/>
            </table:cell-content-deletion>
            <table:cell-content-deletion>
              <table:cell-address table:column="9" table:row="56" table:table="0"/>
              <table:change-track-table-cell office:value-type="float" office:value="0"/>
            </table:cell-content-deletion>
            <table:cell-content-deletion>
              <table:cell-address table:column="9" table:row="52" table:table="0"/>
              <table:change-track-table-cell office:value-type="float" office:value="0"/>
            </table:cell-content-deletion>
            <table:cell-content-deletion>
              <table:cell-address table:column="9" table:row="51" table:table="0"/>
              <table:change-track-table-cell office:value-type="float" office:value="0"/>
            </table:cell-content-deletion>
            <table:cell-content-deletion>
              <table:cell-address table:column="9" table:row="47" table:table="0"/>
              <table:change-track-table-cell office:value-type="float" office:value="0"/>
            </table:cell-content-deletion>
            <table:cell-content-deletion>
              <table:cell-address table:column="9" table:row="46" table:table="0"/>
              <table:change-track-table-cell office:value-type="float" office:value="0"/>
            </table:cell-content-deletion>
            <table:cell-content-deletion>
              <table:cell-address table:column="9" table:row="42" table:table="0"/>
              <table:change-track-table-cell office:value-type="float" office:value="0"/>
            </table:cell-content-deletion>
            <table:cell-content-deletion>
              <table:cell-address table:column="9" table:row="41" table:table="0"/>
              <table:change-track-table-cell office:value-type="float" office:value="0"/>
            </table:cell-content-deletion>
            <table:cell-content-deletion>
              <table:cell-address table:column="9" table:row="40" table:table="0"/>
              <table:change-track-table-cell office:value-type="float" office:value="0"/>
            </table:cell-content-deletion>
            <table:cell-content-deletion>
              <table:cell-address table:column="9" table:row="36" table:table="0"/>
              <table:change-track-table-cell office:value-type="float" office:value="0"/>
            </table:cell-content-deletion>
            <table:cell-content-deletion>
              <table:cell-address table:column="9" table:row="35" table:table="0"/>
              <table:change-track-table-cell office:value-type="float" office:value="0"/>
            </table:cell-content-deletion>
            <table:cell-content-deletion>
              <table:cell-address table:column="9" table:row="34" table:table="0"/>
              <table:change-track-table-cell office:value-type="float" office:value="0"/>
            </table:cell-content-deletion>
            <table:cell-content-deletion>
              <table:cell-address table:column="9" table:row="30" table:table="0"/>
              <table:change-track-table-cell office:value-type="float" office:value="0"/>
            </table:cell-content-deletion>
            <table:cell-content-deletion>
              <table:cell-address table:column="9" table:row="29" table:table="0"/>
              <table:change-track-table-cell office:value-type="float" office:value="0"/>
            </table:cell-content-deletion>
            <table:cell-content-deletion>
              <table:cell-address table:column="9" table:row="28" table:table="0"/>
              <table:change-track-table-cell office:value-type="float" office:value="0"/>
            </table:cell-content-deletion>
            <table:cell-content-deletion>
              <table:cell-address table:column="9" table:row="24" table:table="0"/>
              <table:change-track-table-cell office:value-type="float" office:value="0"/>
            </table:cell-content-deletion>
            <table:cell-content-deletion>
              <table:cell-address table:column="9" table:row="23" table:table="0"/>
              <table:change-track-table-cell office:value-type="float" office:value="0"/>
            </table:cell-content-deletion>
            <table:cell-content-deletion>
              <table:cell-address table:column="9" table:row="22" table:table="0"/>
              <table:change-track-table-cell office:value-type="float" office:value="0"/>
            </table:cell-content-deletion>
            <table:cell-content-deletion>
              <table:cell-address table:column="9" table:row="17" table:table="0"/>
              <table:change-track-table-cell office:value-type="float" office:value="0"/>
            </table:cell-content-deletion>
            <table:cell-content-deletion>
              <table:cell-address table:column="9" table:row="16" table:table="0"/>
              <table:change-track-table-cell office:value-type="float" office:value="0"/>
            </table:cell-content-deletion>
            <table:cell-content-deletion>
              <table:cell-address table:column="9" table:row="11" table:table="0"/>
              <table:change-track-table-cell office:value-type="float" office:value="0"/>
            </table:cell-content-deletion>
            <table:cell-content-deletion>
              <table:cell-address table:column="9" table:row="10" table:table="0"/>
              <table:change-track-table-cell office:value-type="float" office:value="0"/>
            </table:cell-content-deletion>
            <table:cell-content-deletion>
              <table:cell-address table:column="9" table:row="9" table:table="0"/>
              <table:change-track-table-cell office:value-type="float" office:value="0"/>
            </table:cell-content-deletion>
            <table:cell-content-deletion>
              <table:cell-address table:column="9" table:row="8" table:table="0"/>
              <table:change-track-table-cell office:value-type="float" office:value="0"/>
            </table:cell-content-deletion>
            <table:cell-content-deletion>
              <table:cell-address table:column="9" table:row="7" table:table="0"/>
              <table:change-track-table-cell office:value-type="float" office:value="0"/>
            </table:cell-content-deletion>
            <table:cell-content-deletion>
              <table:cell-address table:column="9" table:row="6" table:table="0"/>
              <table:change-track-table-cell office:value-type="float" office:value="0"/>
            </table:cell-content-deletion>
            <table:cell-content-deletion>
              <table:cell-address table:column="9" table:row="5" table:table="0"/>
              <table:change-track-table-cell office:value-type="float" office:value="0"/>
            </table:cell-content-deletion>
            <table:cell-content-deletion>
              <table:cell-address table:column="9" table:row="2" table:table="0"/>
              <table:change-track-table-cell office:value-type="float" office:value="0"/>
            </table:cell-content-deletion>
            <table:cell-content-deletion>
              <table:cell-address table:column="9" table:row="0" table:table="0"/>
              <table:change-track-table-cell office:value-type="string">
                <text:p>RTR</text:p>
              </table:change-track-table-cell>
            </table:cell-content-deletion>
          </table:deletions>
        </table:deletion>
        <table:movement table:id="ct135">
          <table:source-range-address table:start-column="5" table:start-row="5" table:start-table="0" table:end-column="8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03:08:28.339000000</dc:date>
          </office:change-info>
          <table:dependencies>
            <table:dependency table:id="ct540"/>
            <table:dependency table:id="ct510"/>
          </table:dependencies>
          <table:deletions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136">
          <table:cell-address table:column="3" table:row="16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37">
          <table:cell-address table:column="3" table:row="17" table:table="0"/>
          <office:change-info>
            <dc:creator> </dc:creator>
            <dc:date>2024-08-13T03:08:50.445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8">
          <table:cell-address table:column="2" table:row="23" table:table="0"/>
          <office:change-info>
            <dc:creator> </dc:creator>
            <dc:date>2024-08-13T03:09:00.94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39">
          <table:cell-address table:column="3" table:row="22" table:table="0"/>
          <office:change-info>
            <dc:creator> </dc:creator>
            <dc:date>2024-08-13T03:09:04.8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40">
          <table:cell-address table:column="3" table:row="24" table:table="0"/>
          <office:change-info>
            <dc:creator> </dc:creator>
            <dc:date>2024-08-13T03:09:05.60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41">
          <table:cell-address table:column="1" table:row="2" table:table="0"/>
          <office:change-info>
            <dc:creator> </dc:creator>
            <dc:date>2024-08-13T03:09:14.3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142">
          <table:cell-address table:column="1" table:row="16" table:table="0"/>
          <office:change-info>
            <dc:creator> </dc:creator>
            <dc:date>2024-08-13T03:09:17.374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cell-content-change table:id="ct143">
          <table:cell-address table:column="1" table:row="17" table:table="0"/>
          <office:change-info>
            <dc:creator> </dc:creator>
            <dc:date>2024-08-13T03:09:21.215000000</dc:date>
          </office:change-info>
          <table:previous>
            <table:change-track-table-cell office:value-type="string">
              <text:p>0x01</text:p>
            </table:change-track-table-cell>
          </table:previous>
        </table:cell-content-change>
        <table:movement table:id="ct144">
          <table:source-range-address table:start-column="5" table:start-row="16" table:start-table="0" table:end-column="8" table:end-row="17" table:end-table="0"/>
          <table:target-range-address table:start-column="2" table:start-row="16" table:start-table="0" table:end-column="5" table:end-row="17" table:end-table="0"/>
          <office:change-info>
            <dc:creator> </dc:creator>
            <dc:date>2024-08-13T03:09:24.795000000</dc:date>
          </office:change-info>
          <table:dependencies>
            <table:dependency table:id="ct153"/>
            <table:dependency table:id="ct152"/>
            <table:dependency table:id="ct151"/>
            <table:dependency table:id="ct148"/>
            <table:dependency table:id="ct147"/>
            <table:dependency table:id="ct146"/>
          </table:dependencies>
          <table:deletions>
            <table:cell-content-deletion>
              <table:cell-address table:column="5" table:row="17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6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4" table:row="17" table:table="0"/>
              <table:change-track-table-cell office:value-type="string">
                <text:p>0x01</text:p>
              </table:change-track-table-cell>
            </table:cell-content-deletion>
            <table:cell-content-deletion>
              <table:cell-address table:column="4" table:row="16" table:table="0"/>
              <table:change-track-table-cell office:value-type="string">
                <text:p>0x01</text:p>
              </table:change-track-table-cell>
            </table:cell-content-deletion>
            <table:cell-content-deletion table:id="ct137">
              <table:change-track-table-cell/>
            </table:cell-content-deletion>
            <table:cell-content-deletion table:id="ct136">
              <table:change-track-table-cell/>
            </table:cell-content-deletion>
            <table:cell-content-deletion table:id="ct24">
              <table:change-track-table-cell/>
            </table:cell-content-deletion>
            <table:cell-content-deletion table:id="ct23">
              <table:change-track-table-cell/>
            </table:cell-content-deletion>
          </table:deletions>
        </table:movement>
        <table:cell-content-change table:id="ct145">
          <table:cell-address table:column="2" table:row="16" table:table="0"/>
          <office:change-info>
            <dc:creator> </dc:creator>
            <dc:date>2024-08-13T03:09:44.98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46">
          <table:cell-address table:column="6" table:row="16" table:table="0"/>
          <office:change-info>
            <dc:creator> </dc:creator>
            <dc:date>2024-08-13T03:09:45.84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8" table:row="16" table:table="0"/>
          <office:change-info>
            <dc:creator> </dc:creator>
            <dc:date>2024-08-13T03:09:47.272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7" table:row="16" table:table="0"/>
          <office:change-info>
            <dc:creator> </dc:creator>
            <dc:date>2024-08-13T03:09:53.813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3" table:row="16" table:table="0"/>
          <office:change-info>
            <dc:creator> </dc:creator>
            <dc:date>2024-08-13T03:09:57.034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150">
          <table:cell-address table:column="2" table:row="17" table:table="0"/>
          <office:change-info>
            <dc:creator> </dc:creator>
            <dc:date>2024-08-13T03:10:07.902000000</dc:date>
          </office:change-info>
          <table:previous>
            <table:change-track-table-cell office:value-type="string">
              <text:p>0x00</text:p>
            </table:change-track-table-cell>
          </table:previous>
        </table:cell-content-change>
        <table:cell-content-change table:id="ct151">
          <table:cell-address table:column="6" table:row="17" table:table="0"/>
          <office:change-info>
            <dc:creator> </dc:creator>
            <dc:date>2024-08-13T03:10:23.287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17" table:table="0"/>
          <office:change-info>
            <dc:creator> </dc:creator>
            <dc:date>2024-08-13T03:10:43.860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8" table:row="17" table:table="0"/>
          <office:change-info>
            <dc:creator> </dc:creator>
            <dc:date>2024-08-13T03:10:44.961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9" table:row="16" table:table="0"/>
          <office:change-info>
            <dc:creator> </dc:creator>
            <dc:date>2024-08-13T03:10:54.397000000</dc:date>
          </office:change-info>
          <table:previous table:id="ct93">
            <table:change-track-table-cell/>
          </table:previous>
        </table:cell-content-change>
        <table:cell-content-change table:id="ct155">
          <table:cell-address table:column="9" table:row="17" table:table="0"/>
          <office:change-info>
            <dc:creator> </dc:creator>
            <dc:date>2024-08-13T03:10:57.905000000</dc:date>
          </office:change-info>
          <table:previous table:id="ct94">
            <table:change-track-table-cell/>
          </table:previous>
        </table:cell-content-change>
        <table:cell-content-change table:id="ct156">
          <table:cell-address table:column="1" table:row="22" table:table="0"/>
          <office:change-info>
            <dc:creator> </dc:creator>
            <dc:date>2024-08-13T03:11:55.932000000</dc:date>
          </office:change-info>
          <table:previous table:id="ct25">
            <table:change-track-table-cell/>
          </table:previous>
        </table:cell-content-change>
        <table:cell-content-change table:id="ct157">
          <table:cell-address table:column="1" table:row="23" table:table="0"/>
          <office:change-info>
            <dc:creator> </dc:creator>
            <dc:date>2024-08-13T03:12:02.734000000</dc:date>
          </office:change-info>
          <table:previous table:id="ct26">
            <table:change-track-table-cell/>
          </table:previous>
        </table:cell-content-change>
        <table:cell-content-change table:id="ct158">
          <table:cell-address table:column="1" table:row="24" table:table="0"/>
          <office:change-info>
            <dc:creator> </dc:creator>
            <dc:date>2024-08-13T03:12:06.558000000</dc:date>
          </office:change-info>
          <table:previous table:id="ct27">
            <table:change-track-table-cell/>
          </table:previous>
        </table:cell-content-change>
        <table:cell-content-change table:id="ct159">
          <table:cell-address table:column="3" table:row="28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0">
          <table:cell-address table:column="3" table:row="29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1">
          <table:cell-address table:column="3" table:row="30" table:table="0"/>
          <office:change-info>
            <dc:creator> </dc:creator>
            <dc:date>2024-08-13T03:12:09.636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2">
          <table:cell-address table:column="3" table:row="34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3">
          <table:cell-address table:column="2" table:row="35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4">
          <table:cell-address table:column="3" table:row="36" table:table="0"/>
          <office:change-info>
            <dc:creator> </dc:creator>
            <dc:date>2024-08-13T03:12:10.658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5">
          <table:cell-address table:column="3" table:row="40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6">
          <table:cell-address table:column="3" table:row="41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67">
          <table:cell-address table:column="3" table:row="42" table:table="0"/>
          <office:change-info>
            <dc:creator> </dc:creator>
            <dc:date>2024-08-13T03:12:11.843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68">
          <table:cell-address table:column="3" table:row="46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69">
          <table:cell-address table:column="3" table:row="47" table:table="0"/>
          <office:change-info>
            <dc:creator> </dc:creator>
            <dc:date>2024-08-13T03:12:13.13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0">
          <table:cell-address table:column="3" table:row="51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1">
          <table:cell-address table:column="4" table:row="52" table:table="0"/>
          <office:change-info>
            <dc:creator> </dc:creator>
            <dc:date>2024-08-13T03:12:14.582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2">
          <table:cell-address table:column="3" table:row="57" table:table="0"/>
          <office:change-info>
            <dc:creator> </dc:creator>
            <dc:date>2024-08-13T03:12:15.894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3">
          <table:cell-address table:column="3" table:row="61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4">
          <table:cell-address table:column="3" table:row="62" table:table="0"/>
          <office:change-info>
            <dc:creator> </dc:creator>
            <dc:date>2024-08-13T03:12:17.28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75">
          <table:cell-address table:column="3" table:row="66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6">
          <table:cell-address table:column="3" table:row="67" table:table="0"/>
          <office:change-info>
            <dc:creator> </dc:creator>
            <dc:date>2024-08-13T03:12:18.774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7">
          <table:cell-address table:column="2" table:row="71" table:table="0"/>
          <office:change-info>
            <dc:creator> </dc:creator>
            <dc:date>2024-08-13T03:12:20.370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78">
          <table:cell-address table:column="3" table:row="72" table:table="0"/>
          <office:change-info>
            <dc:creator> </dc:creator>
            <dc:date>2024-08-13T03:12:20.371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79">
          <table:cell-address table:column="3" table:row="76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0">
          <table:cell-address table:column="3" table:row="77" table:table="0"/>
          <office:change-info>
            <dc:creator> </dc:creator>
            <dc:date>2024-08-13T03:12:22.846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1">
          <table:cell-address table:column="3" table:row="81" table:table="0"/>
          <office:change-info>
            <dc:creator> </dc:creator>
            <dc:date>2024-08-13T03:12:24.286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2">
          <table:cell-address table:column="3" table:row="82" table:table="0"/>
          <office:change-info>
            <dc:creator> </dc:creator>
            <dc:date>2024-08-13T03:12:24.28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3">
          <table:cell-address table:column="3" table:row="86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?</text:p>
            </table:change-track-table-cell>
          </table:previous>
        </table:cell-content-change>
        <table:cell-content-change table:id="ct184">
          <table:cell-address table:column="3" table:row="87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R</text:p>
            </table:change-track-table-cell>
          </table:previous>
        </table:cell-content-change>
        <table:cell-content-change table:id="ct185">
          <table:cell-address table:column="3" table:row="88" table:table="0"/>
          <office:change-info>
            <dc:creator> </dc:creator>
            <dc:date>2024-08-13T03:12:25.947000000</dc:date>
          </office:change-info>
          <table:previous>
            <table:change-track-table-cell office:value-type="string">
              <text:p>S</text:p>
            </table:change-track-table-cell>
          </table:previous>
        </table:cell-content-change>
        <table:cell-content-change table:id="ct186">
          <table:cell-address table:column="4" table:row="28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7">
          <table:cell-address table:column="4" table:row="29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8">
          <table:cell-address table:column="4" table:row="30" table:table="0"/>
          <office:change-info>
            <dc:creator> </dc:creator>
            <dc:date>2024-08-13T03:13:34.983000000</dc:date>
          </office:change-info>
          <table:previous>
            <table:change-track-table-cell office:value-type="string">
              <text:p>0x04</text:p>
            </table:change-track-table-cell>
          </table:previous>
        </table:cell-content-change>
        <table:cell-content-change table:id="ct189">
          <table:cell-address table:column="4" table:row="34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0">
          <table:cell-address table:column="4" table:row="35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1">
          <table:cell-address table:column="4" table:row="36" table:table="0"/>
          <office:change-info>
            <dc:creator> </dc:creator>
            <dc:date>2024-08-13T03:13:36.152000000</dc:date>
          </office:change-info>
          <table:previous>
            <table:change-track-table-cell office:value-type="string">
              <text:p>0x05</text:p>
            </table:change-track-table-cell>
          </table:previous>
        </table:cell-content-change>
        <table:cell-content-change table:id="ct192">
          <table:cell-address table:column="4" table:row="40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3">
          <table:cell-address table:column="4" table:row="41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4">
          <table:cell-address table:column="4" table:row="42" table:table="0"/>
          <office:change-info>
            <dc:creator> </dc:creator>
            <dc:date>2024-08-13T03:13:37.342000000</dc:date>
          </office:change-info>
          <table:previous>
            <table:change-track-table-cell office:value-type="string">
              <text:p>0x06</text:p>
            </table:change-track-table-cell>
          </table:previous>
        </table:cell-content-change>
        <table:cell-content-change table:id="ct195">
          <table:cell-address table:column="4" table:row="22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6">
          <table:cell-address table:column="4" table:row="23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7">
          <table:cell-address table:column="4" table:row="24" table:table="0"/>
          <office:change-info>
            <dc:creator> </dc:creator>
            <dc:date>2024-08-13T03:13:38.720000000</dc:date>
          </office:change-info>
          <table:previous>
            <table:change-track-table-cell office:value-type="string">
              <text:p>0x03</text:p>
            </table:change-track-table-cell>
          </table:previous>
        </table:cell-content-change>
        <table:cell-content-change table:id="ct198">
          <table:cell-address table:column="4" table:row="46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199">
          <table:cell-address table:column="4" table:row="47" table:table="0"/>
          <office:change-info>
            <dc:creator> </dc:creator>
            <dc:date>2024-08-13T03:13:40.494000000</dc:date>
          </office:change-info>
          <table:previous>
            <table:change-track-table-cell office:value-type="string">
              <text:p>0x07</text:p>
            </table:change-track-table-cell>
          </table:previous>
        </table:cell-content-change>
        <table:cell-content-change table:id="ct200">
          <table:cell-address table:column="4" table:row="51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1">
          <table:cell-address table:column="4" table:row="52" table:table="0"/>
          <office:change-info>
            <dc:creator> </dc:creator>
            <dc:date>2024-08-13T03:13:50.580000000</dc:date>
          </office:change-info>
          <table:previous>
            <table:change-track-table-cell office:value-type="string">
              <text:p>0x08</text:p>
            </table:change-track-table-cell>
          </table:previous>
        </table:cell-content-change>
        <table:cell-content-change table:id="ct202">
          <table:cell-address table:column="4" table:row="57" table:table="0"/>
          <office:change-info>
            <dc:creator> </dc:creator>
            <dc:date>2024-08-13T03:13:51.782000000</dc:date>
          </office:change-info>
          <table:previous>
            <table:change-track-table-cell office:value-type="string">
              <text:p>0x09</text:p>
            </table:change-track-table-cell>
          </table:previous>
        </table:cell-content-change>
        <table:cell-content-change table:id="ct203">
          <table:cell-address table:column="4" table:row="66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4">
          <table:cell-address table:column="4" table:row="67" table:table="0"/>
          <office:change-info>
            <dc:creator> </dc:creator>
            <dc:date>2024-08-13T03:14:04.067000000</dc:date>
          </office:change-info>
          <table:previous>
            <table:change-track-table-cell office:value-type="string">
              <text:p>0x0B</text:p>
            </table:change-track-table-cell>
          </table:previous>
        </table:cell-content-change>
        <table:cell-content-change table:id="ct205">
          <table:cell-address table:column="4" table:row="71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6">
          <table:cell-address table:column="4" table:row="72" table:table="0"/>
          <office:change-info>
            <dc:creator> </dc:creator>
            <dc:date>2024-08-13T03:14:05.278000000</dc:date>
          </office:change-info>
          <table:previous>
            <table:change-track-table-cell office:value-type="string">
              <text:p>0x0C</text:p>
            </table:change-track-table-cell>
          </table:previous>
        </table:cell-content-change>
        <table:cell-content-change table:id="ct207">
          <table:cell-address table:column="4" table:row="76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8">
          <table:cell-address table:column="4" table:row="77" table:table="0"/>
          <office:change-info>
            <dc:creator> </dc:creator>
            <dc:date>2024-08-13T03:14:06.595000000</dc:date>
          </office:change-info>
          <table:previous>
            <table:change-track-table-cell office:value-type="string">
              <text:p>0x0D</text:p>
            </table:change-track-table-cell>
          </table:previous>
        </table:cell-content-change>
        <table:cell-content-change table:id="ct209">
          <table:cell-address table:column="4" table:row="81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0">
          <table:cell-address table:column="4" table:row="82" table:table="0"/>
          <office:change-info>
            <dc:creator> </dc:creator>
            <dc:date>2024-08-13T03:14:07.931000000</dc:date>
          </office:change-info>
          <table:previous>
            <table:change-track-table-cell office:value-type="string">
              <text:p>0x0E</text:p>
            </table:change-track-table-cell>
          </table:previous>
        </table:cell-content-change>
        <table:cell-content-change table:id="ct211">
          <table:cell-address table:column="4" table:row="86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2">
          <table:cell-address table:column="4" table:row="87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3">
          <table:cell-address table:column="4" table:row="88" table:table="0"/>
          <office:change-info>
            <dc:creator> </dc:creator>
            <dc:date>2024-08-13T03:14:09.843000000</dc:date>
          </office:change-info>
          <table:previous>
            <table:change-track-table-cell office:value-type="string">
              <text:p>0x0F</text:p>
            </table:change-track-table-cell>
          </table:previous>
        </table:cell-content-change>
        <table:cell-content-change table:id="ct214">
          <table:cell-address table:column="1" table:row="2" table:table="0"/>
          <office:change-info>
            <dc:creator> </dc:creator>
            <dc:date>2024-08-13T03:16:28.234000000</dc:date>
          </office:change-info>
          <table:previous table:id="ct141">
            <table:change-track-table-cell office:value-type="string">
              <text:p>0x01</text:p>
            </table:change-track-table-cell>
          </table:previous>
        </table:cell-content-change>
        <table:cell-content-change table:id="ct215">
          <table:cell-address table:column="1" table:row="5" table:table="0"/>
          <office:change-info>
            <dc:creator> </dc:creator>
            <dc:date>2024-08-13T03:16:29.17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6">
          <table:cell-address table:column="1" table:row="6" table:table="0"/>
          <office:change-info>
            <dc:creator> </dc:creator>
            <dc:date>2024-08-13T03:16:29.73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7">
          <table:cell-address table:column="1" table:row="7" table:table="0"/>
          <office:change-info>
            <dc:creator> </dc:creator>
            <dc:date>2024-08-13T03:16:30.138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8">
          <table:cell-address table:column="1" table:row="8" table:table="0"/>
          <office:change-info>
            <dc:creator> </dc:creator>
            <dc:date>2024-08-13T03:16:30.543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19">
          <table:cell-address table:column="1" table:row="9" table:table="0"/>
          <office:change-info>
            <dc:creator> </dc:creator>
            <dc:date>2024-08-13T03:16:30.919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0">
          <table:cell-address table:column="1" table:row="10" table:table="0"/>
          <office:change-info>
            <dc:creator> </dc:creator>
            <dc:date>2024-08-13T03:16:31.366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1">
          <table:cell-address table:column="1" table:row="11" table:table="0"/>
          <office:change-info>
            <dc:creator> </dc:creator>
            <dc:date>2024-08-13T03:16:31.747000000</dc:date>
          </office:change-info>
          <table:previous>
            <table:change-track-table-cell office:value-type="string">
              <text:p>0x02</text:p>
            </table:change-track-table-cell>
          </table:previous>
        </table:cell-content-change>
        <table:cell-content-change table:id="ct222">
          <table:cell-address table:column="1" table:row="22" table:table="0"/>
          <office:change-info>
            <dc:creator> </dc:creator>
            <dc:date>2024-08-13T03:16:32.714000000</dc:date>
          </office:change-info>
          <table:previous table:id="ct156">
            <table:change-track-table-cell office:value-type="string">
              <text:p>0x03</text:p>
            </table:change-track-table-cell>
          </table:previous>
        </table:cell-content-change>
        <table:cell-content-change table:id="ct223">
          <table:cell-address table:column="1" table:row="23" table:table="0"/>
          <office:change-info>
            <dc:creator> </dc:creator>
            <dc:date>2024-08-13T03:16:33.035000000</dc:date>
          </office:change-info>
          <table:previous table:id="ct157">
            <table:change-track-table-cell office:value-type="string">
              <text:p>0x03</text:p>
            </table:change-track-table-cell>
          </table:previous>
        </table:cell-content-change>
        <table:cell-content-change table:id="ct224">
          <table:cell-address table:column="1" table:row="24" table:table="0"/>
          <office:change-info>
            <dc:creator> </dc:creator>
            <dc:date>2024-08-13T03:16:33.435000000</dc:date>
          </office:change-info>
          <table:previous table:id="ct158">
            <table:change-track-table-cell office:value-type="string">
              <text:p>0x04</text:p>
            </table:change-track-table-cell>
          </table:previous>
        </table:cell-content-change>
        <table:movement table:id="ct225">
          <table:source-range-address table:start-column="5" table:start-row="23" table:start-table="0" table:end-column="5" table:end-row="24" table:end-table="0"/>
          <table:target-range-address table:start-column="2" table:start-row="23" table:start-table="0" table:end-column="2" table:end-row="24" table:end-table="0"/>
          <office:change-info>
            <dc:creator> </dc:creator>
            <dc:date>2024-08-13T03:16:39.101000000</dc:date>
          </office:change-info>
          <table:dependencies>
            <table:dependency table:id="ct507"/>
          </table:dependencies>
          <table:deletions>
            <table:cell-content-deletion table:id="ct30">
              <table:change-track-table-cell/>
            </table:cell-content-deletion>
            <table:cell-content-deletion table:id="ct29">
              <table:change-track-table-cell/>
            </table:cell-content-deletion>
          </table:deletions>
        </table:movement>
        <table:movement table:id="ct226">
          <table:source-range-address table:start-column="5" table:start-row="29" table:start-table="0" table:end-column="6" table:end-row="30" table:end-table="0"/>
          <table:target-range-address table:start-column="2" table:start-row="29" table:start-table="0" table:end-column="3" table:end-row="30" table:end-table="0"/>
          <office:change-info>
            <dc:creator> </dc:creator>
            <dc:date>2024-08-13T03:16:51.337000000</dc:date>
          </office:change-info>
          <table:dependencies>
            <table:dependency table:id="ct504"/>
          </table:dependencies>
          <table:deletions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  <table:cell-content-deletion table:id="ct36">
              <table:change-track-table-cell/>
            </table:cell-content-deletion>
            <table:cell-content-deletion table:id="ct35">
              <table:change-track-table-cell/>
            </table:cell-content-deletion>
          </table:deletions>
        </table:movement>
        <table:movement table:id="ct227">
          <table:source-range-address table:start-column="5" table:start-row="35" table:start-table="0" table:end-column="5" table:end-row="36" table:end-table="0"/>
          <table:target-range-address table:start-column="2" table:start-row="35" table:start-table="0" table:end-column="2" table:end-row="36" table:end-table="0"/>
          <office:change-info>
            <dc:creator> </dc:creator>
            <dc:date>2024-08-13T03:19:39.758000000</dc:date>
          </office:change-info>
          <table:deletions>
            <table:cell-content-deletion table:id="ct42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movement table:id="ct228">
          <table:source-range-address table:start-column="5" table:start-row="40" table:start-table="0" table:end-column="6" table:end-row="41" table:end-table="0"/>
          <table:target-range-address table:start-column="2" table:start-row="40" table:start-table="0" table:end-column="3" table:end-row="41" table:end-table="0"/>
          <office:change-info>
            <dc:creator> </dc:creator>
            <dc:date>2024-08-13T03:19:52.160000000</dc:date>
          </office:change-info>
          <table:dependencies>
            <table:dependency table:id="ct497"/>
          </table:dependencies>
          <table:deletions>
            <table:cell-content-deletion table:id="ct166">
              <table:change-track-table-cell/>
            </table:cell-content-deletion>
            <table:cell-content-deletion table:id="ct165">
              <table:change-track-table-cell/>
            </table:cell-content-deletion>
            <table:cell-content-deletion table:id="ct47">
              <table:change-track-table-cell/>
            </table:cell-content-deletion>
            <table:cell-content-deletion table:id="ct46">
              <table:change-track-table-cell/>
            </table:cell-content-deletion>
          </table:deletions>
        </table:movement>
        <table:movement table:id="ct229">
          <table:source-range-address table:start-column="5" table:start-row="76" table:start-table="0" table:end-column="7" table:end-row="77" table:end-table="0"/>
          <table:target-range-address table:start-column="2" table:start-row="76" table:start-table="0" table:end-column="4" table:end-row="77" table:end-table="0"/>
          <office:change-info>
            <dc:creator> </dc:creator>
            <dc:date>2024-08-13T03:20:54.669000000</dc:date>
          </office:change-info>
          <table:dependencies>
            <table:dependency table:id="ct620"/>
            <table:dependency table:id="ct532"/>
            <table:dependency table:id="ct522"/>
          </table:dependencies>
          <table:deletions>
            <table:cell-content-deletion table:id="ct208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80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4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230">
          <table:source-range-address table:start-column="5" table:start-row="81" table:start-table="0" table:end-column="7" table:end-row="82" table:end-table="0"/>
          <table:target-range-address table:start-column="2" table:start-row="81" table:start-table="0" table:end-column="4" table:end-row="82" table:end-table="0"/>
          <office:change-info>
            <dc:creator> </dc:creator>
            <dc:date>2024-08-13T03:21:00.432000000</dc:date>
          </office:change-info>
          <table:dependencies>
            <table:dependency table:id="ct618"/>
          </table:dependencies>
          <table:deletions>
            <table:cell-content-deletion table:id="ct210">
              <table:change-track-table-cell/>
            </table:cell-content-deletion>
            <table:cell-content-deletion table:id="ct209">
              <table:change-track-table-cell/>
            </table:cell-content-deletion>
            <table:cell-content-deletion table:id="ct182">
              <table:change-track-table-cell/>
            </table:cell-content-deletion>
            <table:cell-content-deletion table:id="ct181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77">
              <table:change-track-table-cell/>
            </table:cell-content-deletion>
          </table:deletions>
        </table:movement>
        <table:cell-content-change table:id="ct231">
          <table:cell-address table:column="0" table:row="84" table:table="0"/>
          <office:change-info>
            <dc:creator> </dc:creator>
            <dc:date>2024-08-13T03:21:07.097000000</dc:date>
          </office:change-info>
          <table:previous>
            <table:change-track-table-cell office:value-type="string">
              <text:p>RGB Color</text:p>
            </table:change-track-table-cell>
          </table:previous>
        </table:cell-content-change>
        <table:cell-content-change table:id="ct232">
          <table:cell-address table:column="0" table:row="90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0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3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92" table:table="0"/>
          <office:change-info>
            <dc:creator> </dc:creator>
            <dc:date>2024-08-13T03:21:14.617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0" table:row="90" table:table="0"/>
          <office:change-info>
            <dc:creator> </dc:creator>
            <dc:date>2024-08-13T03:21:18.871000000</dc:date>
          </office:change-info>
          <table:previous table:id="ct232">
            <table:change-track-table-cell office:value-type="string">
              <text:p>RGB Color Set</text:p>
            </table:change-track-table-cell>
          </table:previous>
        </table:cell-content-change>
        <table:movement table:id="ct243">
          <table:source-range-address table:start-column="5" table:start-row="92" table:start-table="0" table:end-column="7" table:end-row="92" table:end-table="0"/>
          <table:target-range-address table:start-column="2" table:start-row="92" table:start-table="0" table:end-column="4" table:end-row="92" table:end-table="0"/>
          <office:change-info>
            <dc:creator> </dc:creator>
            <dc:date>2024-08-13T03:21:24.005000000</dc:date>
          </office:change-info>
          <table:dependencies>
            <table:dependency table:id="ct354"/>
            <table:dependency table:id="ct332"/>
            <table:dependency table:id="ct331"/>
            <table:dependency table:id="ct330"/>
            <table:dependency table:id="ct252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movement>
        <table:cell-content-change table:id="ct244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7">
          <table:cell-address table:column="6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7" table:row="92" table:table="0"/>
          <office:change-info>
            <dc:creator> </dc:creator>
            <dc:date>2024-08-13T03:21:30.644000000</dc:date>
          </office:change-info>
          <table:previous>
            <table:change-track-table-cell/>
          </table:previous>
        </table:cell-content-change>
        <table:deletion table:id="ct250" table:type="row" table:position="92" table:table="0">
          <office:change-info>
            <dc:creator> </dc:creator>
            <dc:date>2024-08-13T03:22:47.849000000</dc:date>
          </office:change-info>
          <table:deletions>
            <table:cell-content-deletion table:id="ct233">
              <table:change-track-table-cell office:value-type="string">
                <text:p>Query</text:p>
              </table:change-track-table-cell>
            </table:cell-content-deletion>
          </table:deletions>
        </table:deletion>
        <table:cell-content-change table:id="ct251">
          <table:cell-address table:column="8" table:row="92" table:table="0"/>
          <office:change-info>
            <dc:creator> </dc:creator>
            <dc:date>2024-08-13T03:22:59.570000000</dc:date>
          </office:change-info>
          <table:previous>
            <table:change-track-table-cell/>
          </table:previous>
        </table:cell-content-change>
        <table:deletion table:id="ct252" table:type="row" table:position="92" table:table="0">
          <office:change-info>
            <dc:creator> </dc:creator>
            <dc:date>2024-08-13T03:23:02.841000000</dc:date>
          </office:change-info>
          <table:deletions>
            <table:change-deletion table:id="ct250"/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  <table:cell-content-deletion table:id="ct236">
              <table:change-track-table-cell office:value-type="string">
                <text:p>R intensity </text:p>
              </table:change-track-table-cell>
            </table:cell-content-deletion>
            <table:cell-content-deletion table:id="ct234">
              <table:change-track-table-cell office:value-type="string">
                <text:p>Response</text:p>
              </table:change-track-table-cell>
            </table:cell-content-deletion>
          </table:deletions>
          <table:cut-offs>
            <table:movement-cut-off table:id="ct243" table:position="1"/>
          </table:cut-offs>
        </table:deletion>
        <table:cell-content-change table:id="ct253">
          <table:cell-address table:column="9" table:row="92" table:table="0"/>
          <office:change-info>
            <dc:creator> </dc:creator>
            <dc:date>2024-08-13T03:23:47.71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9" table:row="92" table:table="0"/>
          <office:change-info>
            <dc:creator> </dc:creator>
            <dc:date>2024-08-13T03:23:59.417000000</dc:date>
          </office:change-info>
          <table:previous table:id="ct253">
            <table:change-track-table-cell office:value-type="string">
              <text:p>Fade Time is 0-255 fixed point</text:p>
            </table:change-track-table-cell>
          </table:previous>
        </table:cell-content-change>
        <table:cell-content-change table:id="ct255">
          <table:cell-address table:column="0" table:row="94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6">
          <table:cell-address table:column="0" table:row="96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0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8">
          <table:cell-address table:column="0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4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4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6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6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7" table:row="97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98" table:table="0"/>
          <office:change-info>
            <dc:creator> </dc:creator>
            <dc:date>2024-08-13T03:24:08.890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0" table:row="94" table:table="0"/>
          <office:change-info>
            <dc:creator> </dc:creator>
            <dc:date>2024-08-13T03:24:24.451000000</dc:date>
          </office:change-info>
          <table:previous table:id="ct255">
            <table:change-track-table-cell office:value-type="string">
              <text:p>RGB Color Set</text:p>
            </table:change-track-table-cell>
          </table:previous>
        </table:cell-content-change>
        <table:cell-content-change table:id="ct266">
          <table:cell-address table:column="4" table:row="97" table:table="0"/>
          <office:change-info>
            <dc:creator> </dc:creator>
            <dc:date>2024-08-13T03:24:27.439000000</dc:date>
          </office:change-info>
          <table:previous table:id="ct259">
            <table:change-track-table-cell office:value-type="string">
              <text:p>R intensity </text:p>
            </table:change-track-table-cell>
          </table:previous>
        </table:cell-content-change>
        <table:cell-content-change table:id="ct267">
          <table:cell-address table:column="4" table:row="98" table:table="0"/>
          <office:change-info>
            <dc:creator> </dc:creator>
            <dc:date>2024-08-13T03:24:27.439000000</dc:date>
          </office:change-info>
          <table:previous table:id="ct260">
            <table:change-track-table-cell office:value-type="string">
              <text:p>R intensity </text:p>
            </table:change-track-table-cell>
          </table:previous>
        </table:cell-content-change>
        <table:cell-content-change table:id="ct268">
          <table:cell-address table:column="6" table:row="97" table:table="0"/>
          <office:change-info>
            <dc:creator> </dc:creator>
            <dc:date>2024-08-13T03:24:27.439000000</dc:date>
          </office:change-info>
          <table:previous table:id="ct261">
            <table:change-track-table-cell office:value-type="string">
              <text:p>G intensity </text:p>
            </table:change-track-table-cell>
          </table:previous>
        </table:cell-content-change>
        <table:cell-content-change table:id="ct269">
          <table:cell-address table:column="6" table:row="98" table:table="0"/>
          <office:change-info>
            <dc:creator> </dc:creator>
            <dc:date>2024-08-13T03:24:27.439000000</dc:date>
          </office:change-info>
          <table:previous table:id="ct262">
            <table:change-track-table-cell office:value-type="string">
              <text:p>G intensity </text:p>
            </table:change-track-table-cell>
          </table:previous>
        </table:cell-content-change>
        <table:cell-content-change table:id="ct270">
          <table:cell-address table:column="7" table:row="97" table:table="0"/>
          <office:change-info>
            <dc:creator> </dc:creator>
            <dc:date>2024-08-13T03:24:27.439000000</dc:date>
          </office:change-info>
          <table:previous table:id="ct263">
            <table:change-track-table-cell office:value-type="string">
              <text:p>B intensity </text:p>
            </table:change-track-table-cell>
          </table:previous>
        </table:cell-content-change>
        <table:cell-content-change table:id="ct271">
          <table:cell-address table:column="7" table:row="98" table:table="0"/>
          <office:change-info>
            <dc:creator> </dc:creator>
            <dc:date>2024-08-13T03:24:27.439000000</dc:date>
          </office:change-info>
          <table:previous table:id="ct264">
            <table:change-track-table-cell office:value-type="string">
              <text:p>B intensity </text:p>
            </table:change-track-table-cell>
          </table:previous>
        </table:cell-content-change>
        <table:cell-content-change table:id="ct272">
          <table:cell-address table:column="9" table:row="92" table:table="0"/>
          <office:change-info>
            <dc:creator> </dc:creator>
            <dc:date>2024-08-13T03:24:57.460000000</dc:date>
          </office:change-info>
          <table:previous table:id="ct254">
            <table:change-track-table-cell office:value-type="string">
              <text:p>Fade Time is 0-255</text:p>
            </table:change-track-table-cell>
          </table:previous>
        </table:cell-content-change>
        <table:cell-content-change table:id="ct273">
          <table:cell-address table:column="0" table:row="94" table:table="0"/>
          <office:change-info>
            <dc:creator> </dc:creator>
            <dc:date>2024-08-13T03:25:04.197000000</dc:date>
          </office:change-info>
          <table:previous table:id="ct265">
            <table:change-track-table-cell office:value-type="string">
              <text:p>RGB Color Fade Time Decimal</text:p>
            </table:change-track-table-cell>
          </table:previous>
        </table:cell-content-change>
        <table:cell-content-change table:id="ct274">
          <table:cell-address table:column="8" table:row="92" table:table="0"/>
          <office:change-info>
            <dc:creator> </dc:creator>
            <dc:date>2024-08-13T03:25:09.137000000</dc:date>
          </office:change-info>
          <table:previous table:id="ct251">
            <table:change-track-table-cell office:value-type="string">
              <text:p>Fade Time</text:p>
            </table:change-track-table-cell>
          </table:previous>
        </table:cell-content-change>
        <table:movement table:id="ct275">
          <table:source-range-address table:column="5" table:row="52" table:table="0"/>
          <table:target-range-address table:column="2" table:row="52" table:table="0"/>
          <office:change-info>
            <dc:creator> </dc:creator>
            <dc:date>2024-08-13T03:30:51.939000000</dc:date>
          </office:change-info>
          <table:deletions>
            <table:cell-content-deletion table:id="ct56">
              <table:change-track-table-cell/>
            </table:cell-content-deletion>
          </table:deletions>
        </table:movement>
        <table:movement table:id="ct276">
          <table:source-range-address table:start-column="5" table:start-row="87" table:start-table="0" table:end-column="7" table:end-row="88" table:end-table="0"/>
          <table:target-range-address table:start-column="2" table:start-row="87" table:start-table="0" table:end-column="4" table:end-row="88" table:end-table="0"/>
          <office:change-info>
            <dc:creator> </dc:creator>
            <dc:date>2024-08-13T03:32:03.530000000</dc:date>
          </office:change-info>
          <table:dependencies>
            <table:dependency table:id="ct640"/>
            <table:dependency table:id="ct616"/>
            <table:dependency table:id="ct529"/>
            <table:dependency table:id="ct350"/>
          </table:dependencies>
          <table:deletions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277">
          <table:cell-address table:column="2" table:row="16" table:table="0"/>
          <office:change-info>
            <dc:creator> </dc:creator>
            <dc:date>2024-08-13T03:32:27.426000000</dc:date>
          </office:change-info>
          <table:previous table:id="ct145">
            <table:change-track-table-cell office:value-type="string">
              <text:p>0xFF</text:p>
            </table:change-track-table-cell>
          </table:previous>
        </table:cell-content-change>
        <table:cell-content-change table:id="ct278">
          <table:cell-address table:column="1" table:row="2" table:table="0"/>
          <office:change-info>
            <dc:creator> </dc:creator>
            <dc:date>2024-08-13T14:27:56.115000000</dc:date>
          </office:change-info>
          <table:previous table:id="ct214">
            <table:change-track-table-cell/>
          </table:previous>
        </table:cell-content-change>
        <table:cell-content-change table:id="ct279">
          <table:cell-address table:column="1" table:row="5" table:table="0"/>
          <office:change-info>
            <dc:creator> </dc:creator>
            <dc:date>2024-08-13T14:28:10.937000000</dc:date>
          </office:change-info>
          <table:previous table:id="ct215">
            <table:change-track-table-cell/>
          </table:previous>
        </table:cell-content-change>
        <table:cell-content-change table:id="ct280">
          <table:cell-address table:column="1" table:row="6" table:table="0"/>
          <office:change-info>
            <dc:creator> </dc:creator>
            <dc:date>2024-08-13T14:28:13.597000000</dc:date>
          </office:change-info>
          <table:previous table:id="ct216">
            <table:change-track-table-cell/>
          </table:previous>
        </table:cell-content-change>
        <table:cell-content-change table:id="ct281">
          <table:cell-address table:column="1" table:row="7" table:table="0"/>
          <office:change-info>
            <dc:creator> </dc:creator>
            <dc:date>2024-08-13T14:28:15.274000000</dc:date>
          </office:change-info>
          <table:previous table:id="ct217">
            <table:change-track-table-cell/>
          </table:previous>
        </table:cell-content-change>
        <table:cell-content-change table:id="ct282">
          <table:cell-address table:column="1" table:row="8" table:table="0"/>
          <office:change-info>
            <dc:creator> </dc:creator>
            <dc:date>2024-08-13T14:28:17.394000000</dc:date>
          </office:change-info>
          <table:previous table:id="ct218">
            <table:change-track-table-cell/>
          </table:previous>
        </table:cell-content-change>
        <table:cell-content-change table:id="ct283">
          <table:cell-address table:column="1" table:row="9" table:table="0"/>
          <office:change-info>
            <dc:creator> </dc:creator>
            <dc:date>2024-08-13T14:28:19.422000000</dc:date>
          </office:change-info>
          <table:previous table:id="ct219">
            <table:change-track-table-cell/>
          </table:previous>
        </table:cell-content-change>
        <table:cell-content-change table:id="ct284">
          <table:cell-address table:column="1" table:row="10" table:table="0"/>
          <office:change-info>
            <dc:creator> </dc:creator>
            <dc:date>2024-08-13T14:28:21.021000000</dc:date>
          </office:change-info>
          <table:previous table:id="ct220">
            <table:change-track-table-cell/>
          </table:previous>
        </table:cell-content-change>
        <table:cell-content-change table:id="ct285">
          <table:cell-address table:column="1" table:row="11" table:table="0"/>
          <office:change-info>
            <dc:creator> </dc:creator>
            <dc:date>2024-08-13T14:28:22.569000000</dc:date>
          </office:change-info>
          <table:previous table:id="ct221">
            <table:change-track-table-cell/>
          </table:previous>
        </table:cell-content-change>
        <table:cell-content-change table:id="ct286">
          <table:cell-address table:column="2" table:row="2" table:table="0"/>
          <office:change-info>
            <dc:creator> </dc:creator>
            <dc:date>2024-08-13T14:53:28.545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287">
          <table:cell-address table:column="3" table:row="2" table:table="0"/>
          <office:change-info>
            <dc:creator> </dc:creator>
            <dc:date>2024-08-13T14:53:28.865000000</dc:date>
          </office:change-info>
          <table:previous table:id="ct122">
            <table:change-track-table-cell/>
          </table:previous>
        </table:cell-content-change>
        <table:cell-content-change table:id="ct288">
          <table:cell-address table:column="2" table:row="2" table:table="0"/>
          <office:change-info>
            <dc:creator> </dc:creator>
            <dc:date>2024-08-13T14:53:32.720000000</dc:date>
          </office:change-info>
          <table:previous table:id="ct286">
            <table:change-track-table-cell/>
          </table:previous>
        </table:cell-content-change>
        <table:cell-content-change table:id="ct289">
          <table:cell-address table:column="2" table:row="22" table:table="0"/>
          <office:change-info>
            <dc:creator> </dc:creator>
            <dc:date>2024-08-13T14:53:37.842000000</dc:date>
          </office:change-info>
          <table:previous table:id="ct28">
            <table:change-track-table-cell/>
          </table:previous>
        </table:cell-content-change>
        <table:cell-content-change table:id="ct290">
          <table:cell-address table:column="2" table:row="28" table:table="0"/>
          <office:change-info>
            <dc:creator> </dc:creator>
            <dc:date>2024-08-13T14:53:40.669000000</dc:date>
          </office:change-info>
          <table:previous table:id="ct34">
            <table:change-track-table-cell/>
          </table:previous>
        </table:cell-content-change>
        <table:cell-content-change table:id="ct291">
          <table:cell-address table:column="2" table:row="34" table:table="0"/>
          <office:change-info>
            <dc:creator> </dc:creator>
            <dc:date>2024-08-13T14:53:45.090000000</dc:date>
          </office:change-info>
          <table:previous table:id="ct40">
            <table:change-track-table-cell/>
          </table:previous>
        </table:cell-content-change>
        <table:cell-content-change table:id="ct292">
          <table:cell-address table:column="2" table:row="42" table:table="0"/>
          <office:change-info>
            <dc:creator> </dc:creator>
            <dc:date>2024-08-13T14:53:48.138000000</dc:date>
          </office:change-info>
          <table:previous table:id="ct48">
            <table:change-track-table-cell/>
          </table:previous>
        </table:cell-content-change>
        <table:cell-content-change table:id="ct293">
          <table:cell-address table:column="2" table:row="86" table:table="0"/>
          <office:change-info>
            <dc:creator> </dc:creator>
            <dc:date>2024-08-13T14:53:59.793000000</dc:date>
          </office:change-info>
          <table:previous table:id="ct82">
            <table:change-track-table-cell/>
          </table:previous>
        </table:cell-content-change>
        <table:cell-content-change table:id="ct294">
          <table:cell-address table:column="1" table:row="22" table:table="0"/>
          <office:change-info>
            <dc:creator> </dc:creator>
            <dc:date>2024-08-13T15:52:33.031000000</dc:date>
          </office:change-info>
          <table:previous table:id="ct222">
            <table:change-track-table-cell/>
          </table:previous>
        </table:cell-content-change>
        <table:cell-content-change table:id="ct295">
          <table:cell-address table:column="1" table:row="22" table:table="0"/>
          <office:change-info>
            <dc:creator> </dc:creator>
            <dc:date>2024-08-13T15:52:37.012000000</dc:date>
          </office:change-info>
          <table:previous table:id="ct294">
            <table:change-track-table-cell office:value-type="string">
              <text:p>0x2</text:p>
            </table:change-track-table-cell>
          </table:previous>
        </table:cell-content-change>
        <table:cell-content-change table:id="ct296">
          <table:cell-address table:column="1" table:row="23" table:table="0"/>
          <office:change-info>
            <dc:creator> </dc:creator>
            <dc:date>2024-08-13T15:52:39.372000000</dc:date>
          </office:change-info>
          <table:previous table:id="ct223">
            <table:change-track-table-cell/>
          </table:previous>
        </table:cell-content-change>
        <table:cell-content-change table:id="ct297">
          <table:cell-address table:column="1" table:row="24" table:table="0"/>
          <office:change-info>
            <dc:creator> </dc:creator>
            <dc:date>2024-08-13T15:52:41.205000000</dc:date>
          </office:change-info>
          <table:previous table:id="ct224">
            <table:change-track-table-cell/>
          </table:previous>
        </table:cell-content-change>
        <table:cell-content-change table:id="ct298">
          <table:cell-address table:column="1" table:row="28" table:table="0"/>
          <office:change-info>
            <dc:creator> </dc:creator>
            <dc:date>2024-08-13T15:52:51.522000000</dc:date>
          </office:change-info>
          <table:previous table:id="ct31">
            <table:change-track-table-cell/>
          </table:previous>
        </table:cell-content-change>
        <table:cell-content-change table:id="ct299">
          <table:cell-address table:column="1" table:row="28" table:table="0"/>
          <office:change-info>
            <dc:creator> </dc:creator>
            <dc:date>2024-08-13T15:52:55.653000000</dc:date>
          </office:change-info>
          <table:previous table:id="ct298">
            <table:change-track-table-cell office:value-type="string">
              <text:p>0x02</text:p>
            </table:change-track-table-cell>
          </table:previous>
        </table:cell-content-change>
        <table:cell-content-change table:id="ct300">
          <table:cell-address table:column="1" table:row="29" table:table="0"/>
          <office:change-info>
            <dc:creator> </dc:creator>
            <dc:date>2024-08-13T15:52:58.477000000</dc:date>
          </office:change-info>
          <table:previous table:id="ct32">
            <table:change-track-table-cell/>
          </table:previous>
        </table:cell-content-change>
        <table:cell-content-change table:id="ct301">
          <table:cell-address table:column="1" table:row="30" table:table="0"/>
          <office:change-info>
            <dc:creator> </dc:creator>
            <dc:date>2024-08-13T15:53:00.241000000</dc:date>
          </office:change-info>
          <table:previous table:id="ct33">
            <table:change-track-table-cell/>
          </table:previous>
        </table:cell-content-change>
        <table:cell-content-change table:id="ct302">
          <table:cell-address table:column="1" table:row="34" table:table="0"/>
          <office:change-info>
            <dc:creator> </dc:creator>
            <dc:date>2024-08-13T15:53:07.169000000</dc:date>
          </office:change-info>
          <table:previous table:id="ct37">
            <table:change-track-table-cell/>
          </table:previous>
        </table:cell-content-change>
        <table:cell-content-change table:id="ct303">
          <table:cell-address table:column="1" table:row="35" table:table="0"/>
          <office:change-info>
            <dc:creator> </dc:creator>
            <dc:date>2024-08-13T15:53:09.398000000</dc:date>
          </office:change-info>
          <table:previous table:id="ct38">
            <table:change-track-table-cell/>
          </table:previous>
        </table:cell-content-change>
        <table:cell-content-change table:id="ct304">
          <table:cell-address table:column="1" table:row="36" table:table="0"/>
          <office:change-info>
            <dc:creator> </dc:creator>
            <dc:date>2024-08-13T15:53:12.262000000</dc:date>
          </office:change-info>
          <table:previous table:id="ct39">
            <table:change-track-table-cell/>
          </table:previous>
        </table:cell-content-change>
        <table:cell-content-change table:id="ct305">
          <table:cell-address table:column="1" table:row="40" table:table="0"/>
          <office:change-info>
            <dc:creator> </dc:creator>
            <dc:date>2024-08-13T15:53:17.681000000</dc:date>
          </office:change-info>
          <table:previous table:id="ct43">
            <table:change-track-table-cell/>
          </table:previous>
        </table:cell-content-change>
        <table:cell-content-change table:id="ct306">
          <table:cell-address table:column="1" table:row="41" table:table="0"/>
          <office:change-info>
            <dc:creator> </dc:creator>
            <dc:date>2024-08-13T15:53:19.521000000</dc:date>
          </office:change-info>
          <table:previous table:id="ct44">
            <table:change-track-table-cell/>
          </table:previous>
        </table:cell-content-change>
        <table:cell-content-change table:id="ct307">
          <table:cell-address table:column="1" table:row="42" table:table="0"/>
          <office:change-info>
            <dc:creator> </dc:creator>
            <dc:date>2024-08-13T15:53:21.033000000</dc:date>
          </office:change-info>
          <table:previous table:id="ct45">
            <table:change-track-table-cell/>
          </table:previous>
        </table:cell-content-change>
        <table:cell-content-change table:id="ct308">
          <table:cell-address table:column="1" table:row="46" table:table="0"/>
          <office:change-info>
            <dc:creator> </dc:creator>
            <dc:date>2024-08-13T15:53:32.938000000</dc:date>
          </office:change-info>
          <table:previous table:id="ct49">
            <table:change-track-table-cell/>
          </table:previous>
        </table:cell-content-change>
        <table:cell-content-change table:id="ct309">
          <table:cell-address table:column="1" table:row="47" table:table="0"/>
          <office:change-info>
            <dc:creator> </dc:creator>
            <dc:date>2024-08-13T15:53:34.376000000</dc:date>
          </office:change-info>
          <table:previous table:id="ct50">
            <table:change-track-table-cell/>
          </table:previous>
        </table:cell-content-change>
        <table:cell-content-change table:id="ct310">
          <table:cell-address table:column="1" table:row="51" table:table="0"/>
          <office:change-info>
            <dc:creator> </dc:creator>
            <dc:date>2024-08-13T15:53:39.397000000</dc:date>
          </office:change-info>
          <table:previous table:id="ct53">
            <table:change-track-table-cell/>
          </table:previous>
        </table:cell-content-change>
        <table:cell-content-change table:id="ct311">
          <table:cell-address table:column="1" table:row="52" table:table="0"/>
          <office:change-info>
            <dc:creator> </dc:creator>
            <dc:date>2024-08-13T15:53:46.341000000</dc:date>
          </office:change-info>
          <table:previous table:id="ct54">
            <table:change-track-table-cell/>
          </table:previous>
        </table:cell-content-change>
        <table:cell-content-change table:id="ct312">
          <table:cell-address table:column="1" table:row="57" table:table="0"/>
          <office:change-info>
            <dc:creator> </dc:creator>
            <dc:date>2024-08-13T15:53:52.237000000</dc:date>
          </office:change-info>
          <table:previous table:id="ct57">
            <table:change-track-table-cell/>
          </table:previous>
        </table:cell-content-change>
        <table:cell-content-change table:id="ct313">
          <table:cell-address table:column="1" table:row="61" table:table="0"/>
          <office:change-info>
            <dc:creator> </dc:creator>
            <dc:date>2024-08-13T15:53:58.416000000</dc:date>
          </office:change-info>
          <table:previous table:id="ct59">
            <table:change-track-table-cell/>
          </table:previous>
        </table:cell-content-change>
        <table:cell-content-change table:id="ct314">
          <table:cell-address table:column="1" table:row="62" table:table="0"/>
          <office:change-info>
            <dc:creator> </dc:creator>
            <dc:date>2024-08-13T15:54:03.058000000</dc:date>
          </office:change-info>
          <table:previous table:id="ct60">
            <table:change-track-table-cell/>
          </table:previous>
        </table:cell-content-change>
        <table:cell-content-change table:id="ct315">
          <table:cell-address table:column="1" table:row="66" table:table="0"/>
          <office:change-info>
            <dc:creator> </dc:creator>
            <dc:date>2024-08-13T15:54:06.406000000</dc:date>
          </office:change-info>
          <table:previous table:id="ct63">
            <table:change-track-table-cell/>
          </table:previous>
        </table:cell-content-change>
        <table:cell-content-change table:id="ct316">
          <table:cell-address table:column="1" table:row="67" table:table="0"/>
          <office:change-info>
            <dc:creator> </dc:creator>
            <dc:date>2024-08-13T15:54:09.960000000</dc:date>
          </office:change-info>
          <table:previous table:id="ct64">
            <table:change-track-table-cell/>
          </table:previous>
        </table:cell-content-change>
        <table:cell-content-change table:id="ct317">
          <table:cell-address table:column="1" table:row="71" table:table="0"/>
          <office:change-info>
            <dc:creator> </dc:creator>
            <dc:date>2024-08-13T15:54:16.802000000</dc:date>
          </office:change-info>
          <table:previous table:id="ct67">
            <table:change-track-table-cell/>
          </table:previous>
        </table:cell-content-change>
        <table:cell-content-change table:id="ct318">
          <table:cell-address table:column="1" table:row="72" table:table="0"/>
          <office:change-info>
            <dc:creator> </dc:creator>
            <dc:date>2024-08-13T15:54:18.669000000</dc:date>
          </office:change-info>
          <table:previous table:id="ct68">
            <table:change-track-table-cell/>
          </table:previous>
        </table:cell-content-change>
        <table:cell-content-change table:id="ct319">
          <table:cell-address table:column="1" table:row="76" table:table="0"/>
          <office:change-info>
            <dc:creator> </dc:creator>
            <dc:date>2024-08-13T15:54:22.513000000</dc:date>
          </office:change-info>
          <table:previous table:id="ct71">
            <table:change-track-table-cell/>
          </table:previous>
        </table:cell-content-change>
        <table:cell-content-change table:id="ct320">
          <table:cell-address table:column="1" table:row="77" table:table="0"/>
          <office:change-info>
            <dc:creator> </dc:creator>
            <dc:date>2024-08-13T15:54:25.030000000</dc:date>
          </office:change-info>
          <table:previous table:id="ct72">
            <table:change-track-table-cell/>
          </table:previous>
        </table:cell-content-change>
        <table:cell-content-change table:id="ct321">
          <table:cell-address table:column="1" table:row="81" table:table="0"/>
          <office:change-info>
            <dc:creator> </dc:creator>
            <dc:date>2024-08-13T15:54:29.505000000</dc:date>
          </office:change-info>
          <table:previous table:id="ct75">
            <table:change-track-table-cell/>
          </table:previous>
        </table:cell-content-change>
        <table:cell-content-change table:id="ct322">
          <table:cell-address table:column="1" table:row="82" table:table="0"/>
          <office:change-info>
            <dc:creator> </dc:creator>
            <dc:date>2024-08-13T15:54:34.607000000</dc:date>
          </office:change-info>
          <table:previous table:id="ct76">
            <table:change-track-table-cell/>
          </table:previous>
        </table:cell-content-change>
        <table:cell-content-change table:id="ct323">
          <table:cell-address table:column="1" table:row="86" table:table="0"/>
          <office:change-info>
            <dc:creator> </dc:creator>
            <dc:date>2024-08-13T15:54:43.521000000</dc:date>
          </office:change-info>
          <table:previous table:id="ct79">
            <table:change-track-table-cell/>
          </table:previous>
        </table:cell-content-change>
        <table:cell-content-change table:id="ct324">
          <table:cell-address table:column="1" table:row="87" table:table="0"/>
          <office:change-info>
            <dc:creator> </dc:creator>
            <dc:date>2024-08-13T15:54:46.021000000</dc:date>
          </office:change-info>
          <table:previous table:id="ct80">
            <table:change-track-table-cell/>
          </table:previous>
        </table:cell-content-change>
        <table:cell-content-change table:id="ct325">
          <table:cell-address table:column="1" table:row="88" table:table="0"/>
          <office:change-info>
            <dc:creator> </dc:creator>
            <dc:date>2024-08-13T15:54:48.327000000</dc:date>
          </office:change-info>
          <table:previous table:id="ct81">
            <table:change-track-table-cell/>
          </table:previous>
        </table:cell-content-change>
        <table:cell-content-change table:id="ct326">
          <table:cell-address table:column="1" table:row="92" table:table="0"/>
          <office:change-info>
            <dc:creator> </dc:creator>
            <dc:date>2024-08-13T15:54:59.301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3" table:row="92" table:table="0"/>
          <office:change-info>
            <dc:creator> </dc:creator>
            <dc:date>2024-08-13T15:55:06.965000000</dc:date>
          </office:change-info>
          <table:previous table:id="ct237">
            <table:change-track-table-cell office:value-type="string">
              <text:p>R intensity </text:p>
            </table:change-track-table-cell>
          </table:previous>
        </table:cell-content-change>
        <table:cell-content-change table:id="ct328">
          <table:cell-address table:column="3" table:row="92" table:table="0"/>
          <office:change-info>
            <dc:creator> </dc:creator>
            <dc:date>2024-08-13T15:55:10.357000000</dc:date>
          </office:change-info>
          <table:previous table:id="ct239">
            <table:change-track-table-cell office:value-type="string">
              <text:p>G intensity </text:p>
            </table:change-track-table-cell>
          </table:previous>
        </table:cell-content-change>
        <table:cell-content-change table:id="ct329">
          <table:cell-address table:column="4" table:row="92" table:table="0"/>
          <office:change-info>
            <dc:creator> </dc:creator>
            <dc:date>2024-08-13T15:55:14.461000000</dc:date>
          </office:change-info>
          <table:previous table:id="ct241">
            <table:change-track-table-cell office:value-type="string">
              <text:p>B intensity </text:p>
            </table:change-track-table-cell>
          </table:previous>
        </table:cell-content-change>
        <table:cell-content-change table:id="ct330">
          <table:cell-address table:column="5" table:row="92" table:table="0"/>
          <office:change-info>
            <dc:creator> </dc:creator>
            <dc:date>2024-08-13T15:55:17.656000000</dc:date>
          </office:change-info>
          <table:previous table:id="ct245">
            <table:change-track-table-cell office:value-type="string">
              <text:p>R intensity </text:p>
            </table:change-track-table-cell>
          </table:previous>
        </table:cell-content-change>
        <table:cell-content-change table:id="ct331">
          <table:cell-address table:column="6" table:row="92" table:table="0"/>
          <office:change-info>
            <dc:creator> </dc:creator>
            <dc:date>2024-08-13T15:55:23.437000000</dc:date>
          </office:change-info>
          <table:previous table:id="ct247">
            <table:change-track-table-cell office:value-type="string">
              <text:p>G intensity </text:p>
            </table:change-track-table-cell>
          </table:previous>
        </table:cell-content-change>
        <table:cell-content-change table:id="ct332">
          <table:cell-address table:column="7" table:row="92" table:table="0"/>
          <office:change-info>
            <dc:creator> </dc:creator>
            <dc:date>2024-08-13T15:55:26.965000000</dc:date>
          </office:change-info>
          <table:previous table:id="ct249">
            <table:change-track-table-cell office:value-type="string">
              <text:p>B intensity </text:p>
            </table:change-track-table-cell>
          </table:previous>
        </table:cell-content-change>
        <table:cell-content-change table:id="ct333">
          <table:cell-address table:column="1" table:row="96" table:table="0"/>
          <office:change-info>
            <dc:creator> </dc:creator>
            <dc:date>2024-08-13T15:55:36.648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" table:row="97" table:table="0"/>
          <office:change-info>
            <dc:creator> </dc:creator>
            <dc:date>2024-08-13T15:55:41.757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" table:row="98" table:table="0"/>
          <office:change-info>
            <dc:creator> </dc:creator>
            <dc:date>2024-08-13T15:55:45.464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47" table:table="0"/>
          <office:change-info>
            <dc:creator> </dc:creator>
            <dc:date>2024-08-13T15:55:55.724000000</dc:date>
          </office:change-info>
          <table:previous table:id="ct52">
            <table:change-track-table-cell/>
          </table:previous>
        </table:cell-content-change>
        <table:cell-content-change table:id="ct337">
          <table:cell-address table:column="5" table:row="46" table:table="0"/>
          <office:change-info>
            <dc:creator> </dc:creator>
            <dc:date>2024-08-13T15:56:11.267000000</dc:date>
          </office:change-info>
          <table:previous>
            <table:change-track-table-cell office:value-type="string">
              <text:p>Command Number</text:p>
            </table:change-track-table-cell>
          </table:previous>
        </table:cell-content-change>
        <table:cell-content-change table:id="ct338">
          <table:cell-address table:column="2" table:row="46" table:table="0"/>
          <office:change-info>
            <dc:creator> </dc:creator>
            <dc:date>2024-08-13T15:56:18.100000000</dc:date>
          </office:change-info>
          <table:previous table:id="ct51">
            <table:change-track-table-cell/>
          </table:previous>
        </table:cell-content-change>
        <table:cell-content-change table:id="ct339">
          <table:cell-address table:column="2" table:row="51" table:table="0"/>
          <office:change-info>
            <dc:creator> </dc:creator>
            <dc:date>2024-08-13T15:56:27.549000000</dc:date>
          </office:change-info>
          <table:previous table:id="ct55">
            <table:change-track-table-cell/>
          </table:previous>
        </table:cell-content-change>
        <table:cell-content-change table:id="ct340">
          <table:cell-address table:column="2" table:row="62" table:table="0"/>
          <office:change-info>
            <dc:creator> </dc:creator>
            <dc:date>2024-08-13T15:56:46.507000000</dc:date>
          </office:change-info>
          <table:previous table:id="ct62">
            <table:change-track-table-cell/>
          </table:previous>
        </table:cell-content-change>
        <table:cell-content-change table:id="ct341">
          <table:cell-address table:column="2" table:row="67" table:table="0"/>
          <office:change-info>
            <dc:creator> </dc:creator>
            <dc:date>2024-08-13T15:57:02.149000000</dc:date>
          </office:change-info>
          <table:previous table:id="ct66">
            <table:change-track-table-cell/>
          </table:previous>
        </table:cell-content-change>
        <table:movement table:id="ct342">
          <table:source-range-address table:start-column="5" table:start-row="66" table:start-table="0" table:end-column="6" table:end-row="66" table:end-table="0"/>
          <table:target-range-address table:start-column="2" table:start-row="66" table:start-table="0" table:end-column="3" table:end-row="66" table:end-table="0"/>
          <office:change-info>
            <dc:creator> </dc:creator>
            <dc:date>2024-08-13T15:57:16.126000000</dc:date>
          </office:change-info>
          <table:dependencies>
            <table:dependency table:id="ct534"/>
          </table:dependencies>
          <table:deletions>
            <table:cell-content-deletion table:id="ct175">
              <table:change-track-table-cell/>
            </table:cell-content-deletion>
            <table:cell-content-deletion table:id="ct65">
              <table:change-track-table-cell/>
            </table:cell-content-deletion>
          </table:deletions>
        </table:movement>
        <table:movement table:id="ct343">
          <table:source-range-address table:column="5" table:row="71" table:table="0"/>
          <table:target-range-address table:column="2" table:row="71" table:table="0"/>
          <office:change-info>
            <dc:creator> </dc:creator>
            <dc:date>2024-08-13T15:57:28.333000000</dc:date>
          </office:change-info>
          <table:deletions>
            <table:cell-content-deletion table:id="ct69">
              <table:change-track-table-cell/>
            </table:cell-content-deletion>
          </table:deletions>
        </table:movement>
        <table:cell-content-change table:id="ct344">
          <table:cell-address table:column="2" table:row="77" table:table="0"/>
          <office:change-info>
            <dc:creator> </dc:creator>
            <dc:date>2024-08-13T15:57:38.323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5">
          <table:cell-address table:column="3" table:row="77" table:table="0"/>
          <office:change-info>
            <dc:creator> </dc:creator>
            <dc:date>2024-08-13T15:57:38.83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77" table:table="0"/>
          <office:change-info>
            <dc:creator> </dc:creator>
            <dc:date>2024-08-13T15:57:40.770000000</dc:date>
          </office:change-info>
          <table:previous table:id="ct344">
            <table:change-track-table-cell/>
          </table:previous>
        </table:cell-content-change>
        <table:cell-content-change table:id="ct347">
          <table:cell-address table:column="2" table:row="82" table:table="0"/>
          <office:change-info>
            <dc:creator> </dc:creator>
            <dc:date>2024-08-13T15:57:46.579000000</dc:date>
          </office:change-info>
          <table:previous>
            <table:change-track-table-cell office:value-type="string">
              <text:p>Channel Number</text:p>
            </table:change-track-table-cell>
          </table:previous>
        </table:cell-content-change>
        <table:cell-content-change table:id="ct348">
          <table:cell-address table:column="3" table:row="82" table:table="0"/>
          <office:change-info>
            <dc:creator> </dc:creator>
            <dc:date>2024-08-13T15:57:46.852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2" table:row="82" table:table="0"/>
          <office:change-info>
            <dc:creator> </dc:creator>
            <dc:date>2024-08-13T15:57:48.661000000</dc:date>
          </office:change-info>
          <table:previous table:id="ct347">
            <table:change-track-table-cell/>
          </table:previous>
        </table:cell-content-change>
        <table:movement table:id="ct350">
          <table:source-range-address table:start-column="2" table:start-row="87" table:start-table="0" table:end-column="4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8-13T15:58:01.846000000</dc:date>
          </office:change-info>
          <table:dependencies>
            <table:dependency table:id="ct640"/>
            <table:dependency table:id="ct639"/>
            <table:dependency table:id="ct638"/>
            <table:dependency table:id="ct617"/>
            <table:dependency table:id="ct616"/>
            <table:dependency table:id="ct530"/>
            <table:dependency table:id="ct529"/>
            <table:dependency table:id="ct352"/>
            <table:dependency table:id="ct351"/>
          </table:dependencies>
          <table:deletions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</table:deletions>
        </table:movement>
        <table:cell-content-change table:id="ct351">
          <table:cell-address table:column="3" table:row="87" table:table="0"/>
          <office:change-info>
            <dc:creator> </dc:creator>
            <dc:date>2024-08-13T15:58:06.88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3" table:row="88" table:table="0"/>
          <office:change-info>
            <dc:creator> </dc:creator>
            <dc:date>2024-08-13T15:58:09.233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3" table:row="86" table:table="0"/>
          <office:change-info>
            <dc:creator> </dc:creator>
            <dc:date>2024-08-13T15:58:12.876000000</dc:date>
          </office:change-info>
          <table:previous table:id="ct183">
            <table:change-track-table-cell/>
          </table:previous>
        </table:cell-content-change>
        <table:movement table:id="ct354">
          <table:source-range-address table:start-column="2" table:start-row="92" table:start-table="0" table:end-column="7" table:end-row="92" table:end-table="0"/>
          <table:target-range-address table:start-column="3" table:start-row="92" table:start-table="0" table:end-column="8" table:end-row="92" table:end-table="0"/>
          <office:change-info>
            <dc:creator> </dc:creator>
            <dc:date>2024-08-13T15:58:32.690000000</dc:date>
          </office:change-info>
          <table:dependencies>
            <table:dependency table:id="ct355"/>
          </table:dependencies>
          <table:deletions>
            <table:cell-content-deletion table:id="ct274">
              <table:change-track-table-cell/>
            </table:cell-content-deletion>
            <table:cell-content-deletion table:id="ct332">
              <table:change-track-table-cell office:value-type="string">
                <text:p>B intensity Finail</text:p>
              </table:change-track-table-cell>
            </table:cell-content-deletion>
            <table:cell-content-deletion table:id="ct248">
              <table:change-track-table-cell office:value-type="string">
                <text:p>B intensity </text:p>
              </table:change-track-table-cell>
            </table:cell-content-deletion>
            <table:cell-content-deletion table:id="ct331">
              <table:change-track-table-cell office:value-type="string">
                <text:p>G intensity Final</text:p>
              </table:change-track-table-cell>
            </table:cell-content-deletion>
            <table:cell-content-deletion table:id="ct246">
              <table:change-track-table-cell office:value-type="string">
                <text:p>G intensity </text:p>
              </table:change-track-table-cell>
            </table:cell-content-deletion>
            <table:cell-content-deletion table:id="ct330">
              <table:change-track-table-cell office:value-type="string">
                <text:p>R intensity Final</text:p>
              </table:change-track-table-cell>
            </table:cell-content-deletion>
            <table:cell-content-deletion table:id="ct244">
              <table:change-track-table-cell office:value-type="string">
                <text:p>R intensity </text:p>
              </table:change-track-table-cell>
            </table:cell-content-deletion>
            <table:cell-content-deletion table:id="ct329">
              <table:change-track-table-cell office:value-type="string">
                <text:p>B intensity Initial</text:p>
              </table:change-track-table-cell>
            </table:cell-content-deletion>
            <table:cell-content-deletion table:id="ct240">
              <table:change-track-table-cell office:value-type="string">
                <text:p>B intensity </text:p>
              </table:change-track-table-cell>
            </table:cell-content-deletion>
            <table:cell-content-deletion table:id="ct328">
              <table:change-track-table-cell office:value-type="string">
                <text:p>G intensity Initial</text:p>
              </table:change-track-table-cell>
            </table:cell-content-deletion>
            <table:cell-content-deletion table:id="ct238">
              <table:change-track-table-cell office:value-type="string">
                <text:p>G intensity </text:p>
              </table:change-track-table-cell>
            </table:cell-content-deletion>
          </table:deletions>
        </table:movement>
        <table:cell-content-change table:id="ct355">
          <table:cell-address table:column="2" table:row="92" table:table="0"/>
          <office:change-info>
            <dc:creator> </dc:creator>
            <dc:date>2024-08-13T15:58:36.560000000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96" table:table="0"/>
          <office:change-info>
            <dc:creator> </dc:creator>
            <dc:date>2024-08-13T15:58:39.144000000</dc:date>
          </office:change-info>
          <table:previous>
            <table:change-track-table-cell/>
          </table:previous>
        </table:cell-content-change>
        <table:cell-content-change table:id="ct357">
          <table:cell-address table:column="3" table:row="97" table:table="0"/>
          <office:change-info>
            <dc:creator> </dc:creator>
            <dc:date>2024-08-13T15:58:40.870000000</dc:date>
          </office:change-info>
          <table:previous>
            <table:change-track-table-cell/>
          </table:previous>
        </table:cell-content-change>
        <table:cell-content-change table:id="ct358">
          <table:cell-address table:column="2" table:row="98" table:table="0"/>
          <office:change-info>
            <dc:creator> </dc:creator>
            <dc:date>2024-08-13T15:58:42.613000000</dc:date>
          </office:change-info>
          <table:previous>
            <table:change-track-table-cell/>
          </table:previous>
        </table:cell-content-change>
        <table:cell-content-change table:id="ct359">
          <table:cell-address table:column="2" table:row="96" table:table="0"/>
          <office:change-info>
            <dc:creator> </dc:creator>
            <dc:date>2024-08-13T15:58:50.154000000</dc:date>
          </office:change-info>
          <table:previous table:id="ct356">
            <table:change-track-table-cell office:value-type="string">
              <text:p>Channel Number</text:p>
            </table:change-track-table-cell>
          </table:previous>
        </table:cell-content-change>
        <table:cell-content-change table:id="ct360">
          <table:cell-address table:column="3" table:row="96" table:table="0"/>
          <office:change-info>
            <dc:creator> </dc:creator>
            <dc:date>2024-08-13T15:58:50.528000000</dc:date>
          </office:change-info>
          <table:previous>
            <table:change-track-table-cell/>
          </table:previous>
        </table:cell-content-change>
        <table:cell-content-change table:id="ct361">
          <table:cell-address table:column="2" table:row="96" table:table="0"/>
          <office:change-info>
            <dc:creator> </dc:creator>
            <dc:date>2024-08-13T15:58:52.162000000</dc:date>
          </office:change-info>
          <table:previous table:id="ct359">
            <table:change-track-table-cell/>
          </table:previous>
        </table:cell-content-change>
        <table:insertion table:id="ct362" table:type="table" table:position="5">
          <office:change-info>
            <dc:creator> </dc:creator>
            <dc:date>2024-08-13T20:10:09.235000000</dc:date>
          </office:change-info>
          <table:dependencies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0" table:row="0" table:table="5"/>
          <office:change-info>
            <dc:creator> </dc:creator>
            <dc:date>2024-08-13T20:10:22.13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" table:table="5"/>
          <office:change-info>
            <dc:creator> </dc:creator>
            <dc:date>2024-08-13T20:10:24.575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" table:table="5"/>
          <office:change-info>
            <dc:creator> </dc:creator>
            <dc:date>2024-08-13T20:10:40.424000000</dc:date>
          </office:change-info>
          <table:previous table:id="ct364">
            <table:change-track-table-cell office:value-type="string">
              <text:p>0x00</text:p>
            </table:change-track-table-cell>
          </table:previous>
        </table:cell-content-change>
        <table:cell-content-change table:id="ct366">
          <table:cell-address table:column="0" table:row="1" table:table="5"/>
          <office:change-info>
            <dc:creator> </dc:creator>
            <dc:date>2024-08-13T20:10:43.733000000</dc:date>
          </office:change-info>
          <table:previous table:id="ct365">
            <table:change-track-table-cell office:value-type="string">
              <text:p>0’</text:p>
            </table:change-track-table-cell>
          </table:previous>
        </table:cell-content-change>
        <table:cell-content-change table:id="ct367">
          <table:cell-address table:column="0" table:row="2" table:table="5"/>
          <office:change-info>
            <dc:creator> </dc:creator>
            <dc:date>2024-08-13T20:10:45.49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3" table:table="5"/>
          <office:change-info>
            <dc:creator> </dc:creator>
            <dc:date>2024-08-13T20:10:47.742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1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1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1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1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1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2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2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2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2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2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2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2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2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2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2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3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3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3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3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3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3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3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3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3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3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4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4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42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43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44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45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46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47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48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49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50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51" table:table="5"/>
          <office:change-info>
            <dc:creator> </dc:creator>
            <dc:date>2024-08-13T20:11:09.377000000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2" table:table="5"/>
          <office:change-info>
            <dc:creator> </dc:creator>
            <dc:date>2024-08-13T20:11:28.359000000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2" table:table="5"/>
          <office:change-info>
            <dc:creator> </dc:creator>
            <dc:date>2024-08-13T20:12:41.872000000</dc:date>
          </office:change-info>
          <table:previous table:id="ct417">
            <table:change-track-table-cell office:value-type="string">
              <text:p>Discovery Address </text:p>
            </table:change-track-table-cell>
          </table:previous>
        </table:cell-content-change>
        <table:cell-content-change table:id="ct419">
          <table:cell-address table:column="2" table:row="11" table:table="5"/>
          <office:change-info>
            <dc:creator> </dc:creator>
            <dc:date>2024-08-13T20:12:42.098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12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13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2" table:row="14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2" table:row="15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2" table:row="16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7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2" table:row="18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2" table:row="19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5"/>
          <office:change-info>
            <dc:creator> </dc:creator>
            <dc:date>2024-08-13T20:12:48.575000000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" table:table="5"/>
          <office:change-info>
            <dc:creator> </dc:creator>
            <dc:date>2024-08-13T20:13:03.489000000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" table:table="5"/>
          <office:change-info>
            <dc:creator> </dc:creator>
            <dc:date>2024-08-13T20:13:05.660000000</dc:date>
          </office:change-info>
          <table:previous table:id="ct418">
            <table:change-track-table-cell/>
          </table:previous>
        </table:cell-content-change>
        <table:cell-content-change table:id="ct432">
          <table:cell-address table:column="2" table:row="3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3">
          <table:cell-address table:column="2" table:row="4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2" table:row="5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6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7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8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2" table:row="9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0" table:table="5"/>
          <office:change-info>
            <dc:creator> </dc:creator>
            <dc:date>2024-08-13T20:13:05.660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2" table:row="21" table:table="5"/>
          <office:change-info>
            <dc:creator> </dc:creator>
            <dc:date>2024-08-13T20:13:12.119000000</dc:date>
          </office:change-info>
          <table:previous table:id="ct429">
            <table:change-track-table-cell office:value-type="string">
              <text:p>Discovery Address </text:p>
            </table:change-track-table-cell>
          </table:previous>
        </table:cell-content-change>
        <table:movement table:id="ct441">
          <table:source-range-address table:start-column="1" table:start-row="0" table:start-table="5" table:end-column="1" table:end-row="1048575" table:end-table="5"/>
          <table:target-range-address table:start-column="2" table:start-row="0" table:start-table="5" table:end-column="2" table:end-row="1048575" table:end-table="5"/>
          <office:change-info>
            <dc:creator> </dc:creator>
            <dc:date>2024-08-13T20:13:22.212000000</dc:date>
          </office:change-info>
          <table:dependencies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</table:dependencies>
        </table:movement>
        <table:cell-content-change table:id="ct442">
          <table:cell-address table:column="1" table:row="1" table:table="5"/>
          <office:change-info>
            <dc:creator> </dc:creator>
            <dc:date>2024-08-13T20:13:28.78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1" table:row="1" table:table="5"/>
          <office:change-info>
            <dc:creator> </dc:creator>
            <dc:date>2024-08-13T20:13:34.857000000</dc:date>
          </office:change-info>
          <table:previous table:id="ct442">
            <table:change-track-table-cell office:value-type="string">
              <text:p>0x00</text:p>
            </table:change-track-table-cell>
          </table:previous>
        </table:cell-content-change>
        <table:cell-content-change table:id="ct444">
          <table:cell-address table:column="1" table:row="2" table:table="5"/>
          <office:change-info>
            <dc:creator> </dc:creator>
            <dc:date>2024-08-13T20:13:36.211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3" table:table="5"/>
          <office:change-info>
            <dc:creator> </dc:creator>
            <dc:date>2024-08-13T20:13:36.790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4" table:table="5"/>
          <office:change-info>
            <dc:creator> </dc:creator>
            <dc:date>2024-08-13T20:13:37.074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5" table:table="5"/>
          <office:change-info>
            <dc:creator> </dc:creator>
            <dc:date>2024-08-13T20:13:37.373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6" table:table="5"/>
          <office:change-info>
            <dc:creator> </dc:creator>
            <dc:date>2024-08-13T20:13:37.647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7" table:table="5"/>
          <office:change-info>
            <dc:creator> </dc:creator>
            <dc:date>2024-08-13T20:13:37.954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8" table:table="5"/>
          <office:change-info>
            <dc:creator> </dc:creator>
            <dc:date>2024-08-13T20:13:39.605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9" table:table="5"/>
          <office:change-info>
            <dc:creator> </dc:creator>
            <dc:date>2024-08-13T20:13:40.618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10" table:table="5"/>
          <office:change-info>
            <dc:creator> </dc:creator>
            <dc:date>2024-08-13T20:13:42.806000000</dc:date>
          </office:change-info>
          <table:previous>
            <table:change-track-table-cell/>
          </table:previous>
        </table:cell-content-change>
        <table:cell-content-change table:id="ct453">
          <table:cell-address table:column="1" table:row="11" table:table="5"/>
          <office:change-info>
            <dc:creator> </dc:creator>
            <dc:date>2024-08-13T20:13:45.698000000</dc:date>
          </office:change-info>
          <table:previous>
            <table:change-track-table-cell/>
          </table:previous>
        </table:cell-content-change>
        <table:cell-content-change table:id="ct454">
          <table:cell-address table:column="1" table:row="12" table:table="5"/>
          <office:change-info>
            <dc:creator> </dc:creator>
            <dc:date>2024-08-13T20:13:47.574000000</dc:date>
          </office:change-info>
          <table:previous>
            <table:change-track-table-cell/>
          </table:previous>
        </table:cell-content-change>
        <table:cell-content-change table:id="ct455">
          <table:cell-address table:column="1" table:row="12" table:table="5"/>
          <office:change-info>
            <dc:creator> </dc:creator>
            <dc:date>2024-08-13T20:13:49.714000000</dc:date>
          </office:change-info>
          <table:previous table:id="ct454">
            <table:change-track-table-cell office:value-type="string">
              <text:p>E</text:p>
            </table:change-track-table-cell>
          </table:previous>
        </table:cell-content-change>
        <table:cell-content-change table:id="ct456">
          <table:cell-address table:column="1" table:row="13" table:table="5"/>
          <office:change-info>
            <dc:creator> </dc:creator>
            <dc:date>2024-08-13T20:13:50.670000000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4" table:table="5"/>
          <office:change-info>
            <dc:creator> </dc:creator>
            <dc:date>2024-08-13T20:13:51.070000000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15" table:table="5"/>
          <office:change-info>
            <dc:creator> </dc:creator>
            <dc:date>2024-08-13T20:13:52.255000000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9" table:table="5"/>
          <office:change-info>
            <dc:creator> </dc:creator>
            <dc:date>2024-08-13T20:14:14.530000000</dc:date>
          </office:change-info>
          <table:previous table:id="ct451">
            <table:change-track-table-cell office:value-type="float" office:value="9"/>
          </table:previous>
        </table:cell-content-change>
        <table:cell-content-change table:id="ct460">
          <table:cell-address table:column="1" table:row="10" table:table="5"/>
          <office:change-info>
            <dc:creator> </dc:creator>
            <dc:date>2024-08-13T20:14:16.003000000</dc:date>
          </office:change-info>
          <table:previous table:id="ct452">
            <table:change-track-table-cell office:value-type="string">
              <text:p>A</text:p>
            </table:change-track-table-cell>
          </table:previous>
        </table:cell-content-change>
        <table:cell-content-change table:id="ct461">
          <table:cell-address table:column="1" table:row="11" table:table="5"/>
          <office:change-info>
            <dc:creator> </dc:creator>
            <dc:date>2024-08-13T20:14:17.214000000</dc:date>
          </office:change-info>
          <table:previous table:id="ct453">
            <table:change-track-table-cell office:value-type="string">
              <text:p>B</text:p>
            </table:change-track-table-cell>
          </table:previous>
        </table:cell-content-change>
        <table:cell-content-change table:id="ct462">
          <table:cell-address table:column="1" table:row="12" table:table="5"/>
          <office:change-info>
            <dc:creator> </dc:creator>
            <dc:date>2024-08-13T20:14:18.118000000</dc:date>
          </office:change-info>
          <table:previous table:id="ct455">
            <table:change-track-table-cell office:value-type="string">
              <text:p>C</text:p>
            </table:change-track-table-cell>
          </table:previous>
        </table:cell-content-change>
        <table:cell-content-change table:id="ct463">
          <table:cell-address table:column="1" table:row="13" table:table="5"/>
          <office:change-info>
            <dc:creator> </dc:creator>
            <dc:date>2024-08-13T20:14:18.917000000</dc:date>
          </office:change-info>
          <table:previous table:id="ct456">
            <table:change-track-table-cell office:value-type="string">
              <text:p>D</text:p>
            </table:change-track-table-cell>
          </table:previous>
        </table:cell-content-change>
        <table:cell-content-change table:id="ct464">
          <table:cell-address table:column="1" table:row="14" table:table="5"/>
          <office:change-info>
            <dc:creator> </dc:creator>
            <dc:date>2024-08-13T20:14:19.346000000</dc:date>
          </office:change-info>
          <table:previous table:id="ct457">
            <table:change-track-table-cell office:value-type="string">
              <text:p>E</text:p>
            </table:change-track-table-cell>
          </table:previous>
        </table:cell-content-change>
        <table:cell-content-change table:id="ct465">
          <table:cell-address table:column="1" table:row="15" table:table="5"/>
          <office:change-info>
            <dc:creator> </dc:creator>
            <dc:date>2024-08-13T20:14:19.779000000</dc:date>
          </office:change-info>
          <table:previous table:id="ct458">
            <table:change-track-table-cell office:value-type="string">
              <text:p>F</text:p>
            </table:change-track-table-cell>
          </table:previous>
        </table:cell-content-change>
        <table:cell-content-change table:id="ct466">
          <table:cell-address table:column="1" table:row="16" table:table="5"/>
          <office:change-info>
            <dc:creator> </dc:creator>
            <dc:date>2024-08-13T20:14:21.424000000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17" table:table="5"/>
          <office:change-info>
            <dc:creator> </dc:creator>
            <dc:date>2024-08-13T20:14:28.398000000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18" table:table="5"/>
          <office:change-info>
            <dc:creator> </dc:creator>
            <dc:date>2024-08-13T20:14:29.270000000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19" table:table="5"/>
          <office:change-info>
            <dc:creator> </dc:creator>
            <dc:date>2024-08-13T20:14:30.085000000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20" table:table="5"/>
          <office:change-info>
            <dc:creator> </dc:creator>
            <dc:date>2024-08-13T20:14:39.029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0" table:table="5"/>
          <office:change-info>
            <dc:creator> </dc:creator>
            <dc:date>2024-08-13T20:14:46.139000000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0" table:table="5"/>
          <office:change-info>
            <dc:creator> </dc:creator>
            <dc:date>2024-08-13T20:14:49.793000000</dc:date>
          </office:change-info>
          <table:previous table:id="ct363">
            <table:change-track-table-cell office:value-type="string">
              <text:p>Reserved ID Addresses </text:p>
            </table:change-track-table-cell>
          </table:previous>
        </table:cell-content-change>
        <table:cell-content-change table:id="ct473">
          <table:cell-address table:column="10" table:row="16" table:table="0"/>
          <office:change-info>
            <dc:creator> </dc:creator>
            <dc:date>2024-08-13T20:19:28.490000000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57" table:table="0"/>
          <office:change-info>
            <dc:creator> </dc:creator>
            <dc:date>2024-08-13T20:30:45.676000000</dc:date>
          </office:change-info>
          <table:previous table:id="ct58">
            <table:change-track-table-cell/>
          </table:previous>
        </table:cell-content-change>
        <table:cell-content-change table:id="ct475">
          <table:cell-address table:column="2" table:row="62" table:table="0"/>
          <office:change-info>
            <dc:creator> </dc:creator>
            <dc:date>2024-08-13T20:30:49.987000000</dc:date>
          </office:change-info>
          <table:previous table:id="ct340">
            <table:change-track-table-cell office:value-type="string">
              <text:p>0x0A</text:p>
            </table:change-track-table-cell>
          </table:previous>
        </table:cell-content-change>
        <table:cell-content-change table:id="ct476">
          <table:cell-address table:column="3" table:row="62" table:table="0"/>
          <office:change-info>
            <dc:creator> </dc:creator>
            <dc:date>2024-08-13T20:30:51.189000000</dc:date>
          </office:change-info>
          <table:previous table:id="ct174">
            <table:change-track-table-cell/>
          </table:previous>
        </table:cell-content-change>
        <table:cell-content-change table:id="ct477">
          <table:cell-address table:column="2" table:row="62" table:table="0"/>
          <office:change-info>
            <dc:creator> </dc:creator>
            <dc:date>2024-08-13T20:30:53.594000000</dc:date>
          </office:change-info>
          <table:previous table:id="ct475">
            <table:change-track-table-cell/>
          </table:previous>
        </table:cell-content-change>
        <table:cell-content-change table:id="ct478">
          <table:cell-address table:column="2" table:row="98" table:table="0"/>
          <office:change-info>
            <dc:creator> </dc:creator>
            <dc:date>2024-08-13T20:31:42.632000000</dc:date>
          </office:change-info>
          <table:previous table:id="ct358">
            <table:change-track-table-cell office:value-type="string">
              <text:p>Channel Number</text:p>
            </table:change-track-table-cell>
          </table:previous>
        </table:cell-content-change>
        <table:cell-content-change table:id="ct479">
          <table:cell-address table:column="3" table:row="98" table:table="0"/>
          <office:change-info>
            <dc:creator> </dc:creator>
            <dc:date>2024-08-13T20:31:42.837000000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98" table:table="0"/>
          <office:change-info>
            <dc:creator> </dc:creator>
            <dc:date>2024-08-13T20:31:45.001000000</dc:date>
          </office:change-info>
          <table:previous table:id="ct478">
            <table:change-track-table-cell/>
          </table:previous>
        </table:cell-content-change>
        <table:cell-content-change table:id="ct481">
          <table:cell-address table:column="2" table:row="62" table:table="0"/>
          <office:change-info>
            <dc:creator> </dc:creator>
            <dc:date>2024-08-13T20:32:27.347000000</dc:date>
          </office:change-info>
          <table:previous table:id="ct477">
            <table:change-track-table-cell office:value-type="string">
              <text:p>S</text:p>
            </table:change-track-table-cell>
          </table:previous>
        </table:cell-content-change>
        <table:cell-content-change table:id="ct482">
          <table:cell-address table:column="2" table:row="62" table:table="0"/>
          <office:change-info>
            <dc:creator> </dc:creator>
            <dc:date>2024-08-13T20:32:31.237000000</dc:date>
          </office:change-info>
          <table:previous table:id="ct481">
            <table:change-track-table-cell/>
          </table:previous>
        </table:cell-content-change>
        <table:cell-content-change table:id="ct483">
          <table:cell-address table:column="2" table:row="61" table:table="0"/>
          <office:change-info>
            <dc:creator> </dc:creator>
            <dc:date>2024-08-13T20:33:02.226000000</dc:date>
          </office:change-info>
          <table:previous table:id="ct61">
            <table:change-track-table-cell/>
          </table:previous>
        </table:cell-content-change>
        <table:cell-content-change table:id="ct484">
          <table:cell-address table:column="3" table:row="61" table:table="0"/>
          <office:change-info>
            <dc:creator> </dc:creator>
            <dc:date>2024-08-13T20:33:09.260000000</dc:date>
          </office:change-info>
          <table:previous table:id="ct173">
            <table:change-track-table-cell/>
          </table:previous>
        </table:cell-content-change>
        <table:cell-content-change table:id="ct485">
          <table:cell-address table:column="6" table:row="61" table:table="0"/>
          <office:change-info>
            <dc:creator> </dc:creator>
            <dc:date>2024-08-13T20:33:22.116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6">
          <table:cell-address table:column="7" table:row="61" table:table="0"/>
          <office:change-info>
            <dc:creator> </dc:creator>
            <dc:date>2024-08-13T20:33:24.608000000</dc:date>
          </office:change-info>
          <table:previous>
            <table:change-track-table-cell office:value-type="string">
              <text:p>0xFF</text:p>
            </table:change-track-table-cell>
          </table:previous>
        </table:cell-content-change>
        <table:cell-content-change table:id="ct487">
          <table:cell-address table:column="8" table:row="61" table:table="0"/>
          <office:change-info>
            <dc:creator> </dc:creator>
            <dc:date>2024-08-13T20:33:28.659000000</dc:date>
          </office:change-info>
          <table:previous>
            <table:change-track-table-cell office:value-type="string">
              <text:p>0X10</text:p>
            </table:change-track-table-cell>
          </table:previous>
        </table:cell-content-change>
        <table:cell-content-change table:id="ct488">
          <table:cell-address table:column="2" table:row="52" table:table="0"/>
          <office:change-info>
            <dc:creator> </dc:creator>
            <dc:date>2024-08-13T20:34:00.983000000</dc:date>
          </office:change-info>
          <table:previous>
            <table:change-track-table-cell office:value-type="string">
              <text:p>Unit ABR Number</text:p>
            </table:change-track-table-cell>
          </table:previous>
        </table:cell-content-change>
        <table:cell-content-change table:id="ct489">
          <table:cell-address table:column="4" table:row="52" table:table="0"/>
          <office:change-info>
            <dc:creator> </dc:creator>
            <dc:date>2024-08-13T20:34:01.550000000</dc:date>
          </office:change-info>
          <table:previous table:id="ct171">
            <table:change-track-table-cell/>
          </table:previous>
        </table:cell-content-change>
        <table:cell-content-change table:id="ct490">
          <table:cell-address table:column="2" table:row="52" table:table="0"/>
          <office:change-info>
            <dc:creator> </dc:creator>
            <dc:date>2024-08-13T20:34:03.457000000</dc:date>
          </office:change-info>
          <table:previous table:id="ct488">
            <table:change-track-table-cell/>
          </table:previous>
        </table:cell-content-change>
        <table:cell-content-change table:id="ct491">
          <table:cell-address table:column="3" table:row="46" table:table="0"/>
          <office:change-info>
            <dc:creator> </dc:creator>
            <dc:date>2024-08-13T20:34:12.831000000</dc:date>
          </office:change-info>
          <table:previous table:id="ct168">
            <table:change-track-table-cell/>
          </table:previous>
        </table:cell-content-change>
        <table:cell-content-change table:id="ct492">
          <table:cell-address table:column="2" table:row="46" table:table="0"/>
          <office:change-info>
            <dc:creator> </dc:creator>
            <dc:date>2024-08-13T20:34:15.969000000</dc:date>
          </office:change-info>
          <table:previous table:id="ct338">
            <table:change-track-table-cell office:value-type="string">
              <text:p>Command Number</text:p>
            </table:change-track-table-cell>
          </table:previous>
        </table:cell-content-change>
        <table:cell-content-change table:id="ct493">
          <table:cell-address table:column="4" table:row="46" table:table="0"/>
          <office:change-info>
            <dc:creator> </dc:creator>
            <dc:date>2024-08-13T20:34:28.684000000</dc:date>
          </office:change-info>
          <table:previous table:id="ct198">
            <table:change-track-table-cell/>
          </table:previous>
        </table:cell-content-change>
        <table:cell-content-change table:id="ct494">
          <table:cell-address table:column="2" table:row="41" table:table="0"/>
          <office:change-info>
            <dc:creator> </dc:creator>
            <dc:date>2024-08-13T20:34:36.548000000</dc:date>
          </office:change-info>
          <table:previous table:id="ct1">
            <table:change-track-table-cell office:value-type="string">
              <text:p>O Value byte</text:p>
            </table:change-track-table-cell>
          </table:previous>
        </table:cell-content-change>
        <table:cell-content-change table:id="ct495">
          <table:cell-address table:column="3" table:row="41" table:table="0"/>
          <office:change-info>
            <dc:creator> </dc:creator>
            <dc:date>2024-08-13T20:34:37.046000000</dc:date>
          </office:change-info>
          <table:previous table:id="ct2">
            <table:change-track-table-cell/>
          </table:previous>
        </table:cell-content-change>
        <table:cell-content-change table:id="ct496">
          <table:cell-address table:column="2" table:row="41" table:table="0"/>
          <office:change-info>
            <dc:creator> </dc:creator>
            <dc:date>2024-08-13T20:34:41.105000000</dc:date>
          </office:change-info>
          <table:previous table:id="ct494">
            <table:change-track-table-cell/>
          </table:previous>
        </table:cell-content-change>
        <table:movement table:id="ct497">
          <table:source-range-address table:start-column="2" table:start-row="40" table:start-table="0" table:end-column="3" table:end-row="40" table:end-table="0"/>
          <table:target-range-address table:start-column="3" table:start-row="40" table:start-table="0" table:end-column="4" table:end-row="40" table:end-table="0"/>
          <office:change-info>
            <dc:creator> </dc:creator>
            <dc:date>2024-08-13T20:34:42.645000000</dc:date>
          </office:change-info>
          <table:dependencies>
            <table:dependency table:id="ct498"/>
          </table:dependencies>
          <table:deletions>
            <table:cell-content-deletion>
              <table:cell-address table:column="3" table:row="40" table:table="0"/>
              <table:change-track-table-cell office:value-type="string">
                <text:p>O Value byte</text:p>
              </table:change-track-table-cell>
            </table:cell-content-deletion>
            <table:cell-content-deletion table:id="ct192">
              <table:change-track-table-cell/>
            </table:cell-content-deletion>
            <table:cell-content-deletion table:id="ct165">
              <table:change-track-table-cell/>
            </table:cell-content-deletion>
          </table:deletions>
        </table:movement>
        <table:cell-content-change table:id="ct498">
          <table:cell-address table:column="2" table:row="40" table:table="0"/>
          <office:change-info>
            <dc:creator> </dc:creator>
            <dc:date>2024-08-13T20:34:46.982000000</dc:date>
          </office:change-info>
          <table:previous>
            <table:change-track-table-cell/>
          </table:previous>
        </table:cell-content-change>
        <table:cell-content-change table:id="ct499">
          <table:cell-address table:column="2" table:row="36" table:table="0"/>
          <office:change-info>
            <dc:creator> </dc:creator>
            <dc:date>2024-08-13T20:34:58.604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0">
          <table:cell-address table:column="3" table:row="36" table:table="0"/>
          <office:change-info>
            <dc:creator> </dc:creator>
            <dc:date>2024-08-13T20:34:59.150000000</dc:date>
          </office:change-info>
          <table:previous table:id="ct164">
            <table:change-track-table-cell/>
          </table:previous>
        </table:cell-content-change>
        <table:cell-content-change table:id="ct501">
          <table:cell-address table:column="2" table:row="36" table:table="0"/>
          <office:change-info>
            <dc:creator> </dc:creator>
            <dc:date>2024-08-13T20:35:01.345000000</dc:date>
          </office:change-info>
          <table:previous table:id="ct499">
            <table:change-track-table-cell/>
          </table:previous>
        </table:cell-content-change>
        <table:cell-content-change table:id="ct502">
          <table:cell-address table:column="2" table:row="35" table:table="0"/>
          <office:change-info>
            <dc:creator> </dc:creator>
            <dc:date>2024-08-13T20:35:04.526000000</dc:date>
          </office:change-info>
          <table:previous>
            <table:change-track-table-cell office:value-type="string">
              <text:p>Unit System</text:p>
            </table:change-track-table-cell>
          </table:previous>
        </table:cell-content-change>
        <table:cell-content-change table:id="ct503">
          <table:cell-address table:column="2" table:row="35" table:table="0"/>
          <office:change-info>
            <dc:creator> </dc:creator>
            <dc:date>2024-08-13T20:35:05.374000000</dc:date>
          </office:change-info>
          <table:previous table:id="ct163">
            <table:change-track-table-cell/>
          </table:previous>
        </table:cell-content-change>
        <table:movement table:id="ct504">
          <table:source-range-address table:start-column="2" table:start-row="29" table:start-table="0" table:end-column="3" table:end-row="30" table:end-table="0"/>
          <table:target-range-address table:start-column="3" table:start-row="29" table:start-table="0" table:end-column="4" table:end-row="30" table:end-table="0"/>
          <office:change-info>
            <dc:creator> </dc:creator>
            <dc:date>2024-08-13T20:35:10.255000000</dc:date>
          </office:change-info>
          <table:dependencies>
            <table:dependency table:id="ct506"/>
            <table:dependency table:id="ct505"/>
          </table:dependencies>
          <table:deletions>
            <table:cell-content-deletion>
              <table:cell-address table:column="3" table:row="2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188">
              <table:change-track-table-cell/>
            </table:cell-content-deletion>
            <table:cell-content-deletion table:id="ct187">
              <table:change-track-table-cell/>
            </table:cell-content-deletion>
            <table:cell-content-deletion table:id="ct161">
              <table:change-track-table-cell/>
            </table:cell-content-deletion>
            <table:cell-content-deletion table:id="ct160">
              <table:change-track-table-cell/>
            </table:cell-content-deletion>
          </table:deletions>
        </table:movement>
        <table:cell-content-change table:id="ct505">
          <table:cell-address table:column="2" table:row="29" table:table="0"/>
          <office:change-info>
            <dc:creator> </dc:creator>
            <dc:date>2024-08-13T20:35:16.094000000</dc:date>
          </office:change-info>
          <table:previous>
            <table:change-track-table-cell/>
          </table:previous>
        </table:cell-content-change>
        <table:cell-content-change table:id="ct506">
          <table:cell-address table:column="2" table:row="30" table:table="0"/>
          <office:change-info>
            <dc:creator> </dc:creator>
            <dc:date>2024-08-13T20:35:17.818000000</dc:date>
          </office:change-info>
          <table:previous>
            <table:change-track-table-cell/>
          </table:previous>
        </table:cell-content-change>
        <table:movement table:id="ct507">
          <table:source-range-address table:start-column="2" table:start-row="23" table:start-table="0" table:end-column="2" table:end-row="24" table:end-table="0"/>
          <table:target-range-address table:start-column="3" table:start-row="23" table:start-table="0" table:end-column="3" table:end-row="24" table:end-table="0"/>
          <office:change-info>
            <dc:creator> </dc:creator>
            <dc:date>2024-08-13T20:35:23.259000000</dc:date>
          </office:change-info>
          <table:dependencies>
            <table:dependency table:id="ct539"/>
            <table:dependency table:id="ct538"/>
            <table:dependency table:id="ct509"/>
            <table:dependency table:id="ct508"/>
          </table:dependencies>
          <table:deletions>
            <table:cell-content-deletion table:id="ct140">
              <table:change-track-table-cell/>
            </table:cell-content-deletion>
            <table:cell-content-deletion table:id="ct138">
              <table:change-track-table-cell/>
            </table:cell-content-deletion>
          </table:deletions>
        </table:movement>
        <table:cell-content-change table:id="ct508">
          <table:cell-address table:column="2" table:row="23" table:table="0"/>
          <office:change-info>
            <dc:creator> </dc:creator>
            <dc:date>2024-08-13T20:35:28.157000000</dc:date>
          </office:change-info>
          <table:previous>
            <table:change-track-table-cell/>
          </table:previous>
        </table:cell-content-change>
        <table:cell-content-change table:id="ct509">
          <table:cell-address table:column="2" table:row="24" table:table="0"/>
          <office:change-info>
            <dc:creator> </dc:creator>
            <dc:date>2024-08-13T20:35:30.375000000</dc:date>
          </office:change-info>
          <table:previous>
            <table:change-track-table-cell/>
          </table:previous>
        </table:cell-content-change>
        <table:movement table:id="ct510">
          <table:source-range-address table:start-column="2" table:start-row="5" table:start-table="0" table:end-column="5" table:end-row="11" table:end-table="0"/>
          <table:target-range-address table:start-column="3" table:start-row="5" table:start-table="0" table:end-column="6" table:end-row="11" table:end-table="0"/>
          <office:change-info>
            <dc:creator> </dc:creator>
            <dc:date>2024-08-13T20:35:46.628000000</dc:date>
          </office:change-info>
          <table:dependencies>
            <table:dependency table:id="ct540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</table:dependencies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</table:deletions>
        </table:movement>
        <table:cell-content-change table:id="ct511">
          <table:cell-address table:column="2" table:row="5" table:table="0"/>
          <office:change-info>
            <dc:creator> </dc:creator>
            <dc:date>2024-08-13T20:35:51.134000000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6" table:table="0"/>
          <office:change-info>
            <dc:creator> </dc:creator>
            <dc:date>2024-08-13T20:35:51.614000000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7" table:table="0"/>
          <office:change-info>
            <dc:creator> </dc:creator>
            <dc:date>2024-08-13T20:35:52.358000000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8" table:table="0"/>
          <office:change-info>
            <dc:creator> </dc:creator>
            <dc:date>2024-08-13T20:35:52.794000000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9" table:table="0"/>
          <office:change-info>
            <dc:creator> </dc:creator>
            <dc:date>2024-08-13T20:35:53.341000000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10" table:table="0"/>
          <office:change-info>
            <dc:creator> </dc:creator>
            <dc:date>2024-08-13T20:35:53.898000000</dc:date>
          </office:change-info>
          <table:previous>
            <table:change-track-table-cell/>
          </table:previous>
        </table:cell-content-change>
        <table:cell-content-change table:id="ct517">
          <table:cell-address table:column="2" table:row="11" table:table="0"/>
          <office:change-info>
            <dc:creator> </dc:creator>
            <dc:date>2024-08-13T20:36:17.861000000</dc:date>
          </office:change-info>
          <table:previous>
            <table:change-track-table-cell/>
          </table:previous>
        </table:cell-content-change>
        <table:cell-content-change table:id="ct518">
          <table:cell-address table:column="2" table:row="71" table:table="0"/>
          <office:change-info>
            <dc:creator> </dc:creator>
            <dc:date>2024-08-13T20:36:32.554000000</dc:date>
          </office:change-info>
          <table:previous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519">
          <table:cell-address table:column="2" table:row="71" table:table="0"/>
          <office:change-info>
            <dc:creator> </dc:creator>
            <dc:date>2024-08-13T20:36:32.763000000</dc:date>
          </office:change-info>
          <table:previous table:id="ct177">
            <table:change-track-table-cell/>
          </table:previous>
        </table:cell-content-change>
        <table:cell-content-change table:id="ct520">
          <table:cell-address table:column="2" table:row="71" table:table="0"/>
          <office:change-info>
            <dc:creator> </dc:creator>
            <dc:date>2024-08-13T20:36:35.758000000</dc:date>
          </office:change-info>
          <table:previous table:id="ct518">
            <table:change-track-table-cell/>
          </table:previous>
        </table:cell-content-change>
        <table:cell-content-change table:id="ct521">
          <table:cell-address table:column="2" table:row="72" table:table="0"/>
          <office:change-info>
            <dc:creator> </dc:creator>
            <dc:date>2024-08-13T20:36:37.802000000</dc:date>
          </office:change-info>
          <table:previous table:id="ct70">
            <table:change-track-table-cell/>
          </table:previous>
        </table:cell-content-change>
        <table:movement table:id="ct522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3T20:36:42.591000000</dc:date>
          </office:change-info>
          <table:dependencies>
            <table:dependency table:id="ct621"/>
            <table:dependency table:id="ct620"/>
            <table:dependency table:id="ct532"/>
            <table:dependency table:id="ct531"/>
            <table:dependency table:id="ct523"/>
          </table:dependencies>
          <table:deletions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</table:deletions>
        </table:movement>
        <table:cell-content-change table:id="ct523">
          <table:cell-address table:column="3" table:row="76" table:table="0"/>
          <office:change-info>
            <dc:creator> </dc:creator>
            <dc:date>2024-08-13T20:36:47.682000000</dc:date>
          </office:change-info>
          <table:previous>
            <table:change-track-table-cell/>
          </table:previous>
        </table:cell-content-change>
        <table:cell-content-change table:id="ct524">
          <table:cell-address table:column="3" table:row="97" table:table="0"/>
          <office:change-info>
            <dc:creator> </dc:creator>
            <dc:date>2024-08-13T20:37:56.983000000</dc:date>
          </office:change-info>
          <table:previous table:id="ct357">
            <table:change-track-table-cell office:value-type="string">
              <text:p>Channel Number</text:p>
            </table:change-track-table-cell>
          </table:previous>
        </table:cell-content-change>
        <table:cell-content-change table:id="ct525">
          <table:cell-address table:column="3" table:row="97" table:table="0"/>
          <office:change-info>
            <dc:creator> </dc:creator>
            <dc:date>2024-08-13T20:37:57.389000000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97" table:table="0"/>
          <office:change-info>
            <dc:creator> </dc:creator>
            <dc:date>2024-08-13T20:37:59.226000000</dc:date>
          </office:change-info>
          <table:previous table:id="ct524">
            <table:change-track-table-cell/>
          </table:previous>
        </table:cell-content-change>
        <table:cell-content-change table:id="ct527">
          <table:cell-address table:column="3" table:row="97" table:table="0"/>
          <office:change-info>
            <dc:creator> </dc:creator>
            <dc:date>2024-08-13T20:38:24.619000000</dc:date>
          </office:change-info>
          <table:previous table:id="ct526">
            <table:change-track-table-cell office:value-type="string">
              <text:p>R</text:p>
            </table:change-track-table-cell>
          </table:previous>
        </table:cell-content-change>
        <table:movement table:id="ct528">
          <table:source-range-address table:column="3" table:row="97" table:table="0"/>
          <table:target-range-address table:column="2" table:row="97" table:table="0"/>
          <office:change-info>
            <dc:creator> </dc:creator>
            <dc:date>2024-08-13T20:38:28.475000000</dc:date>
          </office:change-info>
          <table:dependencies>
            <table:dependency table:id="ct642"/>
            <table:dependency table:id="ct614"/>
          </table:dependencies>
          <table:deletions>
            <table:cell-content-deletion table:id="ct527">
              <table:change-track-table-cell/>
            </table:cell-content-deletion>
          </table:deletions>
        </table:movement>
        <table:movement table:id="ct529">
          <table:source-range-address table:start-column="2" table:start-row="88" table:start-table="0" table:end-column="5" table:end-row="88" table:end-table="0"/>
          <table:target-range-address table:start-column="3" table:start-row="88" table:start-table="0" table:end-column="6" table:end-row="88" table:end-table="0"/>
          <office:change-info>
            <dc:creator> </dc:creator>
            <dc:date>2024-08-13T20:38:38.671000000</dc:date>
          </office:change-info>
          <table:dependencies>
            <table:dependency table:id="ct640"/>
            <table:dependency table:id="ct639"/>
            <table:dependency table:id="ct530"/>
          </table:dependencies>
          <table:deletions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 table:id="ct213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84">
              <table:change-track-table-cell/>
            </table:cell-content-deletion>
          </table:deletions>
        </table:movement>
        <table:cell-content-change table:id="ct530">
          <table:cell-address table:column="2" table:row="88" table:table="0"/>
          <office:change-info>
            <dc:creator> </dc:creator>
            <dc:date>2024-08-13T20:38:42.425000000</dc:date>
          </office:change-info>
          <table:previous>
            <table:change-track-table-cell/>
          </table:previous>
        </table:cell-content-change>
        <table:cell-content-change table:id="ct531">
          <table:cell-address table:column="3" table:row="76" table:table="0"/>
          <office:change-info>
            <dc:creator> </dc:creator>
            <dc:date>2024-08-13T20:38:58.704000000</dc:date>
          </office:change-info>
          <table:previous table:id="ct523">
            <table:change-track-table-cell office:value-type="string">
              <text:p>R</text:p>
            </table:change-track-table-cell>
          </table:previous>
        </table:cell-content-change>
        <table:movement table:id="ct532">
          <table:source-range-address table:start-column="3" table:start-row="76" table:start-table="0" table:end-column="5" table:end-row="76" table:end-table="0"/>
          <table:target-range-address table:start-column="2" table:start-row="76" table:start-table="0" table:end-column="4" table:end-row="76" table:end-table="0"/>
          <office:change-info>
            <dc:creator> </dc:creator>
            <dc:date>2024-08-13T20:39:01.355000000</dc:date>
          </office:change-info>
          <table:dependencies>
            <table:dependency table:id="ct620"/>
          </table:dependencies>
          <table:deletions>
            <table:cell-content-deletion>
              <table:cell-address table:column="2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531">
              <table:change-track-table-cell/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movement table:id="ct533">
          <table:source-range-address table:column="3" table:row="71" table:table="0"/>
          <table:target-range-address table:column="2" table:row="71" table:table="0"/>
          <office:change-info>
            <dc:creator> </dc:creator>
            <dc:date>2024-08-13T20:39:10.343000000</dc:date>
          </office:change-info>
          <table:deletions>
            <table:cell-content-deletion table:id="ct520">
              <table:change-track-table-cell office:value-type="string">
                <text:p>R</text:p>
              </table:change-track-table-cell>
            </table:cell-content-deletion>
            <table:cell-content-deletion table:id="ct69">
              <table:change-track-table-cell/>
            </table:cell-content-deletion>
          </table:deletions>
        </table:movement>
        <table:movement table:id="ct534">
          <table:source-range-address table:start-column="2" table:start-row="66" table:start-table="0" table:end-column="3" table:end-row="66" table:end-table="0"/>
          <table:target-range-address table:start-column="3" table:start-row="66" table:start-table="0" table:end-column="4" table:end-row="66" table:end-table="0"/>
          <office:change-info>
            <dc:creator> </dc:creator>
            <dc:date>2024-08-13T20:39:18.703000000</dc:date>
          </office:change-info>
          <table:dependencies>
            <table:dependency table:id="ct535"/>
          </table:dependencies>
          <table:deletions>
            <table:cell-content-deletion>
              <table:cell-address table:column="3" table:row="66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203">
              <table:change-track-table-cell/>
            </table:cell-content-deletion>
            <table:cell-content-deletion table:id="ct175">
              <table:change-track-table-cell/>
            </table:cell-content-deletion>
          </table:deletions>
        </table:movement>
        <table:cell-content-change table:id="ct535">
          <table:cell-address table:column="2" table:row="66" table:table="0"/>
          <office:change-info>
            <dc:creator> </dc:creator>
            <dc:date>2024-08-13T20:39:21.242000000</dc:date>
          </office:change-info>
          <table:previous>
            <table:change-track-table-cell/>
          </table:previous>
        </table:cell-content-change>
        <table:cell-content-change table:id="ct536">
          <table:cell-address table:column="2" table:row="35" table:table="0"/>
          <office:change-info>
            <dc:creator> </dc:creator>
            <dc:date>2024-08-13T20:40:11.249000000</dc:date>
          </office:change-info>
          <table:previous table:id="ct502">
            <table:change-track-table-cell office:value-type="string">
              <text:p>R</text:p>
            </table:change-track-table-cell>
          </table:previous>
        </table:cell-content-change>
        <table:movement table:id="ct537">
          <table:source-range-address table:column="3" table:row="35" table:table="0"/>
          <table:target-range-address table:column="2" table:row="35" table:table="0"/>
          <office:change-info>
            <dc:creator> </dc:creator>
            <dc:date>2024-08-13T20:40:12.717000000</dc:date>
          </office:change-info>
          <table:deletions>
            <table:cell-content-deletion table:id="ct536">
              <table:change-track-table-cell/>
            </table:cell-content-deletion>
            <table:cell-content-deletion table:id="ct41">
              <table:change-track-table-cell/>
            </table:cell-content-deletion>
          </table:deletions>
        </table:movement>
        <table:cell-content-change table:id="ct538">
          <table:cell-address table:column="2" table:row="23" table:table="0"/>
          <office:change-info>
            <dc:creator> </dc:creator>
            <dc:date>2024-08-13T20:40:35.906000000</dc:date>
          </office:change-info>
          <table:previous table:id="ct508">
            <table:change-track-table-cell office:value-type="string">
              <text:p>R</text:p>
            </table:change-track-table-cell>
          </table:previous>
        </table:cell-content-change>
        <table:movement table:id="ct539">
          <table:source-range-address table:column="3" table:row="23" table:table="0"/>
          <table:target-range-address table:column="2" table:row="23" table:table="0"/>
          <office:change-info>
            <dc:creator> </dc:creator>
            <dc:date>2024-08-13T20:40:37.152000000</dc:date>
          </office:change-info>
          <table:deletions>
            <table:cell-content-deletion>
              <table:cell-address table:column="2" table:row="23" table:table="0"/>
              <table:change-track-table-cell office:value-type="string">
                <text:p>Value</text:p>
              </table:change-track-table-cell>
            </table:cell-content-deletion>
            <table:cell-content-deletion table:id="ct538">
              <table:change-track-table-cell/>
            </table:cell-content-deletion>
          </table:deletions>
        </table:movement>
        <table:movement table:id="ct540">
          <table:source-range-address table:start-column="3" table:start-row="5" table:start-table="0" table:end-column="6" table:end-row="11" table:end-table="0"/>
          <table:target-range-address table:start-column="2" table:start-row="5" table:start-table="0" table:end-column="5" table:end-row="11" table:end-table="0"/>
          <office:change-info>
            <dc:creator> </dc:creator>
            <dc:date>2024-08-13T20:40:51.028000000</dc:date>
          </office:change-info>
          <table:deletions>
            <table:cell-content-deletion>
              <table:cell-address table:column="4" table:row="5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0x02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2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2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Device Type</text:p>
              </table:change-track-table-cell>
            </table:cell-content-deletion>
            <table:cell-content-deletion>
              <table:cell-address table:column="3" table:row="5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7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9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3" table:row="10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3" table:row="11" table:table="0"/>
              <table:change-track-table-cell office:value-type="string">
                <text:p>0x00</text:p>
              </table:change-track-table-cell>
            </table:cell-content-deletion>
            <table:cell-content-deletion>
              <table:cell-address table:column="4" table:row="5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9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10" table:table="0"/>
              <table:change-track-table-cell office:value-type="string">
                <text:p>I Value Byte</text:p>
              </table:change-track-table-cell>
            </table:cell-content-deletion>
            <table:cell-content-deletion>
              <table:cell-address table:column="4" table:row="11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5" table:row="5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8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9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5" table:row="10" table:table="0"/>
              <table:change-track-table-cell office:value-type="string">
                <text:p>O Value byte</text:p>
              </table:change-track-table-cell>
            </table:cell-content-deletion>
            <table:cell-content-deletion>
              <table:cell-address table:column="5" table:row="11" table:table="0"/>
              <table:change-track-table-cell office:value-type="string">
                <text:p>Lower Value byte</text:p>
              </table:change-track-table-cell>
            </table:cell-content-deletion>
            <table:cell-content-deletion table:id="ct517">
              <table:change-track-table-cell office:value-type="string">
                <text:p>R</text:p>
              </table:change-track-table-cell>
            </table:cell-content-deletion>
            <table:cell-content-deletion table:id="ct516">
              <table:change-track-table-cell office:value-type="string">
                <text:p>R</text:p>
              </table:change-track-table-cell>
            </table:cell-content-deletion>
            <table:cell-content-deletion table:id="ct515">
              <table:change-track-table-cell office:value-type="string">
                <text:p>R</text:p>
              </table:change-track-table-cell>
            </table:cell-content-deletion>
            <table:cell-content-deletion table:id="ct514">
              <table:change-track-table-cell office:value-type="string">
                <text:p>R</text:p>
              </table:change-track-table-cell>
            </table:cell-content-deletion>
            <table:cell-content-deletion table:id="ct513">
              <table:change-track-table-cell office:value-type="string">
                <text:p>R</text:p>
              </table:change-track-table-cell>
            </table:cell-content-deletion>
            <table:cell-content-deletion table:id="ct512">
              <table:change-track-table-cell office:value-type="string">
                <text:p>R</text:p>
              </table:change-track-table-cell>
            </table:cell-content-deletion>
            <table:cell-content-deletion table:id="ct511">
              <table:change-track-table-cell office:value-type="string">
                <text:p>R</text:p>
              </table:change-track-table-cell>
            </table:cell-content-deletion>
            <table:cell-content-deletion table:id="ct131">
              <table:change-track-table-cell/>
            </table:cell-content-deletion>
            <table:cell-content-deletion table:id="ct130">
              <table:change-track-table-cell/>
            </table:cell-content-deletion>
            <table:cell-content-deletion table:id="ct129">
              <table:change-track-table-cell/>
            </table:cell-content-deletion>
            <table:cell-content-deletion table:id="ct128">
              <table:change-track-table-cell/>
            </table:cell-content-deletion>
            <table:cell-content-deletion table:id="ct127">
              <table:change-track-table-cell/>
            </table:cell-content-deletion>
            <table:cell-content-deletion table:id="ct126">
              <table:change-track-table-cell/>
            </table:cell-content-deletion>
            <table:cell-content-deletion table:id="ct125">
              <table:change-track-table-cell/>
            </table:cell-content-deletion>
            <table:cell-content-deletion table:id="ct13">
              <table:change-track-table-cell/>
            </table:cell-content-deletion>
            <table:cell-content-deletion table:id="ct12">
              <table:change-track-table-cell/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  <table:cell-content-deletion table:id="ct8">
              <table:change-track-table-cell/>
            </table:cell-content-deletion>
            <table:cell-content-deletion table:id="ct7">
              <table:change-track-table-cell/>
            </table:cell-content-deletion>
          </table:deletions>
        </table:movement>
        <table:cell-content-change table:id="ct541">
          <table:cell-address table:column="3" table:row="57" table:table="0"/>
          <office:change-info>
            <dc:creator> </dc:creator>
            <dc:date>2024-08-13T22:15:39.123000000</dc:date>
          </office:change-info>
          <table:previous table:id="ct172">
            <table:change-track-table-cell/>
          </table:previous>
        </table:cell-content-change>
        <table:cell-content-change table:id="ct542">
          <table:cell-address table:column="4" table:row="57" table:table="0"/>
          <office:change-info>
            <dc:creator> </dc:creator>
            <dc:date>2024-08-13T22:15:39.123000000</dc:date>
          </office:change-info>
          <table:previous table:id="ct202">
            <table:change-track-table-cell/>
          </table:previous>
        </table:cell-content-change>
        <table:cell-content-change table:id="ct543">
          <table:cell-address table:column="5" table:row="57" table:table="0"/>
          <office:change-info>
            <dc:creator> </dc:creator>
            <dc:date>2024-08-13T22:15:39.123000000</dc:date>
          </office:change-info>
          <table:previous>
            <table:change-track-table-cell/>
          </table:previous>
        </table:cell-content-change>
        <table:cell-content-change table:id="ct544">
          <table:cell-address table:column="6" table:row="57" table:table="0"/>
          <office:change-info>
            <dc:creator> </dc:creator>
            <dc:date>2024-08-13T22:15:42.778000000</dc:date>
          </office:change-info>
          <table:previous>
            <table:change-track-table-cell/>
          </table:previous>
        </table:cell-content-change>
        <table:cell-content-change table:id="ct545">
          <table:cell-address table:column="7" table:row="57" table:table="0"/>
          <office:change-info>
            <dc:creator> </dc:creator>
            <dc:date>2024-08-13T22:15:43.265000000</dc:date>
          </office:change-info>
          <table:previous>
            <table:change-track-table-cell/>
          </table:previous>
        </table:cell-content-change>
        <table:cell-content-change table:id="ct546">
          <table:cell-address table:column="8" table:row="57" table:table="0"/>
          <office:change-info>
            <dc:creator> </dc:creator>
            <dc:date>2024-08-13T22:15:44.083000000</dc:date>
          </office:change-info>
          <table:previous>
            <table:change-track-table-cell/>
          </table:previous>
        </table:cell-content-change>
        <table:cell-content-change table:id="ct547">
          <table:cell-address table:column="9" table:row="5" table:table="0"/>
          <office:change-info>
            <dc:creator> </dc:creator>
            <dc:date>2024-08-13T23:46:08.823000000</dc:date>
          </office:change-info>
          <table:previous table:id="ct86">
            <table:change-track-table-cell/>
          </table:previous>
        </table:cell-content-change>
        <table:cell-content-change table:id="ct548">
          <table:cell-address table:column="9" table:row="6" table:table="0"/>
          <office:change-info>
            <dc:creator> </dc:creator>
            <dc:date>2024-08-13T23:46:09.201000000</dc:date>
          </office:change-info>
          <table:previous table:id="ct87">
            <table:change-track-table-cell/>
          </table:previous>
        </table:cell-content-change>
        <table:cell-content-change table:id="ct549">
          <table:cell-address table:column="9" table:row="7" table:table="0"/>
          <office:change-info>
            <dc:creator> </dc:creator>
            <dc:date>2024-08-13T23:46:09.474000000</dc:date>
          </office:change-info>
          <table:previous table:id="ct88">
            <table:change-track-table-cell/>
          </table:previous>
        </table:cell-content-change>
        <table:cell-content-change table:id="ct550">
          <table:cell-address table:column="9" table:row="8" table:table="0"/>
          <office:change-info>
            <dc:creator> </dc:creator>
            <dc:date>2024-08-13T23:46:09.735000000</dc:date>
          </office:change-info>
          <table:previous table:id="ct89">
            <table:change-track-table-cell/>
          </table:previous>
        </table:cell-content-change>
        <table:cell-content-change table:id="ct551">
          <table:cell-address table:column="9" table:row="9" table:table="0"/>
          <office:change-info>
            <dc:creator> </dc:creator>
            <dc:date>2024-08-13T23:46:09.995000000</dc:date>
          </office:change-info>
          <table:previous table:id="ct90">
            <table:change-track-table-cell/>
          </table:previous>
        </table:cell-content-change>
        <table:cell-content-change table:id="ct552">
          <table:cell-address table:column="9" table:row="10" table:table="0"/>
          <office:change-info>
            <dc:creator> </dc:creator>
            <dc:date>2024-08-13T23:46:10.266000000</dc:date>
          </office:change-info>
          <table:previous table:id="ct91">
            <table:change-track-table-cell/>
          </table:previous>
        </table:cell-content-change>
        <table:cell-content-change table:id="ct553">
          <table:cell-address table:column="9" table:row="11" table:table="0"/>
          <office:change-info>
            <dc:creator> </dc:creator>
            <dc:date>2024-08-13T23:46:10.522000000</dc:date>
          </office:change-info>
          <table:previous table:id="ct92">
            <table:change-track-table-cell/>
          </table:previous>
        </table:cell-content-change>
        <table:cell-content-change table:id="ct554">
          <table:cell-address table:column="9" table:row="12" table:table="0"/>
          <office:change-info>
            <dc:creator> </dc:creator>
            <dc:date>2024-08-13T23:46:11.620000000</dc:date>
          </office:change-info>
          <table:previous>
            <table:change-track-table-cell/>
          </table:previous>
        </table:cell-content-change>
        <table:cell-content-change table:id="ct555">
          <table:cell-address table:column="10" table:row="4" table:table="0"/>
          <office:change-info>
            <dc:creator> </dc:creator>
            <dc:date>2024-08-14T03:14:47.596000000</dc:date>
          </office:change-info>
          <table:previous>
            <table:change-track-table-cell/>
          </table:previous>
        </table:cell-content-change>
        <table:cell-content-change table:id="ct556">
          <table:cell-address table:column="10" table:row="5" table:table="0"/>
          <office:change-info>
            <dc:creator> </dc:creator>
            <dc:date>2024-08-14T03:14:56.993000000</dc:date>
          </office:change-info>
          <table:previous>
            <table:change-track-table-cell/>
          </table:previous>
        </table:cell-content-change>
        <table:cell-content-change table:id="ct557">
          <table:cell-address table:column="11" table:row="5" table:table="0"/>
          <office:change-info>
            <dc:creator> </dc:creator>
            <dc:date>2024-08-14T03:14:59.683000000</dc:date>
          </office:change-info>
          <table:previous>
            <table:change-track-table-cell/>
          </table:previous>
        </table:cell-content-change>
        <table:cell-content-change table:id="ct558">
          <table:cell-address table:column="10" table:row="6" table:table="0"/>
          <office:change-info>
            <dc:creator> </dc:creator>
            <dc:date>2024-08-14T03:15:04.658000000</dc:date>
          </office:change-info>
          <table:previous>
            <table:change-track-table-cell/>
          </table:previous>
        </table:cell-content-change>
        <table:cell-content-change table:id="ct559">
          <table:cell-address table:column="11" table:row="6" table:table="0"/>
          <office:change-info>
            <dc:creator> </dc:creator>
            <dc:date>2024-08-14T03:15:07.443000000</dc:date>
          </office:change-info>
          <table:previous>
            <table:change-track-table-cell/>
          </table:previous>
        </table:cell-content-change>
        <table:cell-content-change table:id="ct560">
          <table:cell-address table:column="10" table:row="7" table:table="0"/>
          <office:change-info>
            <dc:creator> </dc:creator>
            <dc:date>2024-08-14T03:15:12.186000000</dc:date>
          </office:change-info>
          <table:previous>
            <table:change-track-table-cell/>
          </table:previous>
        </table:cell-content-change>
        <table:cell-content-change table:id="ct561">
          <table:cell-address table:column="11" table:row="7" table:table="0"/>
          <office:change-info>
            <dc:creator> </dc:creator>
            <dc:date>2024-08-14T03:15:19.709000000</dc:date>
          </office:change-info>
          <table:previous>
            <table:change-track-table-cell/>
          </table:previous>
        </table:cell-content-change>
        <table:cell-content-change table:id="ct562">
          <table:cell-address table:column="11" table:row="7" table:table="0"/>
          <office:change-info>
            <dc:creator> </dc:creator>
            <dc:date>2024-08-14T03:15:23.414000000</dc:date>
          </office:change-info>
          <table:previous table:id="ct561">
            <table:change-track-table-cell office:value-type="float" office:value="48"/>
          </table:previous>
        </table:cell-content-change>
        <table:cell-content-change table:id="ct563">
          <table:cell-address table:column="10" table:row="8" table:table="0"/>
          <office:change-info>
            <dc:creator> </dc:creator>
            <dc:date>2024-08-14T03:15:28.706000000</dc:date>
          </office:change-info>
          <table:previous>
            <table:change-track-table-cell/>
          </table:previous>
        </table:cell-content-change>
        <table:cell-content-change table:id="ct564">
          <table:cell-address table:column="11" table:row="8" table:table="0"/>
          <office:change-info>
            <dc:creator> </dc:creator>
            <dc:date>2024-08-14T03:15:36.303000000</dc:date>
          </office:change-info>
          <table:previous>
            <table:change-track-table-cell/>
          </table:previous>
        </table:cell-content-change>
        <table:cell-content-change table:id="ct565">
          <table:cell-address table:column="10" table:row="9" table:table="0"/>
          <office:change-info>
            <dc:creator> </dc:creator>
            <dc:date>2024-08-14T03:15:40.063000000</dc:date>
          </office:change-info>
          <table:previous>
            <table:change-track-table-cell/>
          </table:previous>
        </table:cell-content-change>
        <table:cell-content-change table:id="ct566">
          <table:cell-address table:column="11" table:row="9" table:table="0"/>
          <office:change-info>
            <dc:creator> </dc:creator>
            <dc:date>2024-08-14T03:15:44.103000000</dc:date>
          </office:change-info>
          <table:previous>
            <table:change-track-table-cell/>
          </table:previous>
        </table:cell-content-change>
        <table:cell-content-change table:id="ct567">
          <table:cell-address table:column="10" table:row="10" table:table="0"/>
          <office:change-info>
            <dc:creator> </dc:creator>
            <dc:date>2024-08-14T03:15:52.843000000</dc:date>
          </office:change-info>
          <table:previous>
            <table:change-track-table-cell/>
          </table:previous>
        </table:cell-content-change>
        <table:cell-content-change table:id="ct568">
          <table:cell-address table:column="11" table:row="10" table:table="0"/>
          <office:change-info>
            <dc:creator> </dc:creator>
            <dc:date>2024-08-14T03:15:55.144000000</dc:date>
          </office:change-info>
          <table:previous>
            <table:change-track-table-cell/>
          </table:previous>
        </table:cell-content-change>
        <table:cell-content-change table:id="ct569">
          <table:cell-address table:column="10" table:row="11" table:table="0"/>
          <office:change-info>
            <dc:creator> </dc:creator>
            <dc:date>2024-08-14T03:15:57.570000000</dc:date>
          </office:change-info>
          <table:previous>
            <table:change-track-table-cell/>
          </table:previous>
        </table:cell-content-change>
        <table:cell-content-change table:id="ct570">
          <table:cell-address table:column="11" table:row="11" table:table="0"/>
          <office:change-info>
            <dc:creator> </dc:creator>
            <dc:date>2024-08-14T03:16:03.543000000</dc:date>
          </office:change-info>
          <table:previous>
            <table:change-track-table-cell/>
          </table:previous>
        </table:cell-content-change>
        <table:cell-content-change table:id="ct571">
          <table:cell-address table:column="9" table:row="12" table:table="0"/>
          <office:change-info>
            <dc:creator> </dc:creator>
            <dc:date>2024-08-14T03:16:07.348000000</dc:date>
          </office:change-info>
          <table:previous table:id="ct554">
            <table:change-track-table-cell office:value-type="float" office:value="4"/>
          </table:previous>
        </table:cell-content-change>
        <table:cell-content-change table:id="ct572">
          <table:cell-address table:column="10" table:row="5" table:table="0"/>
          <office:change-info>
            <dc:creator> </dc:creator>
            <dc:date>2024-08-14T03:16:19.510000000</dc:date>
          </office:change-info>
          <table:previous table:id="ct556">
            <table:change-track-table-cell office:value-type="float" office:value="-500"/>
          </table:previous>
        </table:cell-content-change>
        <table:cell-content-change table:id="ct573">
          <table:cell-address table:column="10" table:row="5" table:table="0"/>
          <office:change-info>
            <dc:creator> </dc:creator>
            <dc:date>2024-08-14T03:16:24.991000000</dc:date>
          </office:change-info>
          <table:previous table:id="ct572">
            <table:change-track-table-cell office:value-type="string">
              <text:p>-500.x\</text:p>
            </table:change-track-table-cell>
          </table:previous>
        </table:cell-content-change>
        <table:cell-content-change table:id="ct574">
          <table:cell-address table:column="10" table:row="6" table:table="0"/>
          <office:change-info>
            <dc:creator> </dc:creator>
            <dc:date>2024-08-14T03:16:34.624000000</dc:date>
          </office:change-info>
          <table:previous table:id="ct558">
            <table:change-track-table-cell office:value-type="float" office:value="-40"/>
          </table:previous>
        </table:cell-content-change>
        <table:cell-content-change table:id="ct575">
          <table:cell-address table:column="11" table:row="5" table:table="0"/>
          <office:change-info>
            <dc:creator> </dc:creator>
            <dc:date>2024-08-14T03:16:40.456000000</dc:date>
          </office:change-info>
          <table:previous table:id="ct557">
            <table:change-track-table-cell office:value-type="float" office:value="500"/>
          </table:previous>
        </table:cell-content-change>
        <table:cell-content-change table:id="ct576">
          <table:cell-address table:column="11" table:row="5" table:table="0"/>
          <office:change-info>
            <dc:creator> </dc:creator>
            <dc:date>2024-08-14T03:16:45.918000000</dc:date>
          </office:change-info>
          <table:previous table:id="ct575">
            <table:change-track-table-cell office:value-type="string">
              <text:p>50.x0</text:p>
            </table:change-track-table-cell>
          </table:previous>
        </table:cell-content-change>
        <table:cell-content-change table:id="ct577">
          <table:cell-address table:column="11" table:row="6" table:table="0"/>
          <office:change-info>
            <dc:creator> </dc:creator>
            <dc:date>2024-08-14T03:16:49.144000000</dc:date>
          </office:change-info>
          <table:previous table:id="ct559">
            <table:change-track-table-cell office:value-type="float" office:value="500"/>
          </table:previous>
        </table:cell-content-change>
        <table:cell-content-change table:id="ct578">
          <table:cell-address table:column="11" table:row="7" table:table="0"/>
          <office:change-info>
            <dc:creator> </dc:creator>
            <dc:date>2024-08-14T03:16:51.892000000</dc:date>
          </office:change-info>
          <table:previous table:id="ct562">
            <table:change-track-table-cell office:value-type="float" office:value="50"/>
          </table:previous>
        </table:cell-content-change>
        <table:cell-content-change table:id="ct579">
          <table:cell-address table:column="11" table:row="8" table:table="0"/>
          <office:change-info>
            <dc:creator> </dc:creator>
            <dc:date>2024-08-14T03:16:58.879000000</dc:date>
          </office:change-info>
          <table:previous table:id="ct564">
            <table:change-track-table-cell office:value-type="float" office:value="500"/>
          </table:previous>
        </table:cell-content-change>
        <table:cell-content-change table:id="ct580">
          <table:cell-address table:column="10" table:row="9" table:table="0"/>
          <office:change-info>
            <dc:creator> </dc:creator>
            <dc:date>2024-08-14T03:17:03.110000000</dc:date>
          </office:change-info>
          <table:previous table:id="ct565">
            <table:change-track-table-cell office:value-type="float" office:value="-30"/>
          </table:previous>
        </table:cell-content-change>
        <table:cell-content-change table:id="ct581">
          <table:cell-address table:column="11" table:row="9" table:table="0"/>
          <office:change-info>
            <dc:creator> </dc:creator>
            <dc:date>2024-08-14T03:17:06.266000000</dc:date>
          </office:change-info>
          <table:previous table:id="ct566">
            <table:change-track-table-cell office:value-type="float" office:value="30"/>
          </table:previous>
        </table:cell-content-change>
        <table:cell-content-change table:id="ct582">
          <table:cell-address table:column="10" table:row="7" table:table="0"/>
          <office:change-info>
            <dc:creator> </dc:creator>
            <dc:date>2024-08-14T03:17:23.987000000</dc:date>
          </office:change-info>
          <table:previous table:id="ct560">
            <table:change-track-table-cell office:value-type="float" office:value="0"/>
          </table:previous>
        </table:cell-content-change>
        <table:cell-content-change table:id="ct583">
          <table:cell-address table:column="10" table:row="8" table:table="0"/>
          <office:change-info>
            <dc:creator> </dc:creator>
            <dc:date>2024-08-14T03:17:28.967000000</dc:date>
          </office:change-info>
          <table:previous table:id="ct563">
            <table:change-track-table-cell office:value-type="float" office:value="0"/>
          </table:previous>
        </table:cell-content-change>
        <table:cell-content-change table:id="ct584">
          <table:cell-address table:column="10" table:row="87" table:table="0"/>
          <office:change-info>
            <dc:creator> </dc:creator>
            <dc:date>2024-08-14T03:18:08.096000000</dc:date>
          </office:change-info>
          <table:previous>
            <table:change-track-table-cell/>
          </table:previous>
        </table:cell-content-change>
        <table:cell-content-change table:id="ct585">
          <table:cell-address table:column="0" table:row="10" table:table="1"/>
          <office:change-info>
            <dc:creator> </dc:creator>
            <dc:date>2024-08-15T18:40:14.897000000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" table:table="1"/>
          <office:change-info>
            <dc:creator> </dc:creator>
            <dc:date>2024-08-15T18:40:18.065000000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51" table:table="0"/>
          <office:change-info>
            <dc:creator> </dc:creator>
            <dc:date>2024-08-15T18:40:54.353000000</dc:date>
          </office:change-info>
          <table:previous table:id="ct170">
            <table:change-track-table-cell/>
          </table:previous>
        </table:cell-content-change>
        <table:movement table:id="ct588">
          <table:source-range-address table:column="3" table:row="52" table:table="0"/>
          <table:target-range-address table:column="4" table:row="52" table:table="0"/>
          <office:change-info>
            <dc:creator> </dc:creator>
            <dc:date>2024-08-15T18:40:57.199000000</dc:date>
          </office:change-info>
          <table:dependencies>
            <table:dependency table:id="ct589"/>
          </table:dependencies>
          <table:deletions>
            <table:cell-content-deletion table:id="ct201">
              <table:change-track-table-cell/>
            </table:cell-content-deletion>
          </table:deletions>
        </table:movement>
        <table:cell-content-change table:id="ct589">
          <table:cell-address table:column="3" table:row="52" table:table="0"/>
          <office:change-info>
            <dc:creator> </dc:creator>
            <dc:date>2024-08-15T18:41:05.229000000</dc:date>
          </office:change-info>
          <table:previous>
            <table:change-track-table-cell/>
          </table:previous>
        </table:cell-content-change>
        <table:cell-content-change table:id="ct590">
          <table:cell-address table:column="0" table:row="100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1">
          <table:cell-address table:column="0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2">
          <table:cell-address table:column="0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102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103" table:table="0"/>
          <office:change-info>
            <dc:creator> </dc:creator>
            <dc:date>2024-08-15T18:42:07.133000000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02" table:table="0"/>
          <office:change-info>
            <dc:creator> </dc:creator>
            <dc:date>2024-08-15T18:42:11.997000000</dc:date>
          </office:change-info>
          <table:previous table:id="ct593">
            <table:change-track-table-cell office:value-type="string">
              <text:p>0x0B</text:p>
            </table:change-track-table-cell>
          </table:previous>
        </table:cell-content-change>
        <table:cell-content-change table:id="ct598">
          <table:cell-address table:column="1" table:row="103" table:table="0"/>
          <office:change-info>
            <dc:creator> </dc:creator>
            <dc:date>2024-08-15T18:42:15.958000000</dc:date>
          </office:change-info>
          <table:previous table:id="ct594">
            <table:change-track-table-cell office:value-type="string">
              <text:p>0x0B</text:p>
            </table:change-track-table-cell>
          </table:previous>
        </table:cell-content-change>
        <table:cell-content-change table:id="ct599">
          <table:cell-address table:column="0" table:row="100" table:table="0"/>
          <office:change-info>
            <dc:creator> </dc:creator>
            <dc:date>2024-08-15T18:42:26.357000000</dc:date>
          </office:change-info>
          <table:previous table:id="ct590">
            <table:change-track-table-cell office:value-type="string">
              <text:p>Max Sensor Channel</text:p>
            </table:change-track-table-cell>
          </table:previous>
        </table:cell-content-change>
        <table:cell-content-change table:id="ct600">
          <table:cell-address table:column="2" table:row="102" table:table="0"/>
          <office:change-info>
            <dc:creator> </dc:creator>
            <dc:date>2024-08-15T18:42:31.288000000</dc:date>
          </office:change-info>
          <table:previous table:id="ct595">
            <table:change-track-table-cell office:value-type="string">
              <text:p>Max Channel Number</text:p>
            </table:change-track-table-cell>
          </table:previous>
        </table:cell-content-change>
        <table:cell-content-change table:id="ct601">
          <table:cell-address table:column="2" table:row="102" table:table="0"/>
          <office:change-info>
            <dc:creator> </dc:creator>
            <dc:date>2024-08-15T18:42:39.089000000</dc:date>
          </office:change-info>
          <table:previous table:id="ct600">
            <table:change-track-table-cell office:value-type="string">
              <text:p>Channel Number</text:p>
            </table:change-track-table-cell>
          </table:previous>
        </table:cell-content-change>
        <table:cell-content-change table:id="ct602">
          <table:cell-address table:column="3" table:row="102" table:table="0"/>
          <office:change-info>
            <dc:creator> </dc:creator>
            <dc:date>2024-08-15T18:42:45.034000000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103" table:table="0"/>
          <office:change-info>
            <dc:creator> </dc:creator>
            <dc:date>2024-08-15T18:42:47.178000000</dc:date>
          </office:change-info>
          <table:previous>
            <table:change-track-table-cell/>
          </table:previous>
        </table:cell-content-change>
        <table:cell-content-change table:id="ct604">
          <table:cell-address table:column="4" table:row="102" table:table="0"/>
          <office:change-info>
            <dc:creator> </dc:creator>
            <dc:date>2024-08-15T18:42:51.780000000</dc:date>
          </office:change-info>
          <table:previous>
            <table:change-track-table-cell/>
          </table:previous>
        </table:cell-content-change>
        <table:cell-content-change table:id="ct605">
          <table:cell-address table:column="10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6">
          <table:cell-address table:column="11" table:row="96" table:table="0"/>
          <office:change-info>
            <dc:creator> </dc:creator>
            <dc:date>2024-08-15T18:45:53.422000000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97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09">
          <table:cell-address table:column="4" table:row="96" table:table="0"/>
          <office:change-info>
            <dc:creator> </dc:creator>
            <dc:date>2024-08-15T18:46:09.506000000</dc:date>
          </office:change-info>
          <table:previous>
            <table:change-track-table-cell/>
          </table:previous>
        </table:cell-content-change>
        <table:cell-content-change table:id="ct610">
          <table:cell-address table:column="4" table:row="97" table:table="0"/>
          <office:change-info>
            <dc:creator> </dc:creator>
            <dc:date>2024-08-15T18:46:09.506000000</dc:date>
          </office:change-info>
          <table:previous table:id="ct266">
            <table:change-track-table-cell/>
          </table:previous>
        </table:cell-content-change>
        <table:movement table:id="ct611">
          <table:source-range-address table:start-column="4" table:start-row="97" table:start-table="0" table:end-column="5" table:end-row="97" table:end-table="0"/>
          <table:target-range-address table:start-column="3" table:start-row="97" table:start-table="0" table:end-column="4" table:end-row="97" table:end-table="0"/>
          <office:change-info>
            <dc:creator> </dc:creator>
            <dc:date>2024-08-15T18:46:12.118000000</dc:date>
          </office:change-info>
          <table:dependencies>
            <table:dependency table:id="ct644"/>
            <table:dependency table:id="ct614"/>
          </table:dependencies>
          <table:deletions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</table:deletions>
        </table:movement>
        <table:cell-content-change table:id="ct612">
          <table:cell-address table:column="4" table:row="98" table:table="0"/>
          <office:change-info>
            <dc:creator> </dc:creator>
            <dc:date>2024-08-15T18:46:14.119000000</dc:date>
          </office:change-info>
          <table:previous>
            <table:change-track-table-cell/>
          </table:previous>
        </table:cell-content-change>
        <table:cell-content-change table:id="ct613">
          <table:cell-address table:column="4" table:row="98" table:table="0"/>
          <office:change-info>
            <dc:creator> </dc:creator>
            <dc:date>2024-08-15T18:46:14.119000000</dc:date>
          </office:change-info>
          <table:previous table:id="ct267">
            <table:change-track-table-cell/>
          </table:previous>
        </table:cell-content-change>
        <table:movement table:id="ct614">
          <table:source-range-address table:start-column="2" table:start-row="97" table:start-table="0" table:end-column="4" table:end-row="97" table:end-table="0"/>
          <table:target-range-address table:start-column="3" table:start-row="97" table:start-table="0" table:end-column="5" table:end-row="97" table:end-table="0"/>
          <office:change-info>
            <dc:creator> </dc:creator>
            <dc:date>2024-08-15T18:46:20.203000000</dc:date>
          </office:change-info>
          <table:dependencies>
            <table:dependency table:id="ct644"/>
            <table:dependency table:id="ct642"/>
            <table:dependency table:id="ct615"/>
          </table:dependencies>
          <table:deletions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15">
          <table:cell-address table:column="2" table:row="97" table:table="0"/>
          <office:change-info>
            <dc:creator> </dc:creator>
            <dc:date>2024-08-15T18:46:23.281000000</dc:date>
          </office:change-info>
          <table:previous>
            <table:change-track-table-cell/>
          </table:previous>
        </table:cell-content-change>
        <table:movement table:id="ct616">
          <table:source-range-address table:start-column="2" table:start-row="87" table:start-table="0" table:end-column="5" table:end-row="87" table:end-table="0"/>
          <table:target-range-address table:start-column="3" table:start-row="87" table:start-table="0" table:end-column="6" table:end-row="87" table:end-table="0"/>
          <office:change-info>
            <dc:creator> </dc:creator>
            <dc:date>2024-08-15T18:46:34.646000000</dc:date>
          </office:change-info>
          <table:dependencies>
            <table:dependency table:id="ct640"/>
            <table:dependency table:id="ct638"/>
            <table:dependency table:id="ct617"/>
          </table:dependencies>
          <table:deletions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212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17">
          <table:cell-address table:column="2" table:row="87" table:table="0"/>
          <office:change-info>
            <dc:creator> </dc:creator>
            <dc:date>2024-08-15T18:46:38.836000000</dc:date>
          </office:change-info>
          <table:previous>
            <table:change-track-table-cell/>
          </table:previous>
        </table:cell-content-change>
        <table:movement table:id="ct618">
          <table:source-range-address table:start-column="2" table:start-row="81" table:start-table="0" table:end-column="4" table:end-row="81" table:end-table="0"/>
          <table:target-range-address table:start-column="3" table:start-row="81" table:start-table="0" table:end-column="5" table:end-row="81" table:end-table="0"/>
          <office:change-info>
            <dc:creator> </dc:creator>
            <dc:date>2024-08-15T18:46:44.866000000</dc:date>
          </office:change-info>
          <table:dependencies>
            <table:dependency table:id="ct619"/>
          </table:dependencies>
          <table:deletions>
            <table:cell-content-deletion>
              <table:cell-address table:column="4" table:row="81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81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9">
              <table:change-track-table-cell/>
            </table:cell-content-deletion>
            <table:cell-content-deletion table:id="ct181">
              <table:change-track-table-cell/>
            </table:cell-content-deletion>
          </table:deletions>
        </table:movement>
        <table:cell-content-change table:id="ct619">
          <table:cell-address table:column="2" table:row="81" table:table="0"/>
          <office:change-info>
            <dc:creator> </dc:creator>
            <dc:date>2024-08-15T18:46:47.937000000</dc:date>
          </office:change-info>
          <table:previous>
            <table:change-track-table-cell/>
          </table:previous>
        </table:cell-content-change>
        <table:movement table:id="ct620">
          <table:source-range-address table:start-column="2" table:start-row="76" table:start-table="0" table:end-column="4" table:end-row="76" table:end-table="0"/>
          <table:target-range-address table:start-column="3" table:start-row="76" table:start-table="0" table:end-column="5" table:end-row="76" table:end-table="0"/>
          <office:change-info>
            <dc:creator> </dc:creator>
            <dc:date>2024-08-15T18:46:49.838000000</dc:date>
          </office:change-info>
          <table:dependencies>
            <table:dependency table:id="ct621"/>
          </table:dependencies>
          <table:deletions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Channel Number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4" table:row="76" table:table="0"/>
              <table:change-track-table-cell office:value-type="string">
                <text:p>Lower Value byte</text:p>
              </table:change-track-table-cell>
            </table:cell-content-deletion>
            <table:cell-content-deletion>
              <table:cell-address table:column="3" table:row="76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207">
              <table:change-track-table-cell/>
            </table:cell-content-deletion>
            <table:cell-content-deletion table:id="ct179">
              <table:change-track-table-cell/>
            </table:cell-content-deletion>
            <table:cell-content-deletion table:id="ct73">
              <table:change-track-table-cell/>
            </table:cell-content-deletion>
          </table:deletions>
        </table:movement>
        <table:cell-content-change table:id="ct621">
          <table:cell-address table:column="2" table:row="76" table:table="0"/>
          <office:change-info>
            <dc:creator> </dc:creator>
            <dc:date>2024-08-15T18:46:52.773000000</dc:date>
          </office:change-info>
          <table:previous>
            <table:change-track-table-cell/>
          </table:previous>
        </table:cell-content-change>
        <table:cell-content-change table:id="ct622">
          <table:cell-address table:column="10" table:row="3" table:table="0"/>
          <office:change-info>
            <dc:creator> </dc:creator>
            <dc:date>2024-08-15T19:00:54.369000000</dc:date>
          </office:change-info>
          <table:previous>
            <table:change-track-table-cell/>
          </table:previous>
        </table:cell-content-change>
        <table:cell-content-change table:id="ct623">
          <table:cell-address table:column="11" table:row="3" table:table="0"/>
          <office:change-info>
            <dc:creator> </dc:creator>
            <dc:date>2024-08-15T19:01:06.311000000</dc:date>
          </office:change-info>
          <table:previous>
            <table:change-track-table-cell/>
          </table:previous>
        </table:cell-content-change>
        <table:cell-content-change table:id="ct624">
          <table:cell-address table:column="10" table:row="5" table:table="0"/>
          <office:change-info>
            <dc:creator> </dc:creator>
            <dc:date>2024-08-20T03:21:08.070000000</dc:date>
          </office:change-info>
          <table:previous table:id="ct573">
            <table:change-track-table-cell office:value-type="string">
              <text:p>-500.x</text:p>
            </table:change-track-table-cell>
          </table:previous>
        </table:cell-content-change>
        <table:cell-content-change table:id="ct625">
          <table:cell-address table:column="11" table:row="5" table:table="0"/>
          <office:change-info>
            <dc:creator> </dc:creator>
            <dc:date>2024-08-20T03:21:16.049000000</dc:date>
          </office:change-info>
          <table:previous table:id="ct576">
            <table:change-track-table-cell office:value-type="string">
              <text:p>500.x</text:p>
            </table:change-track-table-cell>
          </table:previous>
        </table:cell-content-change>
        <table:cell-content-change table:id="ct626">
          <table:cell-address table:column="11" table:row="7" table:table="0"/>
          <office:change-info>
            <dc:creator> </dc:creator>
            <dc:date>2024-08-20T03:21:29.819000000</dc:date>
          </office:change-info>
          <table:previous table:id="ct578">
            <table:change-track-table-cell office:value-type="string">
              <text:p>50.x</text:p>
            </table:change-track-table-cell>
          </table:previous>
        </table:cell-content-change>
        <table:cell-content-change table:id="ct627">
          <table:cell-address table:column="11" table:row="8" table:table="0"/>
          <office:change-info>
            <dc:creator> </dc:creator>
            <dc:date>2024-08-20T03:21:35.571000000</dc:date>
          </office:change-info>
          <table:previous table:id="ct579">
            <table:change-track-table-cell office:value-type="string">
              <text:p>500.x</text:p>
            </table:change-track-table-cell>
          </table:previous>
        </table:cell-content-change>
        <table:cell-content-change table:id="ct628">
          <table:cell-address table:column="11" table:row="6" table:table="0"/>
          <office:change-info>
            <dc:creator> </dc:creator>
            <dc:date>2024-08-20T03:21:42.492000000</dc:date>
          </office:change-info>
          <table:previous table:id="ct577">
            <table:change-track-table-cell office:value-type="string">
              <text:p>500.x</text:p>
            </table:change-track-table-cell>
          </table:previous>
        </table:cell-content-change>
        <table:cell-content-change table:id="ct629">
          <table:cell-address table:column="11" table:row="9" table:table="0"/>
          <office:change-info>
            <dc:creator> </dc:creator>
            <dc:date>2024-08-20T03:21:52.271000000</dc:date>
          </office:change-info>
          <table:previous table:id="ct581">
            <table:change-track-table-cell office:value-type="string">
              <text:p>30.x</text:p>
            </table:change-track-table-cell>
          </table:previous>
        </table:cell-content-change>
        <table:cell-content-change table:id="ct630">
          <table:cell-address table:column="10" table:row="9" table:table="0"/>
          <office:change-info>
            <dc:creator> </dc:creator>
            <dc:date>2024-08-20T03:21:55.607000000</dc:date>
          </office:change-info>
          <table:previous table:id="ct580">
            <table:change-track-table-cell office:value-type="string">
              <text:p>-30.x</text:p>
            </table:change-track-table-cell>
          </table:previous>
        </table:cell-content-change>
        <table:cell-content-change table:id="ct631">
          <table:cell-address table:column="10" table:row="8" table:table="0"/>
          <office:change-info>
            <dc:creator> </dc:creator>
            <dc:date>2024-08-20T03:22:00.080000000</dc:date>
          </office:change-info>
          <table:previous table:id="ct583">
            <table:change-track-table-cell office:value-type="string">
              <text:p>0.x</text:p>
            </table:change-track-table-cell>
          </table:previous>
        </table:cell-content-change>
        <table:cell-content-change table:id="ct632">
          <table:cell-address table:column="10" table:row="7" table:table="0"/>
          <office:change-info>
            <dc:creator> </dc:creator>
            <dc:date>2024-08-20T03:22:02.853000000</dc:date>
          </office:change-info>
          <table:previous table:id="ct582">
            <table:change-track-table-cell office:value-type="string">
              <text:p>0.x</text:p>
            </table:change-track-table-cell>
          </table:previous>
        </table:cell-content-change>
        <table:cell-content-change table:id="ct633">
          <table:cell-address table:column="10" table:row="6" table:table="0"/>
          <office:change-info>
            <dc:creator> </dc:creator>
            <dc:date>2024-08-20T03:22:08.360000000</dc:date>
          </office:change-info>
          <table:previous table:id="ct574">
            <table:change-track-table-cell office:value-type="string">
              <text:p>-40.x</text:p>
            </table:change-track-table-cell>
          </table:previous>
        </table:cell-content-change>
        <table:cell-content-change table:id="ct634">
          <table:cell-address table:column="0" table:row="4" table:table="4"/>
          <office:change-info>
            <dc:creator> </dc:creator>
            <dc:date>2024-09-05T04:27:56.104000000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4" table:table="4"/>
          <office:change-info>
            <dc:creator> </dc:creator>
            <dc:date>2024-09-05T04:28:10.306000000</dc:date>
          </office:change-info>
          <table:previous>
            <table:change-track-table-cell/>
          </table:previous>
        </table:cell-content-change>
        <table:cell-content-change table:id="ct636">
          <table:cell-address table:column="2" table:row="4" table:table="4"/>
          <office:change-info>
            <dc:creator> </dc:creator>
            <dc:date>2024-09-05T04:28:15.245000000</dc:date>
          </office:change-info>
          <table:previous>
            <table:change-track-table-cell/>
          </table:previous>
        </table:cell-content-change>
        <table:cell-content-change table:id="ct637">
          <table:cell-address table:column="3" table:row="86" table:table="0"/>
          <office:change-info>
            <dc:creator> </dc:creator>
            <dc:date>2024-09-07T14:46:30.804000000</dc:date>
          </office:change-info>
          <table:previous table:id="ct353">
            <table:change-track-table-cell office:value-type="string">
              <text:p>Channel Number</text:p>
            </table:change-track-table-cell>
          </table:previous>
        </table:cell-content-change>
        <table:cell-content-change table:id="ct638">
          <table:cell-address table:column="3" table:row="87" table:table="0"/>
          <office:change-info>
            <dc:creator> </dc:creator>
            <dc:date>2024-09-07T14:46:30.804000000</dc:date>
          </office:change-info>
          <table:previous table:id="ct351">
            <table:change-track-table-cell office:value-type="string">
              <text:p>Channel Number</text:p>
            </table:change-track-table-cell>
          </table:previous>
        </table:cell-content-change>
        <table:cell-content-change table:id="ct639">
          <table:cell-address table:column="3" table:row="88" table:table="0"/>
          <office:change-info>
            <dc:creator> </dc:creator>
            <dc:date>2024-09-07T14:46:30.804000000</dc:date>
          </office:change-info>
          <table:previous table:id="ct352">
            <table:change-track-table-cell office:value-type="string">
              <text:p>Channel Number</text:p>
            </table:change-track-table-cell>
          </table:previous>
        </table:cell-content-change>
        <table:movement table:id="ct640">
          <table:source-range-address table:start-column="4" table:start-row="87" table:start-table="0" table:end-column="6" table:end-row="88" table:end-table="0"/>
          <table:target-range-address table:start-column="3" table:start-row="87" table:start-table="0" table:end-column="5" table:end-row="88" table:end-table="0"/>
          <office:change-info>
            <dc:creator> </dc:creator>
            <dc:date>2024-09-07T14:46:54.467000000</dc:date>
          </office:change-info>
          <table:deletions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3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B intensity </text:p>
              </table:change-track-table-cell>
            </table:cell-content-deletion>
            <table:cell-content-deletion>
              <table:cell-address table:column="4" table:row="87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4" table:row="88" table:table="0"/>
              <table:change-track-table-cell office:value-type="string">
                <text:p>R intensity </text:p>
              </table:change-track-table-cell>
            </table:cell-content-deletion>
            <table:cell-content-deletion>
              <table:cell-address table:column="5" table:row="87" table:table="0"/>
              <table:change-track-table-cell office:value-type="string">
                <text:p>G intensity </text:p>
              </table:change-track-table-cell>
            </table:cell-content-deletion>
            <table:cell-content-deletion>
              <table:cell-address table:column="5" table:row="88" table:table="0"/>
              <table:change-track-table-cell office:value-type="string">
                <text:p>G intensity </text:p>
              </table:change-track-table-cell>
            </table:cell-content-deletion>
            <table:cell-content-deletion table:id="ct639">
              <table:change-track-table-cell/>
            </table:cell-content-deletion>
            <table:cell-content-deletion table:id="ct638">
              <table:change-track-table-cell/>
            </table:cell-content-deletion>
            <table:cell-content-deletion table:id="ct213">
              <table:change-track-table-cell/>
            </table:cell-content-deletion>
            <table:cell-content-deletion table:id="ct212">
              <table:change-track-table-cell/>
            </table:cell-content-deletion>
            <table:cell-content-deletion table:id="ct185">
              <table:change-track-table-cell/>
            </table:cell-content-deletion>
            <table:cell-content-deletion table:id="ct184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</table:deletions>
        </table:movement>
        <table:cell-content-change table:id="ct641">
          <table:cell-address table:column="3" table:row="96" table:table="0"/>
          <office:change-info>
            <dc:creator> </dc:creator>
            <dc:date>2024-09-07T18:44:41.300000000</dc:date>
          </office:change-info>
          <table:previous table:id="ct360">
            <table:change-track-table-cell office:value-type="string">
              <text:p>Channel Number</text:p>
            </table:change-track-table-cell>
          </table:previous>
        </table:cell-content-change>
        <table:cell-content-change table:id="ct642">
          <table:cell-address table:column="3" table:row="97" table:table="0"/>
          <office:change-info>
            <dc:creator> </dc:creator>
            <dc:date>2024-09-07T18:44:41.830000000</dc:date>
          </office:change-info>
          <table:previous table:id="ct525">
            <table:change-track-table-cell office:value-type="string">
              <text:p>Channel Number</text:p>
            </table:change-track-table-cell>
          </table:previous>
        </table:cell-content-change>
        <table:cell-content-change table:id="ct643">
          <table:cell-address table:column="3" table:row="98" table:table="0"/>
          <office:change-info>
            <dc:creator> </dc:creator>
            <dc:date>2024-09-07T18:44:42.363000000</dc:date>
          </office:change-info>
          <table:previous table:id="ct479">
            <table:change-track-table-cell office:value-type="string">
              <text:p>Channel Number</text:p>
            </table:change-track-table-cell>
          </table:previous>
        </table:cell-content-change>
        <table:movement table:id="ct644">
          <table:source-range-address table:start-column="4" table:start-row="96" table:start-table="0" table:end-column="5" table:end-row="98" table:end-table="0"/>
          <table:target-range-address table:start-column="3" table:start-row="96" table:start-table="0" table:end-column="4" table:end-row="98" table:end-table="0"/>
          <office:change-info>
            <dc:creator> </dc:creator>
            <dc:date>2024-09-07T18:44:44.807000000</dc:date>
          </office:change-info>
          <table:deletions>
            <table:cell-content-deletion>
              <table:cell-address table:column="4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>
              <table:cell-address table:column="3" table:row="97" table:table="0"/>
              <table:change-track-table-cell office:value-type="string">
                <text:p>Upper Value byte</text:p>
              </table:change-track-table-cell>
            </table:cell-content-deletion>
            <table:cell-content-deletion table:id="ct612">
              <table:change-track-table-cell office:value-type="string">
                <text:p>Upper Value byte</text:p>
              </table:change-track-table-cell>
            </table:cell-content-deletion>
            <table:cell-content-deletion table:id="ct608">
              <table:change-track-table-cell office:value-type="string">
                <text:p>Upper Value byte</text:p>
              </table:change-track-table-cell>
            </table:cell-content-deletion>
            <table:cell-content-deletion table:id="ct607">
              <table:change-track-table-cell office:value-type="string">
                <text:p>Upper Value byte</text:p>
              </table:change-track-table-cell>
            </table:cell-content-deletion>
            <table:cell-content-deletion table:id="ct642">
              <table:change-track-table-cell/>
            </table:cell-content-deletion>
            <table:cell-content-deletion table:id="ct643">
              <table:change-track-table-cell/>
            </table:cell-content-deletion>
            <table:cell-content-deletion table:id="ct641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610">
              <table:change-track-table-cell office:value-type="string">
                <text:p>Lower Value byte</text:p>
              </table:change-track-table-cell>
            </table:cell-content-deletion>
          </table:deletions>
        </table:movement>
        <table:cell-content-change table:id="ct645">
          <table:cell-address table:column="1" table:row="56" table:table="0"/>
          <office:change-info>
            <dc:creator> </dc:creator>
            <dc:date>2025-02-13T15:59:09.628000000</dc:date>
          </office:change-info>
          <table:previous>
            <table:change-track-table-cell office:value-type="string">
              <text:p>SEE ERROR RESPONSE</text:p>
            </table:change-track-table-cell>
          </table:previous>
        </table:cell-content-change>
        <table:cell-content-change table:id="ct646">
          <table:cell-address table:column="2" table:row="56" table:table="0"/>
          <office:change-info>
            <dc:creator> </dc:creator>
            <dc:date>2025-02-13T15:59:13.484000000</dc:date>
          </office:change-info>
          <table:previous>
            <table:change-track-table-cell/>
          </table:previous>
        </table:cell-content-change>
        <table:cell-content-change table:id="ct647">
          <table:cell-address table:column="3" table:row="56" table:table="0"/>
          <office:change-info>
            <dc:creator> </dc:creator>
            <dc:date>2025-02-13T15:59:17.209000000</dc:date>
          </office:change-info>
          <table:previous>
            <table:change-track-table-cell/>
          </table:previous>
        </table:cell-content-change>
        <table:cell-content-change table:id="ct648">
          <table:cell-address table:column="4" table:row="56" table:table="0"/>
          <office:change-info>
            <dc:creator> </dc:creator>
            <dc:date>2025-02-13T15:59:22.646000000</dc:date>
          </office:change-info>
          <table:previous>
            <table:change-track-table-cell/>
          </table:previous>
        </table:cell-content-change>
        <table:cell-content-change table:id="ct649">
          <table:cell-address table:column="5" table:row="56" table:table="0"/>
          <office:change-info>
            <dc:creator> </dc:creator>
            <dc:date>2025-02-13T15:59:33.805000000</dc:date>
          </office:change-info>
          <table:previous>
            <table:change-track-table-cell/>
          </table:previous>
        </table:cell-content-change>
        <table:cell-content-change table:id="ct650">
          <table:cell-address table:column="7" table:row="56" table:table="0"/>
          <office:change-info>
            <dc:creator> </dc:creator>
            <dc:date>2025-02-13T15:59:35.011000000</dc:date>
          </office:change-info>
          <table:previous>
            <table:change-track-table-cell/>
          </table:previous>
        </table:cell-content-change>
        <table:cell-content-change table:id="ct651">
          <table:cell-address table:column="6" table:row="56" table:table="0"/>
          <office:change-info>
            <dc:creator> </dc:creator>
            <dc:date>2025-02-13T15:59:42.941000000</dc:date>
          </office:change-info>
          <table:previous>
            <table:change-track-table-cell/>
          </table:previous>
        </table:cell-content-change>
        <table:cell-content-change table:id="ct652">
          <table:cell-address table:column="8" table:row="56" table:table="0"/>
          <office:change-info>
            <dc:creator> </dc:creator>
            <dc:date>2025-02-13T15:59:43.898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AP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mmand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6"/>
          <table:table-cell office:value-type="string" calcext:value-type="string">
            <text:p>Channel Number Starts at 0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Device Type</text:p>
          </table:table-cell>
          <table:table-cell office:value-type="string" calcext:value-type="string">
            <text:p>Channel Sensor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9"/>
          <table:table-cell office:value-type="string" calcext:value-type="string">
            <text:p>Fixed Point Resolution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99.9" calcext:value-type="float">
            <text:p>-499.9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9.9" calcext:value-type="float">
            <text:p>499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30.9" calcext:value-type="float">
            <text:p>-30.9</text:p>
          </table:table-cell>
          <table:table-cell office:value-type="float" office:value="30.9" calcext:value-type="float">
            <text:p>3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office:value-type="string" calcext:value-type="string">
            <text:p>Discovery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 Note Discovery must come in on a specific range of Address IDs see reserved ID Range She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Device Type</text:p>
          </table:table-cell>
          <table:table-cell table:number-columns-repeated="3" office:value-type="string" calcext:value-type="string">
            <text:p>Unit System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 office:value-type="string" calcext:value-type="string">
            <text:p>Streaming Mod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6" office:value-type="string" calcext:value-type="string">
            <text:p>0xFF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ue</text:p>
          </table:table-cell>
          <table:table-cell table:number-columns-repeated="7"/>
          <table:table-cell office:value-type="string" calcext:value-type="string">
            <text:p>0x00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Pacing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6"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Units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nit System</text:p>
          </table:table-cell>
          <table:table-cell table:number-columns-repeated="8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it System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I/O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 Value byte</text:p>
          </table:table-cell>
          <table:table-cell table:number-columns-repeated="7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Error Respons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Unit Abbreviation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nit ABR Number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Error Reset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and Number</text:p>
          </table:table-cell>
          <table:table-cell office:value-type="string" calcext:value-type="string">
            <text:p>Error numbe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3" office:value-type="string" calcext:value-type="string">
            <text:p>0xFF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eboot Devic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9</text:p>
          </table:table-cell>
          <table:table-cell table:number-columns-repeated="7" office:value-type="string" calcext:value-type="string">
            <text:p>0x0A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Device temperatur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Max Sensor Channel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Max Channel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Range MAX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Range MIN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Set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4"/>
          <table:table-cell office:value-type="string" calcext:value-type="string">
            <text:p>Intensity has a range of 0-2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 intensity </text:p>
          </table:table-cell>
          <table:table-cell office:value-type="string" calcext:value-type="string">
            <text:p>G intensity </text:p>
          </table:table-cell>
          <table:table-cell office:value-type="string" calcext:value-type="string">
            <text:p>B intensity 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Fad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 intensity initial</text:p>
          </table:table-cell>
          <table:table-cell office:value-type="string" calcext:value-type="string">
            <text:p>G intensity Initial</text:p>
          </table:table-cell>
          <table:table-cell office:value-type="string" calcext:value-type="string">
            <text:p>B intensity Initial</text:p>
          </table:table-cell>
          <table:table-cell office:value-type="string" calcext:value-type="string">
            <text:p>R intensity Final</text:p>
          </table:table-cell>
          <table:table-cell office:value-type="string" calcext:value-type="string">
            <text:p>G intensity Final</text:p>
          </table:table-cell>
          <table:table-cell office:value-type="string" calcext:value-type="string">
            <text:p>B intensity Finail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RGB Color Fade Tim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5"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>
            <text:p>Sensor Channel Type</text:p>
          </table:table-cell>
          <table:table-cell table:style-name="ce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hannel Number</text:p>
          </table:table-cell>
          <table:table-cell table:number-columns-repeated="1019"/>
        </table:table-row>
      </table:table>
      <table:table table:name="Device Type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0x08</text:p>
          </table:table-cell>
        </table:table-row>
      </table:table>
      <table:table table:name="Unit ABR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5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9" table:default-cell-style-name="Default"/>
        <table:table-column table:style-name="co11" table:default-cell-style-name="Default"/>
        <table:table-column table:style-name="co9" table:default-cell-style-name="ce5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AutoRese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Unsupported Comman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Invalid Paramet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Parameter Out of Rang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ensor Read Error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Reserved ID Addresses Dec</text:p>
          </table:table-cell>
          <table:table-cell office:value-type="string" calcext:value-type="string">
            <text:p>Hex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eneral Reserved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overy Addres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07:56:32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5-02-13T07:59:44.298000000</dc:date>
    <meta:editing-duration>P4DT14M15S</meta:editing-duration>
    <meta:editing-cycles>132</meta:editing-cycles>
    <meta:generator>LibreOffice/5.4.1.2$Windows_X86_64 LibreOffice_project/ea7cb86e6eeb2bf3a5af73a8f7777ac570321527</meta:generator>
    <meta:document-statistic meta:table-count="6" meta:cell-count="505" meta:object-count="0"/>
  </office:meta>
</office:document-meta>
</file>